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1.16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87.45pt"/>
    </style:style>
    <style:style style:name="co4" style:family="table-column">
      <style:table-column-properties fo:break-before="auto" style:column-width="101.34pt"/>
    </style:style>
    <style:style style:name="co5" style:family="table-column">
      <style:table-column-properties fo:break-before="auto" style:column-width="134.56pt"/>
    </style:style>
    <style:style style:name="co6" style:family="table-column">
      <style:table-column-properties fo:break-before="auto" style:column-width="112.14pt"/>
    </style:style>
    <style:style style:name="co7" style:family="table-column">
      <style:table-column-properties fo:break-before="auto" style:column-width="145.36pt"/>
    </style:style>
    <style:style style:name="co8" style:family="table-column">
      <style:table-column-properties fo:break-before="auto" style:column-width="385.8pt"/>
    </style:style>
    <style:style style:name="co9" style:family="table-column">
      <style:table-column-properties fo:break-before="auto" style:column-width="68.34pt"/>
    </style:style>
    <style:style style:name="co10" style:family="table-column">
      <style:table-column-properties fo:break-before="auto" style:column-width="45.01pt"/>
    </style:style>
    <style:style style:name="co11" style:family="table-column">
      <style:table-column-properties fo:break-before="auto" style:column-width="129.91pt"/>
    </style:style>
    <style:style style:name="co12" style:family="table-column">
      <style:table-column-properties fo:break-before="auto" style:column-width="140.71pt"/>
    </style:style>
    <style:style style:name="co13" style:family="table-column">
      <style:table-column-properties fo:break-before="auto" style:column-width="90.54pt"/>
    </style:style>
    <style:style style:name="co14" style:family="table-column">
      <style:table-column-properties fo:break-before="auto" style:column-width="122.94pt"/>
    </style:style>
    <style:style style:name="co15" style:family="table-column">
      <style:table-column-properties fo:break-before="auto" style:column-width="133.74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ram-ERR1743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codec</text:p>
          </table:table-cell>
          <table:table-cell office:value-type="string" calcext:value-type="string">
            <text:p>uncompressed_size</text:p>
          </table:table-cell>
          <table:table-cell office:value-type="string" calcext:value-type="string">
            <text:p>compressed_size</text:p>
          </table:table-cell>
          <table:table-cell office:value-type="string" calcext:value-type="string">
            <text:p>compression_ratio</text:p>
          </table:table-cell>
          <table:table-cell office:value-type="string" calcext:value-type="string">
            <text:p>compression_time_s</text:p>
          </table:table-cell>
          <table:table-cell office:value-type="string" calcext:value-type="string">
            <text:p>compression_max_RSS_kB</text:p>
          </table:table-cell>
          <table:table-cell office:value-type="string" calcext:value-type="string">
            <text:p>decompression_time_s</text:p>
          </table:table-cell>
          <table:table-cell office:value-type="string" calcext:value-type="string">
            <text:p>decompression_max_RSS_kB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stream_id</text:p>
          </table:table-cell>
          <table:table-cell office:value-type="string" calcext:value-type="string">
            <text:p>test_set</text:p>
          </table:table-cell>
          <table:table-cell office:value-type="string" calcext:value-type="string">
            <text:p>compression_speed_MiB/s</text:p>
          </table:table-cell>
          <table:table-cell office:value-type="string" calcext:value-type="string">
            <text:p>decompression_speed_MiB/s</text:p>
          </table:table-cell>
          <table:table-cell office:value-type="string" calcext:value-type="string">
            <text:p>compression_rank</text:p>
          </table:table-cell>
          <table:table-cell office:value-type="string" calcext:value-type="string">
            <text:p>compression_speed_rank</text:p>
          </table:table-cell>
          <table:table-cell office:value-type="string" calcext:value-type="string">
            <text:p>decompression_speed_rank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209715200" calcext:value-type="float">
            <text:p>209715200</text:p>
          </table:table-cell>
          <table:table-cell office:value-type="float" office:value="45085215" calcext:value-type="float">
            <text:p>45085215</text:p>
          </table:table-cell>
          <table:table-cell table:formula="of:=[.C2]/[.B2]" office:value-type="float" office:value="0.214983057975769" calcext:value-type="float">
            <text:p>0.214983057975769</text:p>
          </table:table-cell>
          <table:table-cell office:value-type="float" office:value="39.75" calcext:value-type="float">
            <text:p>39.75</text:p>
          </table:table-cell>
          <table:table-cell office:value-type="float" office:value="1772" calcext:value-type="float">
            <text:p>1772</text:p>
          </table:table-cell>
          <table:table-cell office:value-type="float" office:value="3.19" calcext:value-type="float">
            <text:p>3.19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01_ERR17431.aln.sort.dupmark.rg.11.bam.cram_rawstreams.DS_RN.cropped</text:p>
          </table:table-cell>
          <table:table-cell office:value-type="string" calcext:value-type="string">
            <text:p>DS_RN</text:p>
          </table:table-cell>
          <table:table-cell office:value-type="float" office:value="1" calcext:value-type="float">
            <text:p>1</text:p>
          </table:table-cell>
          <table:table-cell office:value-type="float" office:value="5.031446541" calcext:value-type="float">
            <text:p>5.031446541</text:p>
          </table:table-cell>
          <table:table-cell office:value-type="float" office:value="13.47856163" calcext:value-type="float">
            <text:p>13.4785616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209715200" calcext:value-type="float">
            <text:p>209715200</text:p>
          </table:table-cell>
          <table:table-cell office:value-type="float" office:value="41585791" calcext:value-type="float">
            <text:p>41585791</text:p>
          </table:table-cell>
          <table:table-cell table:formula="of:=[.C3]/[.B3]" office:value-type="float" office:value="0.198296504020691" calcext:value-type="float">
            <text:p>0.198296504020691</text:p>
          </table:table-cell>
          <table:table-cell office:value-type="float" office:value="22.22" calcext:value-type="float">
            <text:p>22.22</text:p>
          </table:table-cell>
          <table:table-cell office:value-type="float" office:value="10004" calcext:value-type="float">
            <text:p>10004</text:p>
          </table:table-cell>
          <table:table-cell office:value-type="float" office:value="9.14" calcext:value-type="float">
            <text:p>9.14</text:p>
          </table:table-cell>
          <table:table-cell office:value-type="float" office:value="6936" calcext:value-type="float">
            <text:p>6936</text:p>
          </table:table-cell>
          <table:table-cell office:value-type="string" calcext:value-type="string">
            <text:p>01_ERR17431.aln.sort.dupmark.rg.11.bam.cram_rawstreams.DS_RN.cropped</text:p>
          </table:table-cell>
          <table:table-cell office:value-type="string" calcext:value-type="string">
            <text:p>DS_RN</text:p>
          </table:table-cell>
          <table:table-cell office:value-type="float" office:value="1" calcext:value-type="float">
            <text:p>1</text:p>
          </table:table-cell>
          <table:table-cell office:value-type="float" office:value="9.00090009" calcext:value-type="float">
            <text:p>9.00090009</text:p>
          </table:table-cell>
          <table:table-cell office:value-type="float" office:value="4.339091992" calcext:value-type="float">
            <text:p>4.3390919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209715200" calcext:value-type="float">
            <text:p>209715200</text:p>
          </table:table-cell>
          <table:table-cell office:value-type="float" office:value="37221880" calcext:value-type="float">
            <text:p>37221880</text:p>
          </table:table-cell>
          <table:table-cell table:formula="of:=[.C4]/[.B4]" office:value-type="float" office:value="0.177487754821777" calcext:value-type="float">
            <text:p>0.177487754821777</text:p>
          </table:table-cell>
          <table:table-cell office:value-type="float" office:value="223.94" calcext:value-type="float">
            <text:p>223.94</text:p>
          </table:table-cell>
          <table:table-cell office:value-type="float" office:value="691428" calcext:value-type="float">
            <text:p>691428</text:p>
          </table:table-cell>
          <table:table-cell office:value-type="float" office:value="5.57" calcext:value-type="float">
            <text:p>5.57</text:p>
          </table:table-cell>
          <table:table-cell office:value-type="float" office:value="67828" calcext:value-type="float">
            <text:p>67828</text:p>
          </table:table-cell>
          <table:table-cell office:value-type="string" calcext:value-type="string">
            <text:p>01_ERR17431.aln.sort.dupmark.rg.11.bam.cram_rawstreams.DS_RN.cropped</text:p>
          </table:table-cell>
          <table:table-cell office:value-type="string" calcext:value-type="string">
            <text:p>DS_RN</text:p>
          </table:table-cell>
          <table:table-cell office:value-type="float" office:value="1" calcext:value-type="float">
            <text:p>1</text:p>
          </table:table-cell>
          <table:table-cell office:value-type="float" office:value="0.893096365" calcext:value-type="float">
            <text:p>0.893096365</text:p>
          </table:table-cell>
          <table:table-cell office:value-type="float" office:value="6.372989401" calcext:value-type="float">
            <text:p>6.3729894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209715200" calcext:value-type="float">
            <text:p>209715200</text:p>
          </table:table-cell>
          <table:table-cell office:value-type="float" office:value="95138513" calcext:value-type="float">
            <text:p>95138513</text:p>
          </table:table-cell>
          <table:table-cell table:formula="of:=[.C5]/[.B5]" office:value-type="float" office:value="0.453655781745911" calcext:value-type="float">
            <text:p>0.453655781745911</text:p>
          </table:table-cell>
          <table:table-cell office:value-type="float" office:value="4.35" calcext:value-type="float">
            <text:p>4.35</text:p>
          </table:table-cell>
          <table:table-cell office:value-type="float" office:value="4460" calcext:value-type="float">
            <text:p>4460</text:p>
          </table:table-cell>
          <table:table-cell office:value-type="float" office:value="4.43" calcext:value-type="float">
            <text:p>4.43</text:p>
          </table:table-cell>
          <table:table-cell office:value-type="float" office:value="4776" calcext:value-type="float">
            <text:p>4776</text:p>
          </table:table-cell>
          <table:table-cell office:value-type="string" calcext:value-type="string">
            <text:p>01_ERR17431.aln.sort.dupmark.rg.11.bam.cram_rawstreams.DS_RN.cropped</text:p>
          </table:table-cell>
          <table:table-cell office:value-type="string" calcext:value-type="string">
            <text:p>DS_RN</text:p>
          </table:table-cell>
          <table:table-cell office:value-type="float" office:value="1" calcext:value-type="float">
            <text:p>1</text:p>
          </table:table-cell>
          <table:table-cell office:value-type="float" office:value="45.97701149" calcext:value-type="float">
            <text:p>45.97701149</text:p>
          </table:table-cell>
          <table:table-cell office:value-type="float" office:value="20.48107367" calcext:value-type="float">
            <text:p>20.4810736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209715200" calcext:value-type="float">
            <text:p>209715200</text:p>
          </table:table-cell>
          <table:table-cell office:value-type="float" office:value="64272089" calcext:value-type="float">
            <text:p>64272089</text:p>
          </table:table-cell>
          <table:table-cell table:formula="of:=[.C6]/[.B6]" office:value-type="float" office:value="0.306473202705383" calcext:value-type="float">
            <text:p>0.306473202705383</text:p>
          </table:table-cell>
          <table:table-cell office:value-type="float" office:value="5.15" calcext:value-type="float">
            <text:p>5.15</text:p>
          </table:table-cell>
          <table:table-cell office:value-type="float" office:value="4348" calcext:value-type="float">
            <text:p>4348</text:p>
          </table:table-cell>
          <table:table-cell office:value-type="float" office:value="6.05" calcext:value-type="float">
            <text:p>6.05</text:p>
          </table:table-cell>
          <table:table-cell office:value-type="float" office:value="5712" calcext:value-type="float">
            <text:p>5712</text:p>
          </table:table-cell>
          <table:table-cell office:value-type="string" calcext:value-type="string">
            <text:p>01_ERR17431.aln.sort.dupmark.rg.11.bam.cram_rawstreams.DS_RN.cropped</text:p>
          </table:table-cell>
          <table:table-cell office:value-type="string" calcext:value-type="string">
            <text:p>DS_RN</text:p>
          </table:table-cell>
          <table:table-cell office:value-type="float" office:value="1" calcext:value-type="float">
            <text:p>1</text:p>
          </table:table-cell>
          <table:table-cell office:value-type="float" office:value="38.83495146" calcext:value-type="float">
            <text:p>38.83495146</text:p>
          </table:table-cell>
          <table:table-cell office:value-type="float" office:value="10.13134554" calcext:value-type="float">
            <text:p>10.1313455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209715200" calcext:value-type="float">
            <text:p>209715200</text:p>
          </table:table-cell>
          <table:table-cell office:value-type="float" office:value="47478327" calcext:value-type="float">
            <text:p>47478327</text:p>
          </table:table-cell>
          <table:table-cell table:formula="of:=[.C7]/[.B7]" office:value-type="float" office:value="0.226394305229187" calcext:value-type="float">
            <text:p>0.226394305229187</text:p>
          </table:table-cell>
          <table:table-cell office:value-type="float" office:value="382.51" calcext:value-type="float">
            <text:p>382.51</text:p>
          </table:table-cell>
          <table:table-cell office:value-type="float" office:value="2057968" calcext:value-type="float">
            <text:p>2057968</text:p>
          </table:table-cell>
          <table:table-cell office:value-type="float" office:value="12.97" calcext:value-type="float">
            <text:p>12.97</text:p>
          </table:table-cell>
          <table:table-cell office:value-type="float" office:value="2517268" calcext:value-type="float">
            <text:p>2517268</text:p>
          </table:table-cell>
          <table:table-cell office:value-type="string" calcext:value-type="string">
            <text:p>01_ERR17431.aln.sort.dupmark.rg.11.bam.cram_rawstreams.DS_RN.cropped</text:p>
          </table:table-cell>
          <table:table-cell office:value-type="string" calcext:value-type="string">
            <text:p>DS_RN</text:p>
          </table:table-cell>
          <table:table-cell office:value-type="float" office:value="1" calcext:value-type="float">
            <text:p>1</text:p>
          </table:table-cell>
          <table:table-cell office:value-type="float" office:value="0.522862147" calcext:value-type="float">
            <text:p>0.522862147</text:p>
          </table:table-cell>
          <table:table-cell office:value-type="float" office:value="3.49104557" calcext:value-type="float">
            <text:p>3.4910455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5382090" calcext:value-type="float">
            <text:p>5382090</text:p>
          </table:table-cell>
          <table:table-cell office:value-type="float" office:value="354135" calcext:value-type="float">
            <text:p>354135</text:p>
          </table:table-cell>
          <table:table-cell table:formula="of:=[.C8]/[.B8]" office:value-type="float" office:value="0.0657987882030958" calcext:value-type="float">
            <text:p>0.065798788203096</text:p>
          </table:table-cell>
          <table:table-cell office:value-type="float" office:value="2.99" calcext:value-type="float">
            <text:p>2.99</text:p>
          </table:table-cell>
          <table:table-cell office:value-type="float" office:value="1748" calcext:value-type="float">
            <text:p>1748</text:p>
          </table:table-cell>
          <table:table-cell office:value-type="float" office:value="0.07" calcext:value-type="float">
            <text:p>0.07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01_ERR17431.aln.sort.dupmark.rg.11.bam.cram_rawstreams.DS_MF</text:p>
          </table:table-cell>
          <table:table-cell office:value-type="string" calcext:value-type="string">
            <text:p>DS_MF</text:p>
          </table:table-cell>
          <table:table-cell office:value-type="float" office:value="1" calcext:value-type="float">
            <text:p>1</text:p>
          </table:table-cell>
          <table:table-cell office:value-type="float" office:value="1.716642475" calcext:value-type="float">
            <text:p>1.716642475</text:p>
          </table:table-cell>
          <table:table-cell office:value-type="float" office:value="4.824706486" calcext:value-type="float">
            <text:p>4.82470648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5382090" calcext:value-type="float">
            <text:p>5382090</text:p>
          </table:table-cell>
          <table:table-cell office:value-type="float" office:value="318181" calcext:value-type="float">
            <text:p>318181</text:p>
          </table:table-cell>
          <table:table-cell table:formula="of:=[.C9]/[.B9]" office:value-type="float" office:value="0.0591184837117179" calcext:value-type="float">
            <text:p>0.059118483711718</text:p>
          </table:table-cell>
          <table:table-cell office:value-type="float" office:value="0.18" calcext:value-type="float">
            <text:p>0.18</text:p>
          </table:table-cell>
          <table:table-cell office:value-type="float" office:value="9076" calcext:value-type="float">
            <text:p>9076</text:p>
          </table:table-cell>
          <table:table-cell office:value-type="float" office:value="0.13" calcext:value-type="float">
            <text:p>0.13</text:p>
          </table:table-cell>
          <table:table-cell office:value-type="float" office:value="6144" calcext:value-type="float">
            <text:p>6144</text:p>
          </table:table-cell>
          <table:table-cell office:value-type="string" calcext:value-type="string">
            <text:p>01_ERR17431.aln.sort.dupmark.rg.11.bam.cram_rawstreams.DS_MF</text:p>
          </table:table-cell>
          <table:table-cell office:value-type="string" calcext:value-type="string">
            <text:p>DS_MF</text:p>
          </table:table-cell>
          <table:table-cell office:value-type="float" office:value="1" calcext:value-type="float">
            <text:p>1</text:p>
          </table:table-cell>
          <table:table-cell office:value-type="float" office:value="28.5153389" calcext:value-type="float">
            <text:p>28.5153389</text:p>
          </table:table-cell>
          <table:table-cell office:value-type="float" office:value="2.334161905" calcext:value-type="float">
            <text:p>2.33416190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5382090" calcext:value-type="float">
            <text:p>5382090</text:p>
          </table:table-cell>
          <table:table-cell office:value-type="float" office:value="333268" calcext:value-type="float">
            <text:p>333268</text:p>
          </table:table-cell>
          <table:table-cell table:formula="of:=[.C10]/[.B10]" office:value-type="float" office:value="0.061921669834581" calcext:value-type="float">
            <text:p>0.061921669834581</text:p>
          </table:table-cell>
          <table:table-cell office:value-type="float" office:value="2.84" calcext:value-type="float">
            <text:p>2.84</text:p>
          </table:table-cell>
          <table:table-cell office:value-type="float" office:value="118460" calcext:value-type="float">
            <text:p>118460</text:p>
          </table:table-cell>
          <table:table-cell office:value-type="float" office:value="0.18" calcext:value-type="float">
            <text:p>0.18</text:p>
          </table:table-cell>
          <table:table-cell office:value-type="float" office:value="7556" calcext:value-type="float">
            <text:p>7556</text:p>
          </table:table-cell>
          <table:table-cell office:value-type="string" calcext:value-type="string">
            <text:p>01_ERR17431.aln.sort.dupmark.rg.11.bam.cram_rawstreams.DS_MF</text:p>
          </table:table-cell>
          <table:table-cell office:value-type="string" calcext:value-type="string">
            <text:p>DS_MF</text:p>
          </table:table-cell>
          <table:table-cell office:value-type="float" office:value="1" calcext:value-type="float">
            <text:p>1</text:p>
          </table:table-cell>
          <table:table-cell office:value-type="float" office:value="1.807310212" calcext:value-type="float">
            <text:p>1.807310212</text:p>
          </table:table-cell>
          <table:table-cell office:value-type="float" office:value="1.7657174" calcext:value-type="float">
            <text:p>1.765717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5382090" calcext:value-type="float">
            <text:p>5382090</text:p>
          </table:table-cell>
          <table:table-cell office:value-type="float" office:value="782245" calcext:value-type="float">
            <text:p>782245</text:p>
          </table:table-cell>
          <table:table-cell table:formula="of:=[.C11]/[.B11]" office:value-type="float" office:value="0.145342236937695" calcext:value-type="float">
            <text:p>0.145342236937695</text:p>
          </table:table-cell>
          <table:table-cell office:value-type="float" office:value="0.14" calcext:value-type="float">
            <text:p>0.14</text:p>
          </table:table-cell>
          <table:table-cell office:value-type="float" office:value="3620" calcext:value-type="float">
            <text:p>3620</text:p>
          </table:table-cell>
          <table:table-cell office:value-type="float" office:value="0.13" calcext:value-type="float">
            <text:p>0.13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01_ERR17431.aln.sort.dupmark.rg.11.bam.cram_rawstreams.DS_MF</text:p>
          </table:table-cell>
          <table:table-cell office:value-type="string" calcext:value-type="string">
            <text:p>DS_MF</text:p>
          </table:table-cell>
          <table:table-cell office:value-type="float" office:value="1" calcext:value-type="float">
            <text:p>1</text:p>
          </table:table-cell>
          <table:table-cell office:value-type="float" office:value="36.66257858" calcext:value-type="float">
            <text:p>36.66257858</text:p>
          </table:table-cell>
          <table:table-cell office:value-type="float" office:value="5.73851512" calcext:value-type="float">
            <text:p>5.738515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5382090" calcext:value-type="float">
            <text:p>5382090</text:p>
          </table:table-cell>
          <table:table-cell office:value-type="float" office:value="398737" calcext:value-type="float">
            <text:p>398737</text:p>
          </table:table-cell>
          <table:table-cell table:formula="of:=[.C12]/[.B12]" office:value-type="float" office:value="0.0740859034315665" calcext:value-type="float">
            <text:p>0.074085903431567</text:p>
          </table:table-cell>
          <table:table-cell office:value-type="float" office:value="0.13" calcext:value-type="float">
            <text:p>0.13</text:p>
          </table:table-cell>
          <table:table-cell office:value-type="float" office:value="3044" calcext:value-type="float">
            <text:p>3044</text:p>
          </table:table-cell>
          <table:table-cell office:value-type="float" office:value="0.19" calcext:value-type="float">
            <text:p>0.19</text:p>
          </table:table-cell>
          <table:table-cell office:value-type="float" office:value="4896" calcext:value-type="float">
            <text:p>4896</text:p>
          </table:table-cell>
          <table:table-cell office:value-type="string" calcext:value-type="string">
            <text:p>01_ERR17431.aln.sort.dupmark.rg.11.bam.cram_rawstreams.DS_MF</text:p>
          </table:table-cell>
          <table:table-cell office:value-type="string" calcext:value-type="string">
            <text:p>DS_MF</text:p>
          </table:table-cell>
          <table:table-cell office:value-type="float" office:value="1" calcext:value-type="float">
            <text:p>1</text:p>
          </table:table-cell>
          <table:table-cell office:value-type="float" office:value="39.48277694" calcext:value-type="float">
            <text:p>39.48277694</text:p>
          </table:table-cell>
          <table:table-cell office:value-type="float" office:value="2.001395978" calcext:value-type="float">
            <text:p>2.00139597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5382090" calcext:value-type="float">
            <text:p>5382090</text:p>
          </table:table-cell>
          <table:table-cell office:value-type="float" office:value="294934" calcext:value-type="float">
            <text:p>294934</text:p>
          </table:table-cell>
          <table:table-cell table:formula="of:=[.C13]/[.B13]" office:value-type="float" office:value="0.0547991579479347" calcext:value-type="float">
            <text:p>0.054799157947935</text:p>
          </table:table-cell>
          <table:table-cell office:value-type="float" office:value="0.32" calcext:value-type="float">
            <text:p>0.32</text:p>
          </table:table-cell>
          <table:table-cell office:value-type="float" office:value="121264" calcext:value-type="float">
            <text:p>121264</text:p>
          </table:table-cell>
          <table:table-cell office:value-type="float" office:value="0.37" calcext:value-type="float">
            <text:p>0.37</text:p>
          </table:table-cell>
          <table:table-cell office:value-type="float" office:value="114908" calcext:value-type="float">
            <text:p>114908</text:p>
          </table:table-cell>
          <table:table-cell office:value-type="string" calcext:value-type="string">
            <text:p>01_ERR17431.aln.sort.dupmark.rg.11.bam.cram_rawstreams.DS_MF</text:p>
          </table:table-cell>
          <table:table-cell office:value-type="string" calcext:value-type="string">
            <text:p>DS_MF</text:p>
          </table:table-cell>
          <table:table-cell office:value-type="float" office:value="1" calcext:value-type="float">
            <text:p>1</text:p>
          </table:table-cell>
          <table:table-cell office:value-type="float" office:value="16.03987813" calcext:value-type="float">
            <text:p>16.03987813</text:p>
          </table:table-cell>
          <table:table-cell office:value-type="float" office:value="0.76019184" calcext:value-type="float">
            <text:p>0.7601918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94759522" calcext:value-type="float">
            <text:p>94759522</text:p>
          </table:table-cell>
          <table:table-cell office:value-type="float" office:value="35286214" calcext:value-type="float">
            <text:p>35286214</text:p>
          </table:table-cell>
          <table:table-cell table:formula="of:=[.C14]/[.B14]" office:value-type="float" office:value="0.37237644571487" calcext:value-type="float">
            <text:p>0.37237644571487</text:p>
          </table:table-cell>
          <table:table-cell office:value-type="float" office:value="50.81" calcext:value-type="float">
            <text:p>50.81</text:p>
          </table:table-cell>
          <table:table-cell office:value-type="float" office:value="1668" calcext:value-type="float">
            <text:p>1668</text:p>
          </table:table-cell>
          <table:table-cell office:value-type="float" office:value="1.7" calcext:value-type="float">
            <text:p>1.7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01_ERR17431.aln.sort.dupmark.rg.11.bam.cram_rawstreams.DS_XSC</text:p>
          </table:table-cell>
          <table:table-cell office:value-type="string" calcext:value-type="string">
            <text:p>DS_XSC</text:p>
          </table:table-cell>
          <table:table-cell office:value-type="float" office:value="1" calcext:value-type="float">
            <text:p>1</text:p>
          </table:table-cell>
          <table:table-cell office:value-type="float" office:value="1.778581428" calcext:value-type="float">
            <text:p>1.778581428</text:p>
          </table:table-cell>
          <table:table-cell office:value-type="float" office:value="19.79503295" calcext:value-type="float">
            <text:p>19.7950329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94759522" calcext:value-type="float">
            <text:p>94759522</text:p>
          </table:table-cell>
          <table:table-cell office:value-type="float" office:value="30615717" calcext:value-type="float">
            <text:p>30615717</text:p>
          </table:table-cell>
          <table:table-cell table:formula="of:=[.C15]/[.B15]" office:value-type="float" office:value="0.323088554625677" calcext:value-type="float">
            <text:p>0.323088554625677</text:p>
          </table:table-cell>
          <table:table-cell office:value-type="float" office:value="7.63" calcext:value-type="float">
            <text:p>7.63</text:p>
          </table:table-cell>
          <table:table-cell office:value-type="float" office:value="9836" calcext:value-type="float">
            <text:p>9836</text:p>
          </table:table-cell>
          <table:table-cell office:value-type="float" office:value="5.2" calcext:value-type="float">
            <text:p>5.2</text:p>
          </table:table-cell>
          <table:table-cell office:value-type="float" office:value="7048" calcext:value-type="float">
            <text:p>7048</text:p>
          </table:table-cell>
          <table:table-cell office:value-type="string" calcext:value-type="string">
            <text:p>01_ERR17431.aln.sort.dupmark.rg.11.bam.cram_rawstreams.DS_XSC</text:p>
          </table:table-cell>
          <table:table-cell office:value-type="string" calcext:value-type="string">
            <text:p>DS_XSC</text:p>
          </table:table-cell>
          <table:table-cell office:value-type="float" office:value="1" calcext:value-type="float">
            <text:p>1</text:p>
          </table:table-cell>
          <table:table-cell office:value-type="float" office:value="11.84400031" calcext:value-type="float">
            <text:p>11.84400031</text:p>
          </table:table-cell>
          <table:table-cell office:value-type="float" office:value="5.614889035" calcext:value-type="float">
            <text:p>5.61488903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94759522" calcext:value-type="float">
            <text:p>94759522</text:p>
          </table:table-cell>
          <table:table-cell office:value-type="float" office:value="29659240" calcext:value-type="float">
            <text:p>29659240</text:p>
          </table:table-cell>
          <table:table-cell table:formula="of:=[.C16]/[.B16]" office:value-type="float" office:value="0.312994824942236" calcext:value-type="float">
            <text:p>0.312994824942236</text:p>
          </table:table-cell>
          <table:table-cell office:value-type="float" office:value="126.61" calcext:value-type="float">
            <text:p>126.61</text:p>
          </table:table-cell>
          <table:table-cell office:value-type="float" office:value="685064" calcext:value-type="float">
            <text:p>685064</text:p>
          </table:table-cell>
          <table:table-cell office:value-type="float" office:value="4.2" calcext:value-type="float">
            <text:p>4.2</text:p>
          </table:table-cell>
          <table:table-cell office:value-type="float" office:value="67792" calcext:value-type="float">
            <text:p>67792</text:p>
          </table:table-cell>
          <table:table-cell office:value-type="string" calcext:value-type="string">
            <text:p>01_ERR17431.aln.sort.dupmark.rg.11.bam.cram_rawstreams.DS_XSC</text:p>
          </table:table-cell>
          <table:table-cell office:value-type="string" calcext:value-type="string">
            <text:p>DS_XSC</text:p>
          </table:table-cell>
          <table:table-cell office:value-type="float" office:value="1" calcext:value-type="float">
            <text:p>1</text:p>
          </table:table-cell>
          <table:table-cell office:value-type="float" office:value="0.713764492" calcext:value-type="float">
            <text:p>0.713764492</text:p>
          </table:table-cell>
          <table:table-cell office:value-type="float" office:value="6.734584627" calcext:value-type="float">
            <text:p>6.73458462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94759522" calcext:value-type="float">
            <text:p>94759522</text:p>
          </table:table-cell>
          <table:table-cell office:value-type="float" office:value="53981986" calcext:value-type="float">
            <text:p>53981986</text:p>
          </table:table-cell>
          <table:table-cell table:formula="of:=[.C17]/[.B17]" office:value-type="float" office:value="0.56967347302575" calcext:value-type="float">
            <text:p>0.56967347302575</text:p>
          </table:table-cell>
          <table:table-cell office:value-type="float" office:value="2.2" calcext:value-type="float">
            <text:p>2.2</text:p>
          </table:table-cell>
          <table:table-cell office:value-type="float" office:value="4740" calcext:value-type="float">
            <text:p>4740</text:p>
          </table:table-cell>
          <table:table-cell office:value-type="float" office:value="2.12" calcext:value-type="float">
            <text:p>2.12</text:p>
          </table:table-cell>
          <table:table-cell office:value-type="float" office:value="4968" calcext:value-type="float">
            <text:p>4968</text:p>
          </table:table-cell>
          <table:table-cell office:value-type="string" calcext:value-type="string">
            <text:p>01_ERR17431.aln.sort.dupmark.rg.11.bam.cram_rawstreams.DS_XSC</text:p>
          </table:table-cell>
          <table:table-cell office:value-type="string" calcext:value-type="string">
            <text:p>DS_XSC</text:p>
          </table:table-cell>
          <table:table-cell office:value-type="float" office:value="1" calcext:value-type="float">
            <text:p>1</text:p>
          </table:table-cell>
          <table:table-cell office:value-type="float" office:value="41.07714653" calcext:value-type="float">
            <text:p>41.07714653</text:p>
          </table:table-cell>
          <table:table-cell office:value-type="float" office:value="24.28360075" calcext:value-type="float">
            <text:p>24.2836007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94759522" calcext:value-type="float">
            <text:p>94759522</text:p>
          </table:table-cell>
          <table:table-cell office:value-type="float" office:value="29410351" calcext:value-type="float">
            <text:p>29410351</text:p>
          </table:table-cell>
          <table:table-cell table:formula="of:=[.C18]/[.B18]" office:value-type="float" office:value="0.310368292064622" calcext:value-type="float">
            <text:p>0.310368292064622</text:p>
          </table:table-cell>
          <table:table-cell office:value-type="float" office:value="2.43" calcext:value-type="float">
            <text:p>2.43</text:p>
          </table:table-cell>
          <table:table-cell office:value-type="float" office:value="4896" calcext:value-type="float">
            <text:p>4896</text:p>
          </table:table-cell>
          <table:table-cell office:value-type="float" office:value="2.56" calcext:value-type="float">
            <text:p>2.56</text:p>
          </table:table-cell>
          <table:table-cell office:value-type="float" office:value="5764" calcext:value-type="float">
            <text:p>5764</text:p>
          </table:table-cell>
          <table:table-cell office:value-type="string" calcext:value-type="string">
            <text:p>01_ERR17431.aln.sort.dupmark.rg.11.bam.cram_rawstreams.DS_XSC</text:p>
          </table:table-cell>
          <table:table-cell office:value-type="string" calcext:value-type="string">
            <text:p>DS_XSC</text:p>
          </table:table-cell>
          <table:table-cell office:value-type="float" office:value="1" calcext:value-type="float">
            <text:p>1</text:p>
          </table:table-cell>
          <table:table-cell office:value-type="float" office:value="37.18918616" calcext:value-type="float">
            <text:p>37.18918616</text:p>
          </table:table-cell>
          <table:table-cell office:value-type="float" office:value="10.95620953" calcext:value-type="float">
            <text:p>10.9562095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94759522" calcext:value-type="float">
            <text:p>94759522</text:p>
          </table:table-cell>
          <table:table-cell office:value-type="float" office:value="32510029" calcext:value-type="float">
            <text:p>32510029</text:p>
          </table:table-cell>
          <table:table-cell table:formula="of:=[.C19]/[.B19]" office:value-type="float" office:value="0.343079284422731" calcext:value-type="float">
            <text:p>0.343079284422731</text:p>
          </table:table-cell>
          <table:table-cell office:value-type="float" office:value="27.44" calcext:value-type="float">
            <text:p>27.44</text:p>
          </table:table-cell>
          <table:table-cell office:value-type="float" office:value="1795248" calcext:value-type="float">
            <text:p>1795248</text:p>
          </table:table-cell>
          <table:table-cell office:value-type="float" office:value="33.22" calcext:value-type="float">
            <text:p>33.22</text:p>
          </table:table-cell>
          <table:table-cell office:value-type="float" office:value="1858248" calcext:value-type="float">
            <text:p>1858248</text:p>
          </table:table-cell>
          <table:table-cell office:value-type="string" calcext:value-type="string">
            <text:p>01_ERR17431.aln.sort.dupmark.rg.11.bam.cram_rawstreams.DS_XSC</text:p>
          </table:table-cell>
          <table:table-cell office:value-type="string" calcext:value-type="string">
            <text:p>DS_XSC</text:p>
          </table:table-cell>
          <table:table-cell office:value-type="float" office:value="1" calcext:value-type="float">
            <text:p>1</text:p>
          </table:table-cell>
          <table:table-cell office:value-type="float" office:value="3.293357229" calcext:value-type="float">
            <text:p>3.293357229</text:p>
          </table:table-cell>
          <table:table-cell office:value-type="float" office:value="0.933292585" calcext:value-type="float">
            <text:p>0.93329258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15727668" calcext:value-type="float">
            <text:p>15727668</text:p>
          </table:table-cell>
          <table:table-cell office:value-type="float" office:value="3848417" calcext:value-type="float">
            <text:p>3848417</text:p>
          </table:table-cell>
          <table:table-cell table:formula="of:=[.C20]/[.B20]" office:value-type="float" office:value="0.244690884878801" calcext:value-type="float">
            <text:p>0.244690884878801</text:p>
          </table:table-cell>
          <table:table-cell office:value-type="float" office:value="11.55" calcext:value-type="float">
            <text:p>11.55</text:p>
          </table:table-cell>
          <table:table-cell office:value-type="float" office:value="1776" calcext:value-type="float">
            <text:p>1776</text:p>
          </table:table-cell>
          <table:table-cell office:value-type="float" office:value="0.33" calcext:value-type="float">
            <text:p>0.33</text:p>
          </table:table-cell>
          <table:table-cell office:value-type="float" office:value="1572" calcext:value-type="float">
            <text:p>1572</text:p>
          </table:table-cell>
          <table:table-cell office:value-type="string" calcext:value-type="string">
            <text:p>01_ERR17431.aln.sort.dupmark.rg.11.bam.cram_rawstreams.DS_BA</text:p>
          </table:table-cell>
          <table:table-cell office:value-type="string" calcext:value-type="string">
            <text:p>DS_BA</text:p>
          </table:table-cell>
          <table:table-cell office:value-type="float" office:value="1" calcext:value-type="float">
            <text:p>1</text:p>
          </table:table-cell>
          <table:table-cell office:value-type="float" office:value="1.298621041" calcext:value-type="float">
            <text:p>1.298621041</text:p>
          </table:table-cell>
          <table:table-cell office:value-type="float" office:value="11.12162561" calcext:value-type="float">
            <text:p>11.1216256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15727668" calcext:value-type="float">
            <text:p>15727668</text:p>
          </table:table-cell>
          <table:table-cell office:value-type="float" office:value="3779501" calcext:value-type="float">
            <text:p>3779501</text:p>
          </table:table-cell>
          <table:table-cell table:formula="of:=[.C21]/[.B21]" office:value-type="float" office:value="0.240309052810626" calcext:value-type="float">
            <text:p>0.240309052810626</text:p>
          </table:table-cell>
          <table:table-cell office:value-type="float" office:value="2.01" calcext:value-type="float">
            <text:p>2.01</text:p>
          </table:table-cell>
          <table:table-cell office:value-type="float" office:value="10524" calcext:value-type="float">
            <text:p>10524</text:p>
          </table:table-cell>
          <table:table-cell office:value-type="float" office:value="1" calcext:value-type="float">
            <text:p>1</text:p>
          </table:table-cell>
          <table:table-cell office:value-type="float" office:value="6816" calcext:value-type="float">
            <text:p>6816</text:p>
          </table:table-cell>
          <table:table-cell office:value-type="string" calcext:value-type="string">
            <text:p>01_ERR17431.aln.sort.dupmark.rg.11.bam.cram_rawstreams.DS_BA</text:p>
          </table:table-cell>
          <table:table-cell office:value-type="string" calcext:value-type="string">
            <text:p>DS_BA</text:p>
          </table:table-cell>
          <table:table-cell office:value-type="float" office:value="1" calcext:value-type="float">
            <text:p>1</text:p>
          </table:table-cell>
          <table:table-cell office:value-type="float" office:value="7.462225387" calcext:value-type="float">
            <text:p>7.462225387</text:p>
          </table:table-cell>
          <table:table-cell office:value-type="float" office:value="3.604413033" calcext:value-type="float">
            <text:p>3.60441303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15727668" calcext:value-type="float">
            <text:p>15727668</text:p>
          </table:table-cell>
          <table:table-cell office:value-type="float" office:value="3483412" calcext:value-type="float">
            <text:p>3483412</text:p>
          </table:table-cell>
          <table:table-cell table:formula="of:=[.C22]/[.B22]" office:value-type="float" office:value="0.221483057755288" calcext:value-type="float">
            <text:p>0.221483057755288</text:p>
          </table:table-cell>
          <table:table-cell office:value-type="float" office:value="15.92" calcext:value-type="float">
            <text:p>15.92</text:p>
          </table:table-cell>
          <table:table-cell office:value-type="float" office:value="208340" calcext:value-type="float">
            <text:p>208340</text:p>
          </table:table-cell>
          <table:table-cell office:value-type="float" office:value="0.46" calcext:value-type="float">
            <text:p>0.46</text:p>
          </table:table-cell>
          <table:table-cell office:value-type="float" office:value="18100" calcext:value-type="float">
            <text:p>18100</text:p>
          </table:table-cell>
          <table:table-cell office:value-type="string" calcext:value-type="string">
            <text:p>01_ERR17431.aln.sort.dupmark.rg.11.bam.cram_rawstreams.DS_BA</text:p>
          </table:table-cell>
          <table:table-cell office:value-type="string" calcext:value-type="string">
            <text:p>DS_BA</text:p>
          </table:table-cell>
          <table:table-cell office:value-type="float" office:value="1" calcext:value-type="float">
            <text:p>1</text:p>
          </table:table-cell>
          <table:table-cell office:value-type="float" office:value="0.942152828" calcext:value-type="float">
            <text:p>0.942152828</text:p>
          </table:table-cell>
          <table:table-cell office:value-type="float" office:value="7.2218273" calcext:value-type="float">
            <text:p>7.221827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15727668" calcext:value-type="float">
            <text:p>15727668</text:p>
          </table:table-cell>
          <table:table-cell office:value-type="float" office:value="3992286" calcext:value-type="float">
            <text:p>3992286</text:p>
          </table:table-cell>
          <table:table-cell table:formula="of:=[.C23]/[.B23]" office:value-type="float" office:value="0.253838394859301" calcext:value-type="float">
            <text:p>0.253838394859301</text:p>
          </table:table-cell>
          <table:table-cell office:value-type="float" office:value="0.34" calcext:value-type="float">
            <text:p>0.34</text:p>
          </table:table-cell>
          <table:table-cell office:value-type="float" office:value="3984" calcext:value-type="float">
            <text:p>3984</text:p>
          </table:table-cell>
          <table:table-cell office:value-type="float" office:value="0.4" calcext:value-type="float">
            <text:p>0.4</text:p>
          </table:table-cell>
          <table:table-cell office:value-type="float" office:value="4364" calcext:value-type="float">
            <text:p>4364</text:p>
          </table:table-cell>
          <table:table-cell office:value-type="string" calcext:value-type="string">
            <text:p>01_ERR17431.aln.sort.dupmark.rg.11.bam.cram_rawstreams.DS_BA</text:p>
          </table:table-cell>
          <table:table-cell office:value-type="string" calcext:value-type="string">
            <text:p>DS_BA</text:p>
          </table:table-cell>
          <table:table-cell office:value-type="float" office:value="1" calcext:value-type="float">
            <text:p>1</text:p>
          </table:table-cell>
          <table:table-cell office:value-type="float" office:value="44.11492067" calcext:value-type="float">
            <text:p>44.11492067</text:p>
          </table:table-cell>
          <table:table-cell office:value-type="float" office:value="9.518351555" calcext:value-type="float">
            <text:p>9.51835155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15727668" calcext:value-type="float">
            <text:p>15727668</text:p>
          </table:table-cell>
          <table:table-cell office:value-type="float" office:value="3741190" calcext:value-type="float">
            <text:p>3741190</text:p>
          </table:table-cell>
          <table:table-cell table:formula="of:=[.C24]/[.B24]" office:value-type="float" office:value="0.23787315449436" calcext:value-type="float">
            <text:p>0.23787315449436</text:p>
          </table:table-cell>
          <table:table-cell office:value-type="float" office:value="0.42" calcext:value-type="float">
            <text:p>0.42</text:p>
          </table:table-cell>
          <table:table-cell office:value-type="float" office:value="4048" calcext:value-type="float">
            <text:p>4048</text:p>
          </table:table-cell>
          <table:table-cell office:value-type="float" office:value="0.47" calcext:value-type="float">
            <text:p>0.47</text:p>
          </table:table-cell>
          <table:table-cell office:value-type="float" office:value="5668" calcext:value-type="float">
            <text:p>5668</text:p>
          </table:table-cell>
          <table:table-cell office:value-type="string" calcext:value-type="string">
            <text:p>01_ERR17431.aln.sort.dupmark.rg.11.bam.cram_rawstreams.DS_BA</text:p>
          </table:table-cell>
          <table:table-cell office:value-type="string" calcext:value-type="string">
            <text:p>DS_BA</text:p>
          </table:table-cell>
          <table:table-cell office:value-type="float" office:value="1" calcext:value-type="float">
            <text:p>1</text:p>
          </table:table-cell>
          <table:table-cell office:value-type="float" office:value="35.71207864" calcext:value-type="float">
            <text:p>35.71207864</text:p>
          </table:table-cell>
          <table:table-cell office:value-type="float" office:value="7.591227268" calcext:value-type="float">
            <text:p>7.59122726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15727668" calcext:value-type="float">
            <text:p>15727668</text:p>
          </table:table-cell>
          <table:table-cell office:value-type="float" office:value="3541941" calcext:value-type="float">
            <text:p>3541941</text:p>
          </table:table-cell>
          <table:table-cell table:formula="of:=[.C25]/[.B25]" office:value-type="float" office:value="0.225204461335272" calcext:value-type="float">
            <text:p>0.225204461335272</text:p>
          </table:table-cell>
          <table:table-cell office:value-type="float" office:value="5.39" calcext:value-type="float">
            <text:p>5.39</text:p>
          </table:table-cell>
          <table:table-cell office:value-type="float" office:value="112708" calcext:value-type="float">
            <text:p>112708</text:p>
          </table:table-cell>
          <table:table-cell office:value-type="float" office:value="0.89" calcext:value-type="float">
            <text:p>0.89</text:p>
          </table:table-cell>
          <table:table-cell office:value-type="float" office:value="122360" calcext:value-type="float">
            <text:p>122360</text:p>
          </table:table-cell>
          <table:table-cell office:value-type="string" calcext:value-type="string">
            <text:p>01_ERR17431.aln.sort.dupmark.rg.11.bam.cram_rawstreams.DS_BA</text:p>
          </table:table-cell>
          <table:table-cell office:value-type="string" calcext:value-type="string">
            <text:p>DS_BA</text:p>
          </table:table-cell>
          <table:table-cell office:value-type="float" office:value="1" calcext:value-type="float">
            <text:p>1</text:p>
          </table:table-cell>
          <table:table-cell office:value-type="float" office:value="2.782759375" calcext:value-type="float">
            <text:p>2.782759375</text:p>
          </table:table-cell>
          <table:table-cell office:value-type="float" office:value="3.795346249" calcext:value-type="float">
            <text:p>3.79534624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16207135" calcext:value-type="float">
            <text:p>16207135</text:p>
          </table:table-cell>
          <table:table-cell office:value-type="float" office:value="6899419" calcext:value-type="float">
            <text:p>6899419</text:p>
          </table:table-cell>
          <table:table-cell table:formula="of:=[.C26]/[.B26]" office:value-type="float" office:value="0.425702568652634" calcext:value-type="float">
            <text:p>0.425702568652634</text:p>
          </table:table-cell>
          <table:table-cell office:value-type="float" office:value="11.82" calcext:value-type="float">
            <text:p>11.82</text:p>
          </table:table-cell>
          <table:table-cell office:value-type="float" office:value="1812" calcext:value-type="float">
            <text:p>1812</text:p>
          </table:table-cell>
          <table:table-cell office:value-type="float" office:value="0.34" calcext:value-type="float">
            <text:p>0.34</text:p>
          </table:table-cell>
          <table:table-cell office:value-type="float" office:value="1548" calcext:value-type="float">
            <text:p>1548</text:p>
          </table:table-cell>
          <table:table-cell office:value-type="string" calcext:value-type="string">
            <text:p>01_ERR17431.aln.sort.dupmark.rg.11.bam.cram_rawstreams.DS_TS</text:p>
          </table:table-cell>
          <table:table-cell office:value-type="string" calcext:value-type="string">
            <text:p>DS_TS</text:p>
          </table:table-cell>
          <table:table-cell office:value-type="float" office:value="1" calcext:value-type="float">
            <text:p>1</text:p>
          </table:table-cell>
          <table:table-cell office:value-type="float" office:value="1.307641996" calcext:value-type="float">
            <text:p>1.307641996</text:p>
          </table:table-cell>
          <table:table-cell office:value-type="float" office:value="19.35234911" calcext:value-type="float">
            <text:p>19.352349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16207135" calcext:value-type="float">
            <text:p>16207135</text:p>
          </table:table-cell>
          <table:table-cell office:value-type="float" office:value="5343810" calcext:value-type="float">
            <text:p>5343810</text:p>
          </table:table-cell>
          <table:table-cell table:formula="of:=[.C27]/[.B27]" office:value-type="float" office:value="0.329719595721267" calcext:value-type="float">
            <text:p>0.329719595721267</text:p>
          </table:table-cell>
          <table:table-cell office:value-type="float" office:value="1.63" calcext:value-type="float">
            <text:p>1.63</text:p>
          </table:table-cell>
          <table:table-cell office:value-type="float" office:value="9732" calcext:value-type="float">
            <text:p>9732</text:p>
          </table:table-cell>
          <table:table-cell office:value-type="float" office:value="0.83" calcext:value-type="float">
            <text:p>0.83</text:p>
          </table:table-cell>
          <table:table-cell office:value-type="float" office:value="6816" calcext:value-type="float">
            <text:p>6816</text:p>
          </table:table-cell>
          <table:table-cell office:value-type="string" calcext:value-type="string">
            <text:p>01_ERR17431.aln.sort.dupmark.rg.11.bam.cram_rawstreams.DS_TS</text:p>
          </table:table-cell>
          <table:table-cell office:value-type="string" calcext:value-type="string">
            <text:p>DS_TS</text:p>
          </table:table-cell>
          <table:table-cell office:value-type="float" office:value="1" calcext:value-type="float">
            <text:p>1</text:p>
          </table:table-cell>
          <table:table-cell office:value-type="float" office:value="9.482410056" calcext:value-type="float">
            <text:p>9.482410056</text:p>
          </table:table-cell>
          <table:table-cell office:value-type="float" office:value="6.14006548" calcext:value-type="float">
            <text:p>6.140065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16207135" calcext:value-type="float">
            <text:p>16207135</text:p>
          </table:table-cell>
          <table:table-cell office:value-type="float" office:value="5608628" calcext:value-type="float">
            <text:p>5608628</text:p>
          </table:table-cell>
          <table:table-cell table:formula="of:=[.C28]/[.B28]" office:value-type="float" office:value="0.346059189363203" calcext:value-type="float">
            <text:p>0.346059189363203</text:p>
          </table:table-cell>
          <table:table-cell office:value-type="float" office:value="19.35" calcext:value-type="float">
            <text:p>19.35</text:p>
          </table:table-cell>
          <table:table-cell office:value-type="float" office:value="210612" calcext:value-type="float">
            <text:p>210612</text:p>
          </table:table-cell>
          <table:table-cell office:value-type="float" office:value="1.08" calcext:value-type="float">
            <text:p>1.08</text:p>
          </table:table-cell>
          <table:table-cell office:value-type="float" office:value="18080" calcext:value-type="float">
            <text:p>18080</text:p>
          </table:table-cell>
          <table:table-cell office:value-type="string" calcext:value-type="string">
            <text:p>01_ERR17431.aln.sort.dupmark.rg.11.bam.cram_rawstreams.DS_TS</text:p>
          </table:table-cell>
          <table:table-cell office:value-type="string" calcext:value-type="string">
            <text:p>DS_TS</text:p>
          </table:table-cell>
          <table:table-cell office:value-type="float" office:value="1" calcext:value-type="float">
            <text:p>1</text:p>
          </table:table-cell>
          <table:table-cell office:value-type="float" office:value="0.798776661" calcext:value-type="float">
            <text:p>0.798776661</text:p>
          </table:table-cell>
          <table:table-cell office:value-type="float" office:value="4.952596735" calcext:value-type="float">
            <text:p>4.95259673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16207135" calcext:value-type="float">
            <text:p>16207135</text:p>
          </table:table-cell>
          <table:table-cell office:value-type="float" office:value="9313215" calcext:value-type="float">
            <text:p>9313215</text:p>
          </table:table-cell>
          <table:table-cell table:formula="of:=[.C29]/[.B29]" office:value-type="float" office:value="0.574636726355398" calcext:value-type="float">
            <text:p>0.574636726355398</text:p>
          </table:table-cell>
          <table:table-cell office:value-type="float" office:value="0.41" calcext:value-type="float">
            <text:p>0.41</text:p>
          </table:table-cell>
          <table:table-cell office:value-type="float" office:value="4696" calcext:value-type="float">
            <text:p>4696</text:p>
          </table:table-cell>
          <table:table-cell office:value-type="float" office:value="0.43" calcext:value-type="float">
            <text:p>0.43</text:p>
          </table:table-cell>
          <table:table-cell office:value-type="float" office:value="5044" calcext:value-type="float">
            <text:p>5044</text:p>
          </table:table-cell>
          <table:table-cell office:value-type="string" calcext:value-type="string">
            <text:p>01_ERR17431.aln.sort.dupmark.rg.11.bam.cram_rawstreams.DS_TS</text:p>
          </table:table-cell>
          <table:table-cell office:value-type="string" calcext:value-type="string">
            <text:p>DS_TS</text:p>
          </table:table-cell>
          <table:table-cell office:value-type="float" office:value="1" calcext:value-type="float">
            <text:p>1</text:p>
          </table:table-cell>
          <table:table-cell office:value-type="float" office:value="37.69836193" calcext:value-type="float">
            <text:p>37.69836193</text:p>
          </table:table-cell>
          <table:table-cell office:value-type="float" office:value="20.65528825" calcext:value-type="float">
            <text:p>20.6552882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16207135" calcext:value-type="float">
            <text:p>16207135</text:p>
          </table:table-cell>
          <table:table-cell office:value-type="float" office:value="6649435" calcext:value-type="float">
            <text:p>6649435</text:p>
          </table:table-cell>
          <table:table-cell table:formula="of:=[.C30]/[.B30]" office:value-type="float" office:value="0.41027825090616" calcext:value-type="float">
            <text:p>0.41027825090616</text:p>
          </table:table-cell>
          <table:table-cell office:value-type="float" office:value="0.52" calcext:value-type="float">
            <text:p>0.52</text:p>
          </table:table-cell>
          <table:table-cell office:value-type="float" office:value="5636" calcext:value-type="float">
            <text:p>5636</text:p>
          </table:table-cell>
          <table:table-cell office:value-type="float" office:value="0.52" calcext:value-type="float">
            <text:p>0.52</text:p>
          </table:table-cell>
          <table:table-cell office:value-type="float" office:value="6168" calcext:value-type="float">
            <text:p>6168</text:p>
          </table:table-cell>
          <table:table-cell office:value-type="string" calcext:value-type="string">
            <text:p>01_ERR17431.aln.sort.dupmark.rg.11.bam.cram_rawstreams.DS_TS</text:p>
          </table:table-cell>
          <table:table-cell office:value-type="string" calcext:value-type="string">
            <text:p>DS_TS</text:p>
          </table:table-cell>
          <table:table-cell office:value-type="float" office:value="1" calcext:value-type="float">
            <text:p>1</text:p>
          </table:table-cell>
          <table:table-cell office:value-type="float" office:value="29.72370845" calcext:value-type="float">
            <text:p>29.72370845</text:p>
          </table:table-cell>
          <table:table-cell office:value-type="float" office:value="12.19499111" calcext:value-type="float">
            <text:p>12.194991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16207135" calcext:value-type="float">
            <text:p>16207135</text:p>
          </table:table-cell>
          <table:table-cell office:value-type="float" office:value="6515641" calcext:value-type="float">
            <text:p>6515641</text:p>
          </table:table-cell>
          <table:table-cell table:formula="of:=[.C31]/[.B31]" office:value-type="float" office:value="0.40202299789568" calcext:value-type="float">
            <text:p>0.40202299789568</text:p>
          </table:table-cell>
          <table:table-cell office:value-type="float" office:value="3.65" calcext:value-type="float">
            <text:p>3.65</text:p>
          </table:table-cell>
          <table:table-cell office:value-type="float" office:value="279292" calcext:value-type="float">
            <text:p>279292</text:p>
          </table:table-cell>
          <table:table-cell office:value-type="float" office:value="4.75" calcext:value-type="float">
            <text:p>4.75</text:p>
          </table:table-cell>
          <table:table-cell office:value-type="float" office:value="269156" calcext:value-type="float">
            <text:p>269156</text:p>
          </table:table-cell>
          <table:table-cell office:value-type="string" calcext:value-type="string">
            <text:p>01_ERR17431.aln.sort.dupmark.rg.11.bam.cram_rawstreams.DS_TS</text:p>
          </table:table-cell>
          <table:table-cell office:value-type="string" calcext:value-type="string">
            <text:p>DS_TS</text:p>
          </table:table-cell>
          <table:table-cell office:value-type="float" office:value="1" calcext:value-type="float">
            <text:p>1</text:p>
          </table:table-cell>
          <table:table-cell office:value-type="float" office:value="4.234610518" calcext:value-type="float">
            <text:p>4.234610518</text:p>
          </table:table-cell>
          <table:table-cell office:value-type="float" office:value="1.308168311" calcext:value-type="float">
            <text:p>1.3081683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94609041" calcext:value-type="float">
            <text:p>94609041</text:p>
          </table:table-cell>
          <table:table-cell office:value-type="float" office:value="19196927" calcext:value-type="float">
            <text:p>19196927</text:p>
          </table:table-cell>
          <table:table-cell table:formula="of:=[.C32]/[.B32]" office:value-type="float" office:value="0.202907954642517" calcext:value-type="float">
            <text:p>0.202907954642517</text:p>
          </table:table-cell>
          <table:table-cell office:value-type="float" office:value="108.76" calcext:value-type="float">
            <text:p>108.76</text:p>
          </table:table-cell>
          <table:table-cell office:value-type="float" office:value="1780" calcext:value-type="float">
            <text:p>1780</text:p>
          </table:table-cell>
          <table:table-cell office:value-type="float" office:value="2.13" calcext:value-type="float">
            <text:p>2.13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01_ERR17431.aln.sort.dupmark.rg.11.bam.cram_rawstreams.DS_FN</text:p>
          </table:table-cell>
          <table:table-cell office:value-type="string" calcext:value-type="string">
            <text:p>DS_FN</text:p>
          </table:table-cell>
          <table:table-cell office:value-type="float" office:value="1" calcext:value-type="float">
            <text:p>1</text:p>
          </table:table-cell>
          <table:table-cell office:value-type="float" office:value="0.829590038" calcext:value-type="float">
            <text:p>0.829590038</text:p>
          </table:table-cell>
          <table:table-cell office:value-type="float" office:value="8.595124992" calcext:value-type="float">
            <text:p>8.59512499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94609041" calcext:value-type="float">
            <text:p>94609041</text:p>
          </table:table-cell>
          <table:table-cell office:value-type="float" office:value="18561867" calcext:value-type="float">
            <text:p>18561867</text:p>
          </table:table-cell>
          <table:table-cell table:formula="of:=[.C33]/[.B33]" office:value-type="float" office:value="0.196195488336046" calcext:value-type="float">
            <text:p>0.196195488336046</text:p>
          </table:table-cell>
          <table:table-cell office:value-type="float" office:value="7.03" calcext:value-type="float">
            <text:p>7.03</text:p>
          </table:table-cell>
          <table:table-cell office:value-type="float" office:value="10248" calcext:value-type="float">
            <text:p>10248</text:p>
          </table:table-cell>
          <table:table-cell office:value-type="float" office:value="4.26" calcext:value-type="float">
            <text:p>4.26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01_ERR17431.aln.sort.dupmark.rg.11.bam.cram_rawstreams.DS_FN</text:p>
          </table:table-cell>
          <table:table-cell office:value-type="string" calcext:value-type="string">
            <text:p>DS_FN</text:p>
          </table:table-cell>
          <table:table-cell office:value-type="float" office:value="1" calcext:value-type="float">
            <text:p>1</text:p>
          </table:table-cell>
          <table:table-cell office:value-type="float" office:value="12.83445413" calcext:value-type="float">
            <text:p>12.83445413</text:p>
          </table:table-cell>
          <table:table-cell office:value-type="float" office:value="4.155393386" calcext:value-type="float">
            <text:p>4.15539338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94609041" calcext:value-type="float">
            <text:p>94609041</text:p>
          </table:table-cell>
          <table:table-cell office:value-type="float" office:value="16664004" calcext:value-type="float">
            <text:p>16664004</text:p>
          </table:table-cell>
          <table:table-cell table:formula="of:=[.C34]/[.B34]" office:value-type="float" office:value="0.176135428748295" calcext:value-type="float">
            <text:p>0.176135428748295</text:p>
          </table:table-cell>
          <table:table-cell office:value-type="float" office:value="143.31" calcext:value-type="float">
            <text:p>143.31</text:p>
          </table:table-cell>
          <table:table-cell office:value-type="float" office:value="686424" calcext:value-type="float">
            <text:p>686424</text:p>
          </table:table-cell>
          <table:table-cell office:value-type="float" office:value="5.75" calcext:value-type="float">
            <text:p>5.75</text:p>
          </table:table-cell>
          <table:table-cell office:value-type="float" office:value="67908" calcext:value-type="float">
            <text:p>67908</text:p>
          </table:table-cell>
          <table:table-cell office:value-type="string" calcext:value-type="string">
            <text:p>01_ERR17431.aln.sort.dupmark.rg.11.bam.cram_rawstreams.DS_FN</text:p>
          </table:table-cell>
          <table:table-cell office:value-type="string" calcext:value-type="string">
            <text:p>DS_FN</text:p>
          </table:table-cell>
          <table:table-cell office:value-type="float" office:value="1" calcext:value-type="float">
            <text:p>1</text:p>
          </table:table-cell>
          <table:table-cell office:value-type="float" office:value="0.629587695" calcext:value-type="float">
            <text:p>0.629587695</text:p>
          </table:table-cell>
          <table:table-cell office:value-type="float" office:value="2.763831761" calcext:value-type="float">
            <text:p>2.76383176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94609041" calcext:value-type="float">
            <text:p>94609041</text:p>
          </table:table-cell>
          <table:table-cell office:value-type="float" office:value="17624905" calcext:value-type="float">
            <text:p>17624905</text:p>
          </table:table-cell>
          <table:table-cell table:formula="of:=[.C35]/[.B35]" office:value-type="float" office:value="0.186291973935134" calcext:value-type="float">
            <text:p>0.186291973935134</text:p>
          </table:table-cell>
          <table:table-cell office:value-type="float" office:value="1.84" calcext:value-type="float">
            <text:p>1.84</text:p>
          </table:table-cell>
          <table:table-cell office:value-type="float" office:value="4412" calcext:value-type="float">
            <text:p>4412</text:p>
          </table:table-cell>
          <table:table-cell office:value-type="float" office:value="7.38" calcext:value-type="float">
            <text:p>7.38</text:p>
          </table:table-cell>
          <table:table-cell office:value-type="float" office:value="4564" calcext:value-type="float">
            <text:p>4564</text:p>
          </table:table-cell>
          <table:table-cell office:value-type="string" calcext:value-type="string">
            <text:p>01_ERR17431.aln.sort.dupmark.rg.11.bam.cram_rawstreams.DS_FN</text:p>
          </table:table-cell>
          <table:table-cell office:value-type="string" calcext:value-type="string">
            <text:p>DS_FN</text:p>
          </table:table-cell>
          <table:table-cell office:value-type="float" office:value="1" calcext:value-type="float">
            <text:p>1</text:p>
          </table:table-cell>
          <table:table-cell office:value-type="float" office:value="49.03598506" calcext:value-type="float">
            <text:p>49.03598506</text:p>
          </table:table-cell>
          <table:table-cell office:value-type="float" office:value="2.277563581" calcext:value-type="float">
            <text:p>2.27756358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94609041" calcext:value-type="float">
            <text:p>94609041</text:p>
          </table:table-cell>
          <table:table-cell office:value-type="float" office:value="16088653" calcext:value-type="float">
            <text:p>16088653</text:p>
          </table:table-cell>
          <table:table-cell table:formula="of:=[.C36]/[.B36]" office:value-type="float" office:value="0.170054075487352" calcext:value-type="float">
            <text:p>0.170054075487352</text:p>
          </table:table-cell>
          <table:table-cell office:value-type="float" office:value="3.12" calcext:value-type="float">
            <text:p>3.12</text:p>
          </table:table-cell>
          <table:table-cell office:value-type="float" office:value="4472" calcext:value-type="float">
            <text:p>4472</text:p>
          </table:table-cell>
          <table:table-cell office:value-type="float" office:value="5.35" calcext:value-type="float">
            <text:p>5.3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01_ERR17431.aln.sort.dupmark.rg.11.bam.cram_rawstreams.DS_FN</text:p>
          </table:table-cell>
          <table:table-cell office:value-type="string" calcext:value-type="string">
            <text:p>DS_FN</text:p>
          </table:table-cell>
          <table:table-cell office:value-type="float" office:value="1" calcext:value-type="float">
            <text:p>1</text:p>
          </table:table-cell>
          <table:table-cell office:value-type="float" office:value="28.91865785" calcext:value-type="float">
            <text:p>28.91865785</text:p>
          </table:table-cell>
          <table:table-cell office:value-type="float" office:value="2.867913112" calcext:value-type="float">
            <text:p>2.8679131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94609041" calcext:value-type="float">
            <text:p>94609041</text:p>
          </table:table-cell>
          <table:table-cell office:value-type="float" office:value="15117013" calcext:value-type="float">
            <text:p>15117013</text:p>
          </table:table-cell>
          <table:table-cell table:formula="of:=[.C37]/[.B37]" office:value-type="float" office:value="0.159784021064118" calcext:value-type="float">
            <text:p>0.159784021064118</text:p>
          </table:table-cell>
          <table:table-cell office:value-type="float" office:value="36.17" calcext:value-type="float">
            <text:p>36.17</text:p>
          </table:table-cell>
          <table:table-cell office:value-type="float" office:value="1792848" calcext:value-type="float">
            <text:p>1792848</text:p>
          </table:table-cell>
          <table:table-cell office:value-type="float" office:value="47.27" calcext:value-type="float">
            <text:p>47.27</text:p>
          </table:table-cell>
          <table:table-cell office:value-type="float" office:value="1807768" calcext:value-type="float">
            <text:p>1807768</text:p>
          </table:table-cell>
          <table:table-cell office:value-type="string" calcext:value-type="string">
            <text:p>01_ERR17431.aln.sort.dupmark.rg.11.bam.cram_rawstreams.DS_FN</text:p>
          </table:table-cell>
          <table:table-cell office:value-type="string" calcext:value-type="string">
            <text:p>DS_FN</text:p>
          </table:table-cell>
          <table:table-cell office:value-type="float" office:value="1" calcext:value-type="float">
            <text:p>1</text:p>
          </table:table-cell>
          <table:table-cell office:value-type="float" office:value="2.494504078" calcext:value-type="float">
            <text:p>2.494504078</text:p>
          </table:table-cell>
          <table:table-cell office:value-type="float" office:value="0.304986398" calcext:value-type="float">
            <text:p>0.30498639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74938431" calcext:value-type="float">
            <text:p>74938431</text:p>
          </table:table-cell>
          <table:table-cell office:value-type="float" office:value="4684177" calcext:value-type="float">
            <text:p>4684177</text:p>
          </table:table-cell>
          <table:table-cell table:formula="of:=[.C38]/[.B38]" office:value-type="float" office:value="0.0625070065851792" calcext:value-type="float">
            <text:p>0.062507006585179</text:p>
          </table:table-cell>
          <table:table-cell office:value-type="float" office:value="27.51" calcext:value-type="float">
            <text:p>27.51</text:p>
          </table:table-cell>
          <table:table-cell office:value-type="float" office:value="1776" calcext:value-type="float">
            <text:p>1776</text:p>
          </table:table-cell>
          <table:table-cell office:value-type="float" office:value="1.58" calcext:value-type="float">
            <text:p>1.58</text:p>
          </table:table-cell>
          <table:table-cell office:value-type="float" office:value="1648" calcext:value-type="float">
            <text:p>1648</text:p>
          </table:table-cell>
          <table:table-cell office:value-type="string" calcext:value-type="string">
            <text:p>01_ERR17431.aln.sort.dupmark.rg.11.bam.cram_rawstreams.DS_FC</text:p>
          </table:table-cell>
          <table:table-cell office:value-type="string" calcext:value-type="string">
            <text:p>DS_FC</text:p>
          </table:table-cell>
          <table:table-cell office:value-type="float" office:value="1" calcext:value-type="float">
            <text:p>1</text:p>
          </table:table-cell>
          <table:table-cell office:value-type="float" office:value="2.597850126" calcext:value-type="float">
            <text:p>2.597850126</text:p>
          </table:table-cell>
          <table:table-cell office:value-type="float" office:value="2.82732867" calcext:value-type="float">
            <text:p>2.8273286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74938431" calcext:value-type="float">
            <text:p>74938431</text:p>
          </table:table-cell>
          <table:table-cell office:value-type="float" office:value="3911262" calcext:value-type="float">
            <text:p>3911262</text:p>
          </table:table-cell>
          <table:table-cell table:formula="of:=[.C39]/[.B39]" office:value-type="float" office:value="0.0521930062827176" calcext:value-type="float">
            <text:p>0.052193006282718</text:p>
          </table:table-cell>
          <table:table-cell office:value-type="float" office:value="2.54" calcext:value-type="float">
            <text:p>2.54</text:p>
          </table:table-cell>
          <table:table-cell office:value-type="float" office:value="9896" calcext:value-type="float">
            <text:p>9896</text:p>
          </table:table-cell>
          <table:table-cell office:value-type="float" office:value="1.94" calcext:value-type="float">
            <text:p>1.94</text:p>
          </table:table-cell>
          <table:table-cell office:value-type="float" office:value="6740" calcext:value-type="float">
            <text:p>6740</text:p>
          </table:table-cell>
          <table:table-cell office:value-type="string" calcext:value-type="string">
            <text:p>01_ERR17431.aln.sort.dupmark.rg.11.bam.cram_rawstreams.DS_FC</text:p>
          </table:table-cell>
          <table:table-cell office:value-type="string" calcext:value-type="string">
            <text:p>DS_FC</text:p>
          </table:table-cell>
          <table:table-cell office:value-type="float" office:value="1" calcext:value-type="float">
            <text:p>1</text:p>
          </table:table-cell>
          <table:table-cell office:value-type="float" office:value="28.13655786" calcext:value-type="float">
            <text:p>28.13655786</text:p>
          </table:table-cell>
          <table:table-cell office:value-type="float" office:value="1.922716554" calcext:value-type="float">
            <text:p>1.92271655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74938431" calcext:value-type="float">
            <text:p>74938431</text:p>
          </table:table-cell>
          <table:table-cell office:value-type="float" office:value="4437548" calcext:value-type="float">
            <text:p>4437548</text:p>
          </table:table-cell>
          <table:table-cell table:formula="of:=[.C40]/[.B40]" office:value-type="float" office:value="0.059215918198234" calcext:value-type="float">
            <text:p>0.059215918198234</text:p>
          </table:table-cell>
          <table:table-cell office:value-type="float" office:value="36.17" calcext:value-type="float">
            <text:p>36.17</text:p>
          </table:table-cell>
          <table:table-cell office:value-type="float" office:value="667732" calcext:value-type="float">
            <text:p>667732</text:p>
          </table:table-cell>
          <table:table-cell office:value-type="float" office:value="1.24" calcext:value-type="float">
            <text:p>1.24</text:p>
          </table:table-cell>
          <table:table-cell office:value-type="float" office:value="67848" calcext:value-type="float">
            <text:p>67848</text:p>
          </table:table-cell>
          <table:table-cell office:value-type="string" calcext:value-type="string">
            <text:p>01_ERR17431.aln.sort.dupmark.rg.11.bam.cram_rawstreams.DS_FC</text:p>
          </table:table-cell>
          <table:table-cell office:value-type="string" calcext:value-type="string">
            <text:p>DS_FC</text:p>
          </table:table-cell>
          <table:table-cell office:value-type="float" office:value="1" calcext:value-type="float">
            <text:p>1</text:p>
          </table:table-cell>
          <table:table-cell office:value-type="float" office:value="1.975860021" calcext:value-type="float">
            <text:p>1.975860021</text:p>
          </table:table-cell>
          <table:table-cell office:value-type="float" office:value="3.412883512" calcext:value-type="float">
            <text:p>3.4128835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74938431" calcext:value-type="float">
            <text:p>74938431</text:p>
          </table:table-cell>
          <table:table-cell office:value-type="float" office:value="4935010" calcext:value-type="float">
            <text:p>4935010</text:p>
          </table:table-cell>
          <table:table-cell table:formula="of:=[.C41]/[.B41]" office:value-type="float" office:value="0.0658541943585662" calcext:value-type="float">
            <text:p>0.065854194358566</text:p>
          </table:table-cell>
          <table:table-cell office:value-type="float" office:value="1.19" calcext:value-type="float">
            <text:p>1.19</text:p>
          </table:table-cell>
          <table:table-cell office:value-type="float" office:value="3684" calcext:value-type="float">
            <text:p>3684</text:p>
          </table:table-cell>
          <table:table-cell office:value-type="float" office:value="1.99" calcext:value-type="float">
            <text:p>1.99</text:p>
          </table:table-cell>
          <table:table-cell office:value-type="float" office:value="4272" calcext:value-type="float">
            <text:p>4272</text:p>
          </table:table-cell>
          <table:table-cell office:value-type="string" calcext:value-type="string">
            <text:p>01_ERR17431.aln.sort.dupmark.rg.11.bam.cram_rawstreams.DS_FC</text:p>
          </table:table-cell>
          <table:table-cell office:value-type="string" calcext:value-type="string">
            <text:p>DS_FC</text:p>
          </table:table-cell>
          <table:table-cell office:value-type="float" office:value="1" calcext:value-type="float">
            <text:p>1</text:p>
          </table:table-cell>
          <table:table-cell office:value-type="float" office:value="60.05618232" calcext:value-type="float">
            <text:p>60.05618232</text:p>
          </table:table-cell>
          <table:table-cell office:value-type="float" office:value="2.36502125" calcext:value-type="float">
            <text:p>2.365021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74938431" calcext:value-type="float">
            <text:p>74938431</text:p>
          </table:table-cell>
          <table:table-cell office:value-type="float" office:value="4274580" calcext:value-type="float">
            <text:p>4274580</text:p>
          </table:table-cell>
          <table:table-cell table:formula="of:=[.C42]/[.B42]" office:value-type="float" office:value="0.0570412262834806" calcext:value-type="float">
            <text:p>0.057041226283481</text:p>
          </table:table-cell>
          <table:table-cell office:value-type="float" office:value="1.96" calcext:value-type="float">
            <text:p>1.96</text:p>
          </table:table-cell>
          <table:table-cell office:value-type="float" office:value="3740" calcext:value-type="float">
            <text:p>3740</text:p>
          </table:table-cell>
          <table:table-cell office:value-type="float" office:value="1.71" calcext:value-type="float">
            <text:p>1.71</text:p>
          </table:table-cell>
          <table:table-cell office:value-type="float" office:value="5496" calcext:value-type="float">
            <text:p>5496</text:p>
          </table:table-cell>
          <table:table-cell office:value-type="string" calcext:value-type="string">
            <text:p>01_ERR17431.aln.sort.dupmark.rg.11.bam.cram_rawstreams.DS_FC</text:p>
          </table:table-cell>
          <table:table-cell office:value-type="string" calcext:value-type="string">
            <text:p>DS_FC</text:p>
          </table:table-cell>
          <table:table-cell office:value-type="float" office:value="1" calcext:value-type="float">
            <text:p>1</text:p>
          </table:table-cell>
          <table:table-cell office:value-type="float" office:value="36.46268212" calcext:value-type="float">
            <text:p>36.46268212</text:p>
          </table:table-cell>
          <table:table-cell office:value-type="float" office:value="2.383951555" calcext:value-type="float">
            <text:p>2.38395155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74938431" calcext:value-type="float">
            <text:p>74938431</text:p>
          </table:table-cell>
          <table:table-cell office:value-type="float" office:value="3566526" calcext:value-type="float">
            <text:p>3566526</text:p>
          </table:table-cell>
          <table:table-cell table:formula="of:=[.C43]/[.B43]" office:value-type="float" office:value="0.0475927498401988" calcext:value-type="float">
            <text:p>0.047592749840199</text:p>
          </table:table-cell>
          <table:table-cell office:value-type="float" office:value="3.87" calcext:value-type="float">
            <text:p>3.87</text:p>
          </table:table-cell>
          <table:table-cell office:value-type="float" office:value="1640172" calcext:value-type="float">
            <text:p>1640172</text:p>
          </table:table-cell>
          <table:table-cell office:value-type="float" office:value="3.68" calcext:value-type="float">
            <text:p>3.68</text:p>
          </table:table-cell>
          <table:table-cell office:value-type="float" office:value="1643960" calcext:value-type="float">
            <text:p>1643960</text:p>
          </table:table-cell>
          <table:table-cell office:value-type="string" calcext:value-type="string">
            <text:p>01_ERR17431.aln.sort.dupmark.rg.11.bam.cram_rawstreams.DS_FC</text:p>
          </table:table-cell>
          <table:table-cell office:value-type="string" calcext:value-type="string">
            <text:p>DS_FC</text:p>
          </table:table-cell>
          <table:table-cell office:value-type="float" office:value="1" calcext:value-type="float">
            <text:p>1</text:p>
          </table:table-cell>
          <table:table-cell office:value-type="float" office:value="18.4668881" calcext:value-type="float">
            <text:p>18.4668881</text:p>
          </table:table-cell>
          <table:table-cell office:value-type="float" office:value="0.924267458" calcext:value-type="float">
            <text:p>0.9242674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143497442" calcext:value-type="float">
            <text:p>143497442</text:p>
          </table:table-cell>
          <table:table-cell office:value-type="float" office:value="32956213" calcext:value-type="float">
            <text:p>32956213</text:p>
          </table:table-cell>
          <table:table-cell table:formula="of:=[.C44]/[.B44]" office:value-type="float" office:value="0.229664114848821" calcext:value-type="float">
            <text:p>0.229664114848821</text:p>
          </table:table-cell>
          <table:table-cell office:value-type="float" office:value="245.54" calcext:value-type="float">
            <text:p>245.54</text:p>
          </table:table-cell>
          <table:table-cell office:value-type="float" office:value="1788" calcext:value-type="float">
            <text:p>1788</text:p>
          </table:table-cell>
          <table:table-cell office:value-type="float" office:value="4.82" calcext:value-type="float">
            <text:p>4.82</text:p>
          </table:table-cell>
          <table:table-cell office:value-type="float" office:value="1604" calcext:value-type="float">
            <text:p>1604</text:p>
          </table:table-cell>
          <table:table-cell office:value-type="string" calcext:value-type="string">
            <text:p>01_ERR17431.aln.sort.dupmark.rg.11.bam.cram_rawstreams.DS_BF</text:p>
          </table:table-cell>
          <table:table-cell office:value-type="string" calcext:value-type="string">
            <text:p>DS_BF</text:p>
          </table:table-cell>
          <table:table-cell office:value-type="float" office:value="1" calcext:value-type="float">
            <text:p>1</text:p>
          </table:table-cell>
          <table:table-cell office:value-type="float" office:value="0.557342286" calcext:value-type="float">
            <text:p>0.557342286</text:p>
          </table:table-cell>
          <table:table-cell office:value-type="float" office:value="6.520641889" calcext:value-type="float">
            <text:p>6.52064188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143497442" calcext:value-type="float">
            <text:p>143497442</text:p>
          </table:table-cell>
          <table:table-cell office:value-type="float" office:value="28407540" calcext:value-type="float">
            <text:p>28407540</text:p>
          </table:table-cell>
          <table:table-cell table:formula="of:=[.C45]/[.B45]" office:value-type="float" office:value="0.197965480109395" calcext:value-type="float">
            <text:p>0.197965480109395</text:p>
          </table:table-cell>
          <table:table-cell office:value-type="float" office:value="18.32" calcext:value-type="float">
            <text:p>18.32</text:p>
          </table:table-cell>
          <table:table-cell office:value-type="float" office:value="10280" calcext:value-type="float">
            <text:p>10280</text:p>
          </table:table-cell>
          <table:table-cell office:value-type="float" office:value="12.3" calcext:value-type="float">
            <text:p>12.3</text:p>
          </table:table-cell>
          <table:table-cell office:value-type="float" office:value="7052" calcext:value-type="float">
            <text:p>7052</text:p>
          </table:table-cell>
          <table:table-cell office:value-type="string" calcext:value-type="string">
            <text:p>01_ERR17431.aln.sort.dupmark.rg.11.bam.cram_rawstreams.DS_BF</text:p>
          </table:table-cell>
          <table:table-cell office:value-type="string" calcext:value-type="string">
            <text:p>DS_BF</text:p>
          </table:table-cell>
          <table:table-cell office:value-type="float" office:value="1" calcext:value-type="float">
            <text:p>1</text:p>
          </table:table-cell>
          <table:table-cell office:value-type="float" office:value="7.469968608" calcext:value-type="float">
            <text:p>7.469968608</text:p>
          </table:table-cell>
          <table:table-cell office:value-type="float" office:value="2.202564333" calcext:value-type="float">
            <text:p>2.20256433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143497442" calcext:value-type="float">
            <text:p>143497442</text:p>
          </table:table-cell>
          <table:table-cell office:value-type="float" office:value="28837604" calcext:value-type="float">
            <text:p>28837604</text:p>
          </table:table-cell>
          <table:table-cell table:formula="of:=[.C46]/[.B46]" office:value-type="float" office:value="0.200962495206012" calcext:value-type="float">
            <text:p>0.200962495206012</text:p>
          </table:table-cell>
          <table:table-cell office:value-type="float" office:value="204.91" calcext:value-type="float">
            <text:p>204.91</text:p>
          </table:table-cell>
          <table:table-cell office:value-type="float" office:value="691460" calcext:value-type="float">
            <text:p>691460</text:p>
          </table:table-cell>
          <table:table-cell office:value-type="float" office:value="3.34" calcext:value-type="float">
            <text:p>3.34</text:p>
          </table:table-cell>
          <table:table-cell office:value-type="float" office:value="67824" calcext:value-type="float">
            <text:p>67824</text:p>
          </table:table-cell>
          <table:table-cell office:value-type="string" calcext:value-type="string">
            <text:p>01_ERR17431.aln.sort.dupmark.rg.11.bam.cram_rawstreams.DS_BF</text:p>
          </table:table-cell>
          <table:table-cell office:value-type="string" calcext:value-type="string">
            <text:p>DS_BF</text:p>
          </table:table-cell>
          <table:table-cell office:value-type="float" office:value="1" calcext:value-type="float">
            <text:p>1</text:p>
          </table:table-cell>
          <table:table-cell office:value-type="float" office:value="0.667853325" calcext:value-type="float">
            <text:p>0.667853325</text:p>
          </table:table-cell>
          <table:table-cell office:value-type="float" office:value="8.234036611" calcext:value-type="float">
            <text:p>8.2340366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143497442" calcext:value-type="float">
            <text:p>143497442</text:p>
          </table:table-cell>
          <table:table-cell office:value-type="float" office:value="42890396" calcext:value-type="float">
            <text:p>42890396</text:p>
          </table:table-cell>
          <table:table-cell table:formula="of:=[.C47]/[.B47]" office:value-type="float" office:value="0.298893105007405" calcext:value-type="float">
            <text:p>0.298893105007405</text:p>
          </table:table-cell>
          <table:table-cell office:value-type="float" office:value="3.16" calcext:value-type="float">
            <text:p>3.16</text:p>
          </table:table-cell>
          <table:table-cell office:value-type="float" office:value="4300" calcext:value-type="float">
            <text:p>4300</text:p>
          </table:table-cell>
          <table:table-cell office:value-type="float" office:value="3.22" calcext:value-type="float">
            <text:p>3.22</text:p>
          </table:table-cell>
          <table:table-cell office:value-type="float" office:value="4768" calcext:value-type="float">
            <text:p>4768</text:p>
          </table:table-cell>
          <table:table-cell office:value-type="string" calcext:value-type="string">
            <text:p>01_ERR17431.aln.sort.dupmark.rg.11.bam.cram_rawstreams.DS_BF</text:p>
          </table:table-cell>
          <table:table-cell office:value-type="string" calcext:value-type="string">
            <text:p>DS_BF</text:p>
          </table:table-cell>
          <table:table-cell office:value-type="float" office:value="1" calcext:value-type="float">
            <text:p>1</text:p>
          </table:table-cell>
          <table:table-cell office:value-type="float" office:value="43.30690662" calcext:value-type="float">
            <text:p>43.30690662</text:p>
          </table:table-cell>
          <table:table-cell office:value-type="float" office:value="12.70294071" calcext:value-type="float">
            <text:p>12.7029407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143497442" calcext:value-type="float">
            <text:p>143497442</text:p>
          </table:table-cell>
          <table:table-cell office:value-type="float" office:value="26354500" calcext:value-type="float">
            <text:p>26354500</text:p>
          </table:table-cell>
          <table:table-cell table:formula="of:=[.C48]/[.B48]" office:value-type="float" office:value="0.183658326118454" calcext:value-type="float">
            <text:p>0.183658326118454</text:p>
          </table:table-cell>
          <table:table-cell office:value-type="float" office:value="2.92" calcext:value-type="float">
            <text:p>2.92</text:p>
          </table:table-cell>
          <table:table-cell office:value-type="float" office:value="4208" calcext:value-type="float">
            <text:p>4208</text:p>
          </table:table-cell>
          <table:table-cell office:value-type="float" office:value="3.8" calcext:value-type="float">
            <text:p>3.8</text:p>
          </table:table-cell>
          <table:table-cell office:value-type="float" office:value="5616" calcext:value-type="float">
            <text:p>5616</text:p>
          </table:table-cell>
          <table:table-cell office:value-type="string" calcext:value-type="string">
            <text:p>01_ERR17431.aln.sort.dupmark.rg.11.bam.cram_rawstreams.DS_BF</text:p>
          </table:table-cell>
          <table:table-cell office:value-type="string" calcext:value-type="string">
            <text:p>DS_BF</text:p>
          </table:table-cell>
          <table:table-cell office:value-type="float" office:value="1" calcext:value-type="float">
            <text:p>1</text:p>
          </table:table-cell>
          <table:table-cell office:value-type="float" office:value="46.86637839" calcext:value-type="float">
            <text:p>46.86637839</text:p>
          </table:table-cell>
          <table:table-cell office:value-type="float" office:value="6.614107835" calcext:value-type="float">
            <text:p>6.6141078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143497442" calcext:value-type="float">
            <text:p>143497442</text:p>
          </table:table-cell>
          <table:table-cell office:value-type="float" office:value="27373774" calcext:value-type="float">
            <text:p>27373774</text:p>
          </table:table-cell>
          <table:table-cell table:formula="of:=[.C49]/[.B49]" office:value-type="float" office:value="0.19076140744028" calcext:value-type="float">
            <text:p>0.19076140744028</text:p>
          </table:table-cell>
          <table:table-cell office:value-type="float" office:value="31.69" calcext:value-type="float">
            <text:p>31.69</text:p>
          </table:table-cell>
          <table:table-cell office:value-type="float" office:value="3223952" calcext:value-type="float">
            <text:p>3223952</text:p>
          </table:table-cell>
          <table:table-cell office:value-type="float" office:value="45.97" calcext:value-type="float">
            <text:p>45.97</text:p>
          </table:table-cell>
          <table:table-cell office:value-type="float" office:value="3282660" calcext:value-type="float">
            <text:p>3282660</text:p>
          </table:table-cell>
          <table:table-cell office:value-type="string" calcext:value-type="string">
            <text:p>01_ERR17431.aln.sort.dupmark.rg.11.bam.cram_rawstreams.DS_BF</text:p>
          </table:table-cell>
          <table:table-cell office:value-type="string" calcext:value-type="string">
            <text:p>DS_BF</text:p>
          </table:table-cell>
          <table:table-cell office:value-type="float" office:value="1" calcext:value-type="float">
            <text:p>1</text:p>
          </table:table-cell>
          <table:table-cell office:value-type="float" office:value="4.318391445" calcext:value-type="float">
            <text:p>4.318391445</text:p>
          </table:table-cell>
          <table:table-cell office:value-type="float" office:value="0.567884821" calcext:value-type="float">
            <text:p>0.56788482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21511323" calcext:value-type="float">
            <text:p>21511323</text:p>
          </table:table-cell>
          <table:table-cell office:value-type="float" office:value="10198028" calcext:value-type="float">
            <text:p>10198028</text:p>
          </table:table-cell>
          <table:table-cell table:formula="of:=[.C50]/[.B50]" office:value-type="float" office:value="0.474077210406817" calcext:value-type="float">
            <text:p>0.474077210406817</text:p>
          </table:table-cell>
          <table:table-cell office:value-type="float" office:value="10.7" calcext:value-type="float">
            <text:p>10.7</text:p>
          </table:table-cell>
          <table:table-cell office:value-type="float" office:value="1676" calcext:value-type="float">
            <text:p>1676</text:p>
          </table:table-cell>
          <table:table-cell office:value-type="float" office:value="0.44" calcext:value-type="float">
            <text:p>0.44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01_ERR17431.aln.sort.dupmark.rg.11.bam.cram_rawstreams.DS_NP</text:p>
          </table:table-cell>
          <table:table-cell office:value-type="string" calcext:value-type="string">
            <text:p>DS_NP</text:p>
          </table:table-cell>
          <table:table-cell office:value-type="float" office:value="1" calcext:value-type="float">
            <text:p>1</text:p>
          </table:table-cell>
          <table:table-cell office:value-type="float" office:value="1.917270678" calcext:value-type="float">
            <text:p>1.917270678</text:p>
          </table:table-cell>
          <table:table-cell office:value-type="float" office:value="22.10363041" calcext:value-type="float">
            <text:p>22.1036304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21511323" calcext:value-type="float">
            <text:p>21511323</text:p>
          </table:table-cell>
          <table:table-cell office:value-type="float" office:value="10394414" calcext:value-type="float">
            <text:p>10394414</text:p>
          </table:table-cell>
          <table:table-cell table:formula="of:=[.C51]/[.B51]" office:value-type="float" office:value="0.483206634942909" calcext:value-type="float">
            <text:p>0.483206634942909</text:p>
          </table:table-cell>
          <table:table-cell office:value-type="float" office:value="2.35" calcext:value-type="float">
            <text:p>2.35</text:p>
          </table:table-cell>
          <table:table-cell office:value-type="float" office:value="9936" calcext:value-type="float">
            <text:p>9936</text:p>
          </table:table-cell>
          <table:table-cell office:value-type="float" office:value="1.33" calcext:value-type="float">
            <text:p>1.33</text:p>
          </table:table-cell>
          <table:table-cell office:value-type="float" office:value="6736" calcext:value-type="float">
            <text:p>6736</text:p>
          </table:table-cell>
          <table:table-cell office:value-type="string" calcext:value-type="string">
            <text:p>01_ERR17431.aln.sort.dupmark.rg.11.bam.cram_rawstreams.DS_NP</text:p>
          </table:table-cell>
          <table:table-cell office:value-type="string" calcext:value-type="string">
            <text:p>DS_NP</text:p>
          </table:table-cell>
          <table:table-cell office:value-type="float" office:value="1" calcext:value-type="float">
            <text:p>1</text:p>
          </table:table-cell>
          <table:table-cell office:value-type="float" office:value="8.729700535" calcext:value-type="float">
            <text:p>8.729700535</text:p>
          </table:table-cell>
          <table:table-cell office:value-type="float" office:value="7.453297493" calcext:value-type="float">
            <text:p>7.45329749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21511323" calcext:value-type="float">
            <text:p>21511323</text:p>
          </table:table-cell>
          <table:table-cell office:value-type="float" office:value="7571664" calcext:value-type="float">
            <text:p>7571664</text:p>
          </table:table-cell>
          <table:table-cell table:formula="of:=[.C52]/[.B52]" office:value-type="float" office:value="0.351985045271274" calcext:value-type="float">
            <text:p>0.351985045271274</text:p>
          </table:table-cell>
          <table:table-cell office:value-type="float" office:value="16.47" calcext:value-type="float">
            <text:p>16.47</text:p>
          </table:table-cell>
          <table:table-cell office:value-type="float" office:value="260880" calcext:value-type="float">
            <text:p>260880</text:p>
          </table:table-cell>
          <table:table-cell office:value-type="float" office:value="1.09" calcext:value-type="float">
            <text:p>1.09</text:p>
          </table:table-cell>
          <table:table-cell office:value-type="float" office:value="23872" calcext:value-type="float">
            <text:p>23872</text:p>
          </table:table-cell>
          <table:table-cell office:value-type="string" calcext:value-type="string">
            <text:p>01_ERR17431.aln.sort.dupmark.rg.11.bam.cram_rawstreams.DS_NP</text:p>
          </table:table-cell>
          <table:table-cell office:value-type="string" calcext:value-type="string">
            <text:p>DS_NP</text:p>
          </table:table-cell>
          <table:table-cell office:value-type="float" office:value="1" calcext:value-type="float">
            <text:p>1</text:p>
          </table:table-cell>
          <table:table-cell office:value-type="float" office:value="1.245585687" calcext:value-type="float">
            <text:p>1.245585687</text:p>
          </table:table-cell>
          <table:table-cell office:value-type="float" office:value="6.624680265" calcext:value-type="float">
            <text:p>6.62468026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21511323" calcext:value-type="float">
            <text:p>21511323</text:p>
          </table:table-cell>
          <table:table-cell office:value-type="float" office:value="15832006" calcext:value-type="float">
            <text:p>15832006</text:p>
          </table:table-cell>
          <table:table-cell table:formula="of:=[.C53]/[.B53]" office:value-type="float" office:value="0.735984764860813" calcext:value-type="float">
            <text:p>0.735984764860813</text:p>
          </table:table-cell>
          <table:table-cell office:value-type="float" office:value="0.6" calcext:value-type="float">
            <text:p>0.6</text:p>
          </table:table-cell>
          <table:table-cell office:value-type="float" office:value="4748" calcext:value-type="float">
            <text:p>4748</text:p>
          </table:table-cell>
          <table:table-cell office:value-type="float" office:value="0.53" calcext:value-type="float">
            <text:p>0.53</text:p>
          </table:table-cell>
          <table:table-cell office:value-type="float" office:value="4992" calcext:value-type="float">
            <text:p>4992</text:p>
          </table:table-cell>
          <table:table-cell office:value-type="string" calcext:value-type="string">
            <text:p>01_ERR17431.aln.sort.dupmark.rg.11.bam.cram_rawstreams.DS_NP</text:p>
          </table:table-cell>
          <table:table-cell office:value-type="string" calcext:value-type="string">
            <text:p>DS_NP</text:p>
          </table:table-cell>
          <table:table-cell office:value-type="float" office:value="1" calcext:value-type="float">
            <text:p>1</text:p>
          </table:table-cell>
          <table:table-cell office:value-type="float" office:value="34.1913271" calcext:value-type="float">
            <text:p>34.1913271</text:p>
          </table:table-cell>
          <table:table-cell office:value-type="float" office:value="28.48788207" calcext:value-type="float">
            <text:p>28.4878820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21511323" calcext:value-type="float">
            <text:p>21511323</text:p>
          </table:table-cell>
          <table:table-cell office:value-type="float" office:value="12627245" calcext:value-type="float">
            <text:p>12627245</text:p>
          </table:table-cell>
          <table:table-cell table:formula="of:=[.C54]/[.B54]" office:value-type="float" office:value="0.58700457428862" calcext:value-type="float">
            <text:p>0.58700457428862</text:p>
          </table:table-cell>
          <table:table-cell office:value-type="float" office:value="0.73" calcext:value-type="float">
            <text:p>0.73</text:p>
          </table:table-cell>
          <table:table-cell office:value-type="float" office:value="5840" calcext:value-type="float">
            <text:p>5840</text:p>
          </table:table-cell>
          <table:table-cell office:value-type="float" office:value="0.71" calcext:value-type="float">
            <text:p>0.71</text:p>
          </table:table-cell>
          <table:table-cell office:value-type="float" office:value="6424" calcext:value-type="float">
            <text:p>6424</text:p>
          </table:table-cell>
          <table:table-cell office:value-type="string" calcext:value-type="string">
            <text:p>01_ERR17431.aln.sort.dupmark.rg.11.bam.cram_rawstreams.DS_NP</text:p>
          </table:table-cell>
          <table:table-cell office:value-type="string" calcext:value-type="string">
            <text:p>DS_NP</text:p>
          </table:table-cell>
          <table:table-cell office:value-type="float" office:value="1" calcext:value-type="float">
            <text:p>1</text:p>
          </table:table-cell>
          <table:table-cell office:value-type="float" office:value="28.10246063" calcext:value-type="float">
            <text:p>28.10246063</text:p>
          </table:table-cell>
          <table:table-cell office:value-type="float" office:value="16.96095668" calcext:value-type="float">
            <text:p>16.9609566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21511323" calcext:value-type="float">
            <text:p>21511323</text:p>
          </table:table-cell>
          <table:table-cell office:value-type="float" office:value="8772494" calcext:value-type="float">
            <text:p>8772494</text:p>
          </table:table-cell>
          <table:table-cell table:formula="of:=[.C55]/[.B55]" office:value-type="float" office:value="0.407808204079312" calcext:value-type="float">
            <text:p>0.407808204079312</text:p>
          </table:table-cell>
          <table:table-cell office:value-type="float" office:value="4.12" calcext:value-type="float">
            <text:p>4.12</text:p>
          </table:table-cell>
          <table:table-cell office:value-type="float" office:value="408896" calcext:value-type="float">
            <text:p>408896</text:p>
          </table:table-cell>
          <table:table-cell office:value-type="float" office:value="2.23" calcext:value-type="float">
            <text:p>2.23</text:p>
          </table:table-cell>
          <table:table-cell office:value-type="float" office:value="437948" calcext:value-type="float">
            <text:p>437948</text:p>
          </table:table-cell>
          <table:table-cell office:value-type="string" calcext:value-type="string">
            <text:p>01_ERR17431.aln.sort.dupmark.rg.11.bam.cram_rawstreams.DS_NP</text:p>
          </table:table-cell>
          <table:table-cell office:value-type="string" calcext:value-type="string">
            <text:p>DS_NP</text:p>
          </table:table-cell>
          <table:table-cell office:value-type="float" office:value="1" calcext:value-type="float">
            <text:p>1</text:p>
          </table:table-cell>
          <table:table-cell office:value-type="float" office:value="4.97931948" calcext:value-type="float">
            <text:p>4.97931948</text:p>
          </table:table-cell>
          <table:table-cell office:value-type="float" office:value="3.751615345" calcext:value-type="float">
            <text:p>3.75161534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74938431" calcext:value-type="float">
            <text:p>74938431</text:p>
          </table:table-cell>
          <table:table-cell office:value-type="float" office:value="40640042" calcext:value-type="float">
            <text:p>40640042</text:p>
          </table:table-cell>
          <table:table-cell table:formula="of:=[.C56]/[.B56]" office:value-type="float" office:value="0.542312421779954" calcext:value-type="float">
            <text:p>0.542312421779954</text:p>
          </table:table-cell>
          <table:table-cell office:value-type="float" office:value="23.75" calcext:value-type="float">
            <text:p>23.75</text:p>
          </table:table-cell>
          <table:table-cell office:value-type="float" office:value="1784" calcext:value-type="float">
            <text:p>1784</text:p>
          </table:table-cell>
          <table:table-cell office:value-type="float" office:value="1.99" calcext:value-type="float">
            <text:p>1.99</text:p>
          </table:table-cell>
          <table:table-cell office:value-type="float" office:value="1636" calcext:value-type="float">
            <text:p>1636</text:p>
          </table:table-cell>
          <table:table-cell office:value-type="string" calcext:value-type="string">
            <text:p>01_ERR17431.aln.sort.dupmark.rg.11.bam.cram_rawstreams.DS_FP</text:p>
          </table:table-cell>
          <table:table-cell office:value-type="string" calcext:value-type="string">
            <text:p>DS_NP</text:p>
          </table:table-cell>
          <table:table-cell office:value-type="float" office:value="1" calcext:value-type="float">
            <text:p>1</text:p>
          </table:table-cell>
          <table:table-cell office:value-type="float" office:value="3.009130819" calcext:value-type="float">
            <text:p>3.009130819</text:p>
          </table:table-cell>
          <table:table-cell office:value-type="float" office:value="19.47606245" calcext:value-type="float">
            <text:p>19.4760624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74938431" calcext:value-type="float">
            <text:p>74938431</text:p>
          </table:table-cell>
          <table:table-cell office:value-type="float" office:value="40465488" calcext:value-type="float">
            <text:p>40465488</text:p>
          </table:table-cell>
          <table:table-cell table:formula="of:=[.C57]/[.B57]" office:value-type="float" office:value="0.539983122945288" calcext:value-type="float">
            <text:p>0.539983122945288</text:p>
          </table:table-cell>
          <table:table-cell office:value-type="float" office:value="9.3" calcext:value-type="float">
            <text:p>9.3</text:p>
          </table:table-cell>
          <table:table-cell office:value-type="float" office:value="9856" calcext:value-type="float">
            <text:p>9856</text:p>
          </table:table-cell>
          <table:table-cell office:value-type="float" office:value="5.71" calcext:value-type="float">
            <text:p>5.71</text:p>
          </table:table-cell>
          <table:table-cell office:value-type="float" office:value="6976" calcext:value-type="float">
            <text:p>6976</text:p>
          </table:table-cell>
          <table:table-cell office:value-type="string" calcext:value-type="string">
            <text:p>01_ERR17431.aln.sort.dupmark.rg.11.bam.cram_rawstreams.DS_FP</text:p>
          </table:table-cell>
          <table:table-cell office:value-type="string" calcext:value-type="string">
            <text:p>DS_FP</text:p>
          </table:table-cell>
          <table:table-cell office:value-type="float" office:value="1" calcext:value-type="float">
            <text:p>1</text:p>
          </table:table-cell>
          <table:table-cell office:value-type="float" office:value="7.684608275" calcext:value-type="float">
            <text:p>7.684608275</text:p>
          </table:table-cell>
          <table:table-cell office:value-type="float" office:value="6.758475763" calcext:value-type="float">
            <text:p>6.75847576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74938431" calcext:value-type="float">
            <text:p>74938431</text:p>
          </table:table-cell>
          <table:table-cell office:value-type="float" office:value="37624888" calcext:value-type="float">
            <text:p>37624888</text:p>
          </table:table-cell>
          <table:table-cell table:formula="of:=[.C58]/[.B58]" office:value-type="float" office:value="0.502077338662188" calcext:value-type="float">
            <text:p>0.502077338662188</text:p>
          </table:table-cell>
          <table:table-cell office:value-type="float" office:value="52.46" calcext:value-type="float">
            <text:p>52.46</text:p>
          </table:table-cell>
          <table:table-cell office:value-type="float" office:value="667460" calcext:value-type="float">
            <text:p>667460</text:p>
          </table:table-cell>
          <table:table-cell office:value-type="float" office:value="4.22" calcext:value-type="float">
            <text:p>4.22</text:p>
          </table:table-cell>
          <table:table-cell office:value-type="float" office:value="67736" calcext:value-type="float">
            <text:p>67736</text:p>
          </table:table-cell>
          <table:table-cell office:value-type="string" calcext:value-type="string">
            <text:p>01_ERR17431.aln.sort.dupmark.rg.11.bam.cram_rawstreams.DS_FP</text:p>
          </table:table-cell>
          <table:table-cell office:value-type="string" calcext:value-type="string">
            <text:p>DS_FP</text:p>
          </table:table-cell>
          <table:table-cell office:value-type="float" office:value="1" calcext:value-type="float">
            <text:p>1</text:p>
          </table:table-cell>
          <table:table-cell office:value-type="float" office:value="1.362311417" calcext:value-type="float">
            <text:p>1.362311417</text:p>
          </table:table-cell>
          <table:table-cell office:value-type="float" office:value="8.50281738" calcext:value-type="float">
            <text:p>8.5028173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74938431" calcext:value-type="float">
            <text:p>74938431</text:p>
          </table:table-cell>
          <table:table-cell office:value-type="float" office:value="49788503" calcext:value-type="float">
            <text:p>49788503</text:p>
          </table:table-cell>
          <table:table-cell table:formula="of:=[.C59]/[.B59]" office:value-type="float" office:value="0.664392119445362" calcext:value-type="float">
            <text:p>0.664392119445362</text:p>
          </table:table-cell>
          <table:table-cell office:value-type="float" office:value="1.95" calcext:value-type="float">
            <text:p>1.95</text:p>
          </table:table-cell>
          <table:table-cell office:value-type="float" office:value="4740" calcext:value-type="float">
            <text:p>4740</text:p>
          </table:table-cell>
          <table:table-cell office:value-type="float" office:value="2.02" calcext:value-type="float">
            <text:p>2.02</text:p>
          </table:table-cell>
          <table:table-cell office:value-type="float" office:value="4900" calcext:value-type="float">
            <text:p>4900</text:p>
          </table:table-cell>
          <table:table-cell office:value-type="string" calcext:value-type="string">
            <text:p>01_ERR17431.aln.sort.dupmark.rg.11.bam.cram_rawstreams.DS_FP</text:p>
          </table:table-cell>
          <table:table-cell office:value-type="string" calcext:value-type="string">
            <text:p>DS_FP</text:p>
          </table:table-cell>
          <table:table-cell office:value-type="float" office:value="1" calcext:value-type="float">
            <text:p>1</text:p>
          </table:table-cell>
          <table:table-cell office:value-type="float" office:value="36.64967023" calcext:value-type="float">
            <text:p>36.64967023</text:p>
          </table:table-cell>
          <table:table-cell office:value-type="float" office:value="23.50594879" calcext:value-type="float">
            <text:p>23.5059487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74938431" calcext:value-type="float">
            <text:p>74938431</text:p>
          </table:table-cell>
          <table:table-cell office:value-type="float" office:value="43076971" calcext:value-type="float">
            <text:p>43076971</text:p>
          </table:table-cell>
          <table:table-cell table:formula="of:=[.C60]/[.B60]" office:value-type="float" office:value="0.574831504011607" calcext:value-type="float">
            <text:p>0.574831504011607</text:p>
          </table:table-cell>
          <table:table-cell office:value-type="float" office:value="2.7" calcext:value-type="float">
            <text:p>2.7</text:p>
          </table:table-cell>
          <table:table-cell office:value-type="float" office:value="5232" calcext:value-type="float">
            <text:p>5232</text:p>
          </table:table-cell>
          <table:table-cell office:value-type="float" office:value="2.68" calcext:value-type="float">
            <text:p>2.68</text:p>
          </table:table-cell>
          <table:table-cell office:value-type="float" office:value="6096" calcext:value-type="float">
            <text:p>6096</text:p>
          </table:table-cell>
          <table:table-cell office:value-type="string" calcext:value-type="string">
            <text:p>01_ERR17431.aln.sort.dupmark.rg.11.bam.cram_rawstreams.DS_FP</text:p>
          </table:table-cell>
          <table:table-cell office:value-type="string" calcext:value-type="string">
            <text:p>DS_FP</text:p>
          </table:table-cell>
          <table:table-cell office:value-type="float" office:value="1" calcext:value-type="float">
            <text:p>1</text:p>
          </table:table-cell>
          <table:table-cell office:value-type="float" office:value="26.46920628" calcext:value-type="float">
            <text:p>26.46920628</text:p>
          </table:table-cell>
          <table:table-cell office:value-type="float" office:value="15.32888092" calcext:value-type="float">
            <text:p>15.3288809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74938431" calcext:value-type="float">
            <text:p>74938431</text:p>
          </table:table-cell>
          <table:table-cell office:value-type="float" office:value="43323359" calcext:value-type="float">
            <text:p>43323359</text:p>
          </table:table-cell>
          <table:table-cell table:formula="of:=[.C61]/[.B61]" office:value-type="float" office:value="0.578119376425162" calcext:value-type="float">
            <text:p>0.578119376425162</text:p>
          </table:table-cell>
          <table:table-cell office:value-type="float" office:value="45.27" calcext:value-type="float">
            <text:p>45.27</text:p>
          </table:table-cell>
          <table:table-cell office:value-type="float" office:value="1380056" calcext:value-type="float">
            <text:p>1380056</text:p>
          </table:table-cell>
          <table:table-cell office:value-type="float" office:value="32.66" calcext:value-type="float">
            <text:p>32.66</text:p>
          </table:table-cell>
          <table:table-cell office:value-type="float" office:value="1757216" calcext:value-type="float">
            <text:p>1757216</text:p>
          </table:table-cell>
          <table:table-cell office:value-type="string" calcext:value-type="string">
            <text:p>01_ERR17431.aln.sort.dupmark.rg.11.bam.cram_rawstreams.DS_FP</text:p>
          </table:table-cell>
          <table:table-cell office:value-type="string" calcext:value-type="string">
            <text:p>DS_FP</text:p>
          </table:table-cell>
          <table:table-cell office:value-type="float" office:value="1" calcext:value-type="float">
            <text:p>1</text:p>
          </table:table-cell>
          <table:table-cell office:value-type="float" office:value="1.578680295" calcext:value-type="float">
            <text:p>1.578680295</text:p>
          </table:table-cell>
          <table:table-cell office:value-type="float" office:value="1.265045156" calcext:value-type="float">
            <text:p>1.26504515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6300035" calcext:value-type="float">
            <text:p>6300035</text:p>
          </table:table-cell>
          <table:table-cell office:value-type="float" office:value="1745871" calcext:value-type="float">
            <text:p>1745871</text:p>
          </table:table-cell>
          <table:table-cell table:formula="of:=[.C62]/[.B62]" office:value-type="float" office:value="0.277120841392151" calcext:value-type="float">
            <text:p>0.277120841392151</text:p>
          </table:table-cell>
          <table:table-cell office:value-type="float" office:value="1.25" calcext:value-type="float">
            <text:p>1.25</text:p>
          </table:table-cell>
          <table:table-cell office:value-type="float" office:value="1744" calcext:value-type="float">
            <text:p>1744</text:p>
          </table:table-cell>
          <table:table-cell office:value-type="float" office:value="0.13" calcext:value-type="float">
            <text:p>0.13</text:p>
          </table:table-cell>
          <table:table-cell office:value-type="float" office:value="1604" calcext:value-type="float">
            <text:p>1604</text:p>
          </table:table-cell>
          <table:table-cell office:value-type="string" calcext:value-type="string">
            <text:p>01_ERR17431.aln.sort.dupmark.rg.11.bam.cram_rawstreams.DS_SAZ</text:p>
          </table:table-cell>
          <table:table-cell office:value-type="string" calcext:value-type="string">
            <text:p>DS_SAZ</text:p>
          </table:table-cell>
          <table:table-cell office:value-type="float" office:value="1" calcext:value-type="float">
            <text:p>1</text:p>
          </table:table-cell>
          <table:table-cell office:value-type="float" office:value="4.806545258" calcext:value-type="float">
            <text:p>4.806545258</text:p>
          </table:table-cell>
          <table:table-cell office:value-type="float" office:value="12.80763333" calcext:value-type="float">
            <text:p>12.8076333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6300035" calcext:value-type="float">
            <text:p>6300035</text:p>
          </table:table-cell>
          <table:table-cell office:value-type="float" office:value="1309170" calcext:value-type="float">
            <text:p>1309170</text:p>
          </table:table-cell>
          <table:table-cell table:formula="of:=[.C63]/[.B63]" office:value-type="float" office:value="0.207803607440276" calcext:value-type="float">
            <text:p>0.207803607440276</text:p>
          </table:table-cell>
          <table:table-cell office:value-type="float" office:value="0.79" calcext:value-type="float">
            <text:p>0.79</text:p>
          </table:table-cell>
          <table:table-cell office:value-type="float" office:value="9916" calcext:value-type="float">
            <text:p>9916</text:p>
          </table:table-cell>
          <table:table-cell office:value-type="float" office:value="0.4" calcext:value-type="float">
            <text:p>0.4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01_ERR17431.aln.sort.dupmark.rg.11.bam.cram_rawstreams.DS_SAZ</text:p>
          </table:table-cell>
          <table:table-cell office:value-type="string" calcext:value-type="string">
            <text:p>DS_SAZ</text:p>
          </table:table-cell>
          <table:table-cell office:value-type="float" office:value="1" calcext:value-type="float">
            <text:p>1</text:p>
          </table:table-cell>
          <table:table-cell office:value-type="float" office:value="7.605293129" calcext:value-type="float">
            <text:p>7.605293129</text:p>
          </table:table-cell>
          <table:table-cell office:value-type="float" office:value="3.121304512" calcext:value-type="float">
            <text:p>3.1213045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6300035" calcext:value-type="float">
            <text:p>6300035</text:p>
          </table:table-cell>
          <table:table-cell office:value-type="float" office:value="1333068" calcext:value-type="float">
            <text:p>1333068</text:p>
          </table:table-cell>
          <table:table-cell table:formula="of:=[.C64]/[.B64]" office:value-type="float" office:value="0.211596919699652" calcext:value-type="float">
            <text:p>0.211596919699652</text:p>
          </table:table-cell>
          <table:table-cell office:value-type="float" office:value="6.05" calcext:value-type="float">
            <text:p>6.05</text:p>
          </table:table-cell>
          <table:table-cell office:value-type="float" office:value="123580" calcext:value-type="float">
            <text:p>123580</text:p>
          </table:table-cell>
          <table:table-cell office:value-type="float" office:value="0.23" calcext:value-type="float">
            <text:p>0.23</text:p>
          </table:table-cell>
          <table:table-cell office:value-type="float" office:value="8556" calcext:value-type="float">
            <text:p>8556</text:p>
          </table:table-cell>
          <table:table-cell office:value-type="string" calcext:value-type="string">
            <text:p>01_ERR17431.aln.sort.dupmark.rg.11.bam.cram_rawstreams.DS_SAZ</text:p>
          </table:table-cell>
          <table:table-cell office:value-type="string" calcext:value-type="string">
            <text:p>DS_SAZ</text:p>
          </table:table-cell>
          <table:table-cell office:value-type="float" office:value="1" calcext:value-type="float">
            <text:p>1</text:p>
          </table:table-cell>
          <table:table-cell office:value-type="float" office:value="0.993087863" calcext:value-type="float">
            <text:p>0.993087863</text:p>
          </table:table-cell>
          <table:table-cell office:value-type="float" office:value="5.527446581" calcext:value-type="float">
            <text:p>5.52744658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6300035" calcext:value-type="float">
            <text:p>6300035</text:p>
          </table:table-cell>
          <table:table-cell office:value-type="float" office:value="3137804" calcext:value-type="float">
            <text:p>3137804</text:p>
          </table:table-cell>
          <table:table-cell table:formula="of:=[.C65]/[.B65]" office:value-type="float" office:value="0.498061359976572" calcext:value-type="float">
            <text:p>0.498061359976572</text:p>
          </table:table-cell>
          <table:table-cell office:value-type="float" office:value="0.17" calcext:value-type="float">
            <text:p>0.17</text:p>
          </table:table-cell>
          <table:table-cell office:value-type="float" office:value="4520" calcext:value-type="float">
            <text:p>4520</text:p>
          </table:table-cell>
          <table:table-cell office:value-type="float" office:value="0.17" calcext:value-type="float">
            <text:p>0.17</text:p>
          </table:table-cell>
          <table:table-cell office:value-type="float" office:value="4608" calcext:value-type="float">
            <text:p>4608</text:p>
          </table:table-cell>
          <table:table-cell office:value-type="string" calcext:value-type="string">
            <text:p>01_ERR17431.aln.sort.dupmark.rg.11.bam.cram_rawstreams.DS_SAZ</text:p>
          </table:table-cell>
          <table:table-cell office:value-type="string" calcext:value-type="string">
            <text:p>DS_SAZ</text:p>
          </table:table-cell>
          <table:table-cell office:value-type="float" office:value="1" calcext:value-type="float">
            <text:p>1</text:p>
          </table:table-cell>
          <table:table-cell office:value-type="float" office:value="35.34224454" calcext:value-type="float">
            <text:p>35.34224454</text:p>
          </table:table-cell>
          <table:table-cell office:value-type="float" office:value="17.60260638" calcext:value-type="float">
            <text:p>17.6026063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6300035" calcext:value-type="float">
            <text:p>6300035</text:p>
          </table:table-cell>
          <table:table-cell office:value-type="float" office:value="2390313" calcext:value-type="float">
            <text:p>2390313</text:p>
          </table:table-cell>
          <table:table-cell table:formula="of:=[.C66]/[.B66]" office:value-type="float" office:value="0.379412654056684" calcext:value-type="float">
            <text:p>0.379412654056684</text:p>
          </table:table-cell>
          <table:table-cell office:value-type="float" office:value="0.2" calcext:value-type="float">
            <text:p>0.2</text:p>
          </table:table-cell>
          <table:table-cell office:value-type="float" office:value="4284" calcext:value-type="float">
            <text:p>4284</text:p>
          </table:table-cell>
          <table:table-cell office:value-type="float" office:value="0.23" calcext:value-type="float">
            <text:p>0.23</text:p>
          </table:table-cell>
          <table:table-cell office:value-type="float" office:value="5892" calcext:value-type="float">
            <text:p>5892</text:p>
          </table:table-cell>
          <table:table-cell office:value-type="string" calcext:value-type="string">
            <text:p>01_ERR17431.aln.sort.dupmark.rg.11.bam.cram_rawstreams.DS_SAZ</text:p>
          </table:table-cell>
          <table:table-cell office:value-type="string" calcext:value-type="string">
            <text:p>DS_SAZ</text:p>
          </table:table-cell>
          <table:table-cell office:value-type="float" office:value="1" calcext:value-type="float">
            <text:p>1</text:p>
          </table:table-cell>
          <table:table-cell office:value-type="float" office:value="30.04090786" calcext:value-type="float">
            <text:p>30.04090786</text:p>
          </table:table-cell>
          <table:table-cell office:value-type="float" office:value="9.911217897" calcext:value-type="float">
            <text:p>9.91121789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6300035" calcext:value-type="float">
            <text:p>6300035</text:p>
          </table:table-cell>
          <table:table-cell office:value-type="float" office:value="2106029" calcext:value-type="float">
            <text:p>2106029</text:p>
          </table:table-cell>
          <table:table-cell table:formula="of:=[.C67]/[.B67]" office:value-type="float" office:value="0.334288460302205" calcext:value-type="float">
            <text:p>0.334288460302205</text:p>
          </table:table-cell>
          <table:table-cell office:value-type="float" office:value="12.74" calcext:value-type="float">
            <text:p>12.74</text:p>
          </table:table-cell>
          <table:table-cell office:value-type="float" office:value="91728" calcext:value-type="float">
            <text:p>91728</text:p>
          </table:table-cell>
          <table:table-cell office:value-type="float" office:value="2.28" calcext:value-type="float">
            <text:p>2.28</text:p>
          </table:table-cell>
          <table:table-cell office:value-type="float" office:value="105040" calcext:value-type="float">
            <text:p>105040</text:p>
          </table:table-cell>
          <table:table-cell office:value-type="string" calcext:value-type="string">
            <text:p>01_ERR17431.aln.sort.dupmark.rg.11.bam.cram_rawstreams.DS_SAZ</text:p>
          </table:table-cell>
          <table:table-cell office:value-type="string" calcext:value-type="string">
            <text:p>DS_SAZ</text:p>
          </table:table-cell>
          <table:table-cell office:value-type="float" office:value="1" calcext:value-type="float">
            <text:p>1</text:p>
          </table:table-cell>
          <table:table-cell office:value-type="float" office:value="0.471599809" calcext:value-type="float">
            <text:p>0.471599809</text:p>
          </table:table-cell>
          <table:table-cell office:value-type="float" office:value="0.880906038" calcext:value-type="float">
            <text:p>0.88090603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87459522" calcext:value-type="float">
            <text:p>87459522</text:p>
          </table:table-cell>
          <table:table-cell office:value-type="float" office:value="294967" calcext:value-type="float">
            <text:p>294967</text:p>
          </table:table-cell>
          <table:table-cell table:formula="of:=[.C68]/[.B68]" office:value-type="float" office:value="0.00337261161797797" calcext:value-type="float">
            <text:p>0.003372611617978</text:p>
          </table:table-cell>
          <table:table-cell office:value-type="float" office:value="1.61" calcext:value-type="float">
            <text:p>1.61</text:p>
          </table:table-cell>
          <table:table-cell office:value-type="float" office:value="1804" calcext:value-type="float">
            <text:p>1804</text:p>
          </table:table-cell>
          <table:table-cell office:value-type="float" office:value="1.3" calcext:value-type="float">
            <text:p>1.3</text:p>
          </table:table-cell>
          <table:table-cell office:value-type="float" office:value="1624" calcext:value-type="float">
            <text:p>1624</text:p>
          </table:table-cell>
          <table:table-cell office:value-type="string" calcext:value-type="string">
            <text:p>01_ERR17431.aln.sort.dupmark.rg.11.bam.cram_rawstreams.DS_RL</text:p>
          </table:table-cell>
          <table:table-cell office:value-type="string" calcext:value-type="string">
            <text:p>DS_RL</text:p>
          </table:table-cell>
          <table:table-cell office:value-type="float" office:value="1" calcext:value-type="float">
            <text:p>1</text:p>
          </table:table-cell>
          <table:table-cell office:value-type="float" office:value="51.80614898" calcext:value-type="float">
            <text:p>51.80614898</text:p>
          </table:table-cell>
          <table:table-cell office:value-type="float" office:value="0.216386502" calcext:value-type="float">
            <text:p>0.21638650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87459522" calcext:value-type="float">
            <text:p>87459522</text:p>
          </table:table-cell>
          <table:table-cell office:value-type="float" office:value="177739" calcext:value-type="float">
            <text:p>177739</text:p>
          </table:table-cell>
          <table:table-cell table:formula="of:=[.C69]/[.B69]" office:value-type="float" office:value="0.00203224298436024" calcext:value-type="float">
            <text:p>0.00203224298436</text:p>
          </table:table-cell>
          <table:table-cell office:value-type="float" office:value="1.36" calcext:value-type="float">
            <text:p>1.36</text:p>
          </table:table-cell>
          <table:table-cell office:value-type="float" office:value="9732" calcext:value-type="float">
            <text:p>9732</text:p>
          </table:table-cell>
          <table:table-cell office:value-type="float" office:value="1.13" calcext:value-type="float">
            <text:p>1.13</text:p>
          </table:table-cell>
          <table:table-cell office:value-type="float" office:value="5944" calcext:value-type="float">
            <text:p>5944</text:p>
          </table:table-cell>
          <table:table-cell office:value-type="string" calcext:value-type="string">
            <text:p>01_ERR17431.aln.sort.dupmark.rg.11.bam.cram_rawstreams.DS_RL</text:p>
          </table:table-cell>
          <table:table-cell office:value-type="string" calcext:value-type="string">
            <text:p>DS_RL</text:p>
          </table:table-cell>
          <table:table-cell office:value-type="float" office:value="1" calcext:value-type="float">
            <text:p>1</text:p>
          </table:table-cell>
          <table:table-cell office:value-type="float" office:value="61.32933813" calcext:value-type="float">
            <text:p>61.32933813</text:p>
          </table:table-cell>
          <table:table-cell office:value-type="float" office:value="0.15000453" calcext:value-type="float">
            <text:p>0.1500045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87459522" calcext:value-type="float">
            <text:p>87459522</text:p>
          </table:table-cell>
          <table:table-cell office:value-type="float" office:value="247952" calcext:value-type="float">
            <text:p>247952</text:p>
          </table:table-cell>
          <table:table-cell table:formula="of:=[.C70]/[.B70]" office:value-type="float" office:value="0.0028350486525641" calcext:value-type="float">
            <text:p>0.002835048652564</text:p>
          </table:table-cell>
          <table:table-cell office:value-type="float" office:value="6.51" calcext:value-type="float">
            <text:p>6.51</text:p>
          </table:table-cell>
          <table:table-cell office:value-type="float" office:value="678816" calcext:value-type="float">
            <text:p>678816</text:p>
          </table:table-cell>
          <table:table-cell office:value-type="float" office:value="0.96" calcext:value-type="float">
            <text:p>0.96</text:p>
          </table:table-cell>
          <table:table-cell office:value-type="float" office:value="67752" calcext:value-type="float">
            <text:p>67752</text:p>
          </table:table-cell>
          <table:table-cell office:value-type="string" calcext:value-type="string">
            <text:p>01_ERR17431.aln.sort.dupmark.rg.11.bam.cram_rawstreams.DS_RL</text:p>
          </table:table-cell>
          <table:table-cell office:value-type="string" calcext:value-type="string">
            <text:p>DS_RL</text:p>
          </table:table-cell>
          <table:table-cell office:value-type="float" office:value="1" calcext:value-type="float">
            <text:p>1</text:p>
          </table:table-cell>
          <table:table-cell office:value-type="float" office:value="12.8122734" calcext:value-type="float">
            <text:p>12.8122734</text:p>
          </table:table-cell>
          <table:table-cell office:value-type="float" office:value="0.246318181" calcext:value-type="float">
            <text:p>0.24631818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87459522" calcext:value-type="float">
            <text:p>87459522</text:p>
          </table:table-cell>
          <table:table-cell office:value-type="float" office:value="335987" calcext:value-type="float">
            <text:p>335987</text:p>
          </table:table-cell>
          <table:table-cell table:formula="of:=[.C71]/[.B71]" office:value-type="float" office:value="0.00384162858790836" calcext:value-type="float">
            <text:p>0.003841628587908</text:p>
          </table:table-cell>
          <table:table-cell office:value-type="float" office:value="1.1" calcext:value-type="float">
            <text:p>1.1</text:p>
          </table:table-cell>
          <table:table-cell office:value-type="float" office:value="2804" calcext:value-type="float">
            <text:p>2804</text:p>
          </table:table-cell>
          <table:table-cell office:value-type="float" office:value="1.52" calcext:value-type="float">
            <text:p>1.52</text:p>
          </table:table-cell>
          <table:table-cell office:value-type="float" office:value="3412" calcext:value-type="float">
            <text:p>3412</text:p>
          </table:table-cell>
          <table:table-cell office:value-type="string" calcext:value-type="string">
            <text:p>01_ERR17431.aln.sort.dupmark.rg.11.bam.cram_rawstreams.DS_RL</text:p>
          </table:table-cell>
          <table:table-cell office:value-type="string" calcext:value-type="string">
            <text:p>DS_RL</text:p>
          </table:table-cell>
          <table:table-cell office:value-type="float" office:value="1" calcext:value-type="float">
            <text:p>1</text:p>
          </table:table-cell>
          <table:table-cell office:value-type="float" office:value="75.82536351" calcext:value-type="float">
            <text:p>75.82536351</text:p>
          </table:table-cell>
          <table:table-cell office:value-type="float" office:value="0.210804061" calcext:value-type="float">
            <text:p>0.2108040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87459522" calcext:value-type="float">
            <text:p>87459522</text:p>
          </table:table-cell>
          <table:table-cell office:value-type="float" office:value="336664" calcext:value-type="float">
            <text:p>336664</text:p>
          </table:table-cell>
          <table:table-cell table:formula="of:=[.C72]/[.B72]" office:value-type="float" office:value="0.00384936931166854" calcext:value-type="float">
            <text:p>0.003849369311669</text:p>
          </table:table-cell>
          <table:table-cell office:value-type="float" office:value="1.44" calcext:value-type="float">
            <text:p>1.44</text:p>
          </table:table-cell>
          <table:table-cell office:value-type="float" office:value="3084" calcext:value-type="float">
            <text:p>3084</text:p>
          </table:table-cell>
          <table:table-cell office:value-type="float" office:value="1.88" calcext:value-type="float">
            <text:p>1.88</text:p>
          </table:table-cell>
          <table:table-cell office:value-type="float" office:value="4720" calcext:value-type="float">
            <text:p>4720</text:p>
          </table:table-cell>
          <table:table-cell office:value-type="string" calcext:value-type="string">
            <text:p>01_ERR17431.aln.sort.dupmark.rg.11.bam.cram_rawstreams.DS_RL</text:p>
          </table:table-cell>
          <table:table-cell office:value-type="string" calcext:value-type="string">
            <text:p>DS_RL</text:p>
          </table:table-cell>
          <table:table-cell office:value-type="float" office:value="1" calcext:value-type="float">
            <text:p>1</text:p>
          </table:table-cell>
          <table:table-cell office:value-type="float" office:value="57.92215268" calcext:value-type="float">
            <text:p>57.92215268</text:p>
          </table:table-cell>
          <table:table-cell office:value-type="float" office:value="0.17078075" calcext:value-type="float">
            <text:p>0.1707807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87459522" calcext:value-type="float">
            <text:p>87459522</text:p>
          </table:table-cell>
          <table:table-cell office:value-type="float" office:value="178598" calcext:value-type="float">
            <text:p>178598</text:p>
          </table:table-cell>
          <table:table-cell table:formula="of:=[.C73]/[.B73]" office:value-type="float" office:value="0.00204206467078565" calcext:value-type="float">
            <text:p>0.002042064670786</text:p>
          </table:table-cell>
          <table:table-cell office:value-type="float" office:value="1.16" calcext:value-type="float">
            <text:p>1.16</text:p>
          </table:table-cell>
          <table:table-cell office:value-type="float" office:value="773948" calcext:value-type="float">
            <text:p>773948</text:p>
          </table:table-cell>
          <table:table-cell office:value-type="float" office:value="1.77" calcext:value-type="float">
            <text:p>1.77</text:p>
          </table:table-cell>
          <table:table-cell office:value-type="float" office:value="1060684" calcext:value-type="float">
            <text:p>1060684</text:p>
          </table:table-cell>
          <table:table-cell office:value-type="string" calcext:value-type="string">
            <text:p>01_ERR17431.aln.sort.dupmark.rg.11.bam.cram_rawstreams.DS_RL</text:p>
          </table:table-cell>
          <table:table-cell office:value-type="string" calcext:value-type="string">
            <text:p>DS_RL</text:p>
          </table:table-cell>
          <table:table-cell office:value-type="float" office:value="1" calcext:value-type="float">
            <text:p>1</text:p>
          </table:table-cell>
          <table:table-cell office:value-type="float" office:value="71.90336195" calcext:value-type="float">
            <text:p>71.90336195</text:p>
          </table:table-cell>
          <table:table-cell office:value-type="float" office:value="0.096228433" calcext:value-type="float">
            <text:p>0.09622843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68672005" calcext:value-type="float">
            <text:p>68672005</text:p>
          </table:table-cell>
          <table:table-cell office:value-type="float" office:value="13814911" calcext:value-type="float">
            <text:p>13814911</text:p>
          </table:table-cell>
          <table:table-cell table:formula="of:=[.C74]/[.B74]" office:value-type="float" office:value="0.201172384583791" calcext:value-type="float">
            <text:p>0.201172384583791</text:p>
          </table:table-cell>
          <table:table-cell office:value-type="float" office:value="79.17" calcext:value-type="float">
            <text:p>79.17</text:p>
          </table:table-cell>
          <table:table-cell office:value-type="float" office:value="1880" calcext:value-type="float">
            <text:p>1880</text:p>
          </table:table-cell>
          <table:table-cell office:value-type="float" office:value="1.15" calcext:value-type="float">
            <text:p>1.15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01_ERR17431.aln.sort.dupmark.rg.11.bam.cram_rawstreams.DS_BS</text:p>
          </table:table-cell>
          <table:table-cell office:value-type="string" calcext:value-type="string">
            <text:p>DS_BS</text:p>
          </table:table-cell>
          <table:table-cell office:value-type="float" office:value="1" calcext:value-type="float">
            <text:p>1</text:p>
          </table:table-cell>
          <table:table-cell office:value-type="float" office:value="0.827216464" calcext:value-type="float">
            <text:p>0.827216464</text:p>
          </table:table-cell>
          <table:table-cell office:value-type="float" office:value="11.45645722" calcext:value-type="float">
            <text:p>11.456457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68672005" calcext:value-type="float">
            <text:p>68672005</text:p>
          </table:table-cell>
          <table:table-cell office:value-type="float" office:value="13247566" calcext:value-type="float">
            <text:p>13247566</text:p>
          </table:table-cell>
          <table:table-cell table:formula="of:=[.C75]/[.B75]" office:value-type="float" office:value="0.192910721042731" calcext:value-type="float">
            <text:p>0.192910721042731</text:p>
          </table:table-cell>
          <table:table-cell office:value-type="float" office:value="6.64" calcext:value-type="float">
            <text:p>6.64</text:p>
          </table:table-cell>
          <table:table-cell office:value-type="float" office:value="10092" calcext:value-type="float">
            <text:p>10092</text:p>
          </table:table-cell>
          <table:table-cell office:value-type="float" office:value="3.47" calcext:value-type="float">
            <text:p>3.47</text:p>
          </table:table-cell>
          <table:table-cell office:value-type="float" office:value="6944" calcext:value-type="float">
            <text:p>6944</text:p>
          </table:table-cell>
          <table:table-cell office:value-type="string" calcext:value-type="string">
            <text:p>01_ERR17431.aln.sort.dupmark.rg.11.bam.cram_rawstreams.DS_BS</text:p>
          </table:table-cell>
          <table:table-cell office:value-type="string" calcext:value-type="string">
            <text:p>DS_BS</text:p>
          </table:table-cell>
          <table:table-cell office:value-type="float" office:value="1" calcext:value-type="float">
            <text:p>1</text:p>
          </table:table-cell>
          <table:table-cell office:value-type="float" office:value="9.863061359" calcext:value-type="float">
            <text:p>9.863061359</text:p>
          </table:table-cell>
          <table:table-cell office:value-type="float" office:value="3.640882838" calcext:value-type="float">
            <text:p>3.64088283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68672005" calcext:value-type="float">
            <text:p>68672005</text:p>
          </table:table-cell>
          <table:table-cell office:value-type="float" office:value="12323816" calcext:value-type="float">
            <text:p>12323816</text:p>
          </table:table-cell>
          <table:table-cell table:formula="of:=[.C76]/[.B76]" office:value-type="float" office:value="0.179459096905646" calcext:value-type="float">
            <text:p>0.179459096905646</text:p>
          </table:table-cell>
          <table:table-cell office:value-type="float" office:value="87.69" calcext:value-type="float">
            <text:p>87.69</text:p>
          </table:table-cell>
          <table:table-cell office:value-type="float" office:value="660824" calcext:value-type="float">
            <text:p>660824</text:p>
          </table:table-cell>
          <table:table-cell office:value-type="float" office:value="1.56" calcext:value-type="float">
            <text:p>1.56</text:p>
          </table:table-cell>
          <table:table-cell office:value-type="float" office:value="67836" calcext:value-type="float">
            <text:p>67836</text:p>
          </table:table-cell>
          <table:table-cell office:value-type="string" calcext:value-type="string">
            <text:p>01_ERR17431.aln.sort.dupmark.rg.11.bam.cram_rawstreams.DS_BS</text:p>
          </table:table-cell>
          <table:table-cell office:value-type="string" calcext:value-type="string">
            <text:p>DS_BS</text:p>
          </table:table-cell>
          <table:table-cell office:value-type="float" office:value="1" calcext:value-type="float">
            <text:p>1</text:p>
          </table:table-cell>
          <table:table-cell office:value-type="float" office:value="0.746843738" calcext:value-type="float">
            <text:p>0.746843738</text:p>
          </table:table-cell>
          <table:table-cell office:value-type="float" office:value="7.533914615" calcext:value-type="float">
            <text:p>7.5339146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68672005" calcext:value-type="float">
            <text:p>68672005</text:p>
          </table:table-cell>
          <table:table-cell office:value-type="float" office:value="16186536" calcext:value-type="float">
            <text:p>16186536</text:p>
          </table:table-cell>
          <table:table-cell table:formula="of:=[.C77]/[.B77]" office:value-type="float" office:value="0.235707927852114" calcext:value-type="float">
            <text:p>0.235707927852114</text:p>
          </table:table-cell>
          <table:table-cell office:value-type="float" office:value="1.25" calcext:value-type="float">
            <text:p>1.25</text:p>
          </table:table-cell>
          <table:table-cell office:value-type="float" office:value="4096" calcext:value-type="float">
            <text:p>4096</text:p>
          </table:table-cell>
          <table:table-cell office:value-type="float" office:value="1.49" calcext:value-type="float">
            <text:p>1.49</text:p>
          </table:table-cell>
          <table:table-cell office:value-type="float" office:value="4340" calcext:value-type="float">
            <text:p>4340</text:p>
          </table:table-cell>
          <table:table-cell office:value-type="string" calcext:value-type="string">
            <text:p>01_ERR17431.aln.sort.dupmark.rg.11.bam.cram_rawstreams.DS_BS</text:p>
          </table:table-cell>
          <table:table-cell office:value-type="string" calcext:value-type="string">
            <text:p>DS_BS</text:p>
          </table:table-cell>
          <table:table-cell office:value-type="float" office:value="1" calcext:value-type="float">
            <text:p>1</text:p>
          </table:table-cell>
          <table:table-cell office:value-type="float" office:value="52.39258194" calcext:value-type="float">
            <text:p>52.39258194</text:p>
          </table:table-cell>
          <table:table-cell office:value-type="float" office:value="10.36019037" calcext:value-type="float">
            <text:p>10.3601903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68672005" calcext:value-type="float">
            <text:p>68672005</text:p>
          </table:table-cell>
          <table:table-cell office:value-type="float" office:value="13713596" calcext:value-type="float">
            <text:p>13713596</text:p>
          </table:table-cell>
          <table:table-cell table:formula="of:=[.C78]/[.B78]" office:value-type="float" office:value="0.199697038116187" calcext:value-type="float">
            <text:p>0.199697038116187</text:p>
          </table:table-cell>
          <table:table-cell office:value-type="float" office:value="1.4" calcext:value-type="float">
            <text:p>1.4</text:p>
          </table:table-cell>
          <table:table-cell office:value-type="float" office:value="3960" calcext:value-type="float">
            <text:p>3960</text:p>
          </table:table-cell>
          <table:table-cell office:value-type="float" office:value="1.73" calcext:value-type="float">
            <text:p>1.73</text:p>
          </table:table-cell>
          <table:table-cell office:value-type="float" office:value="5704" calcext:value-type="float">
            <text:p>5704</text:p>
          </table:table-cell>
          <table:table-cell office:value-type="string" calcext:value-type="string">
            <text:p>01_ERR17431.aln.sort.dupmark.rg.11.bam.cram_rawstreams.DS_BS</text:p>
          </table:table-cell>
          <table:table-cell office:value-type="string" calcext:value-type="string">
            <text:p>DS_BS</text:p>
          </table:table-cell>
          <table:table-cell office:value-type="float" office:value="1" calcext:value-type="float">
            <text:p>1</text:p>
          </table:table-cell>
          <table:table-cell office:value-type="float" office:value="46.77909102" calcext:value-type="float">
            <text:p>46.77909102</text:p>
          </table:table-cell>
          <table:table-cell office:value-type="float" office:value="7.559713463" calcext:value-type="float">
            <text:p>7.55971346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68672005" calcext:value-type="float">
            <text:p>68672005</text:p>
          </table:table-cell>
          <table:table-cell office:value-type="float" office:value="12149634" calcext:value-type="float">
            <text:p>12149634</text:p>
          </table:table-cell>
          <table:table-cell table:formula="of:=[.C79]/[.B79]" office:value-type="float" office:value="0.17692266302695" calcext:value-type="float">
            <text:p>0.17692266302695</text:p>
          </table:table-cell>
          <table:table-cell office:value-type="float" office:value="12.43" calcext:value-type="float">
            <text:p>12.43</text:p>
          </table:table-cell>
          <table:table-cell office:value-type="float" office:value="1078444" calcext:value-type="float">
            <text:p>1078444</text:p>
          </table:table-cell>
          <table:table-cell office:value-type="float" office:value="10.65" calcext:value-type="float">
            <text:p>10.65</text:p>
          </table:table-cell>
          <table:table-cell office:value-type="float" office:value="1090484" calcext:value-type="float">
            <text:p>1090484</text:p>
          </table:table-cell>
          <table:table-cell office:value-type="string" calcext:value-type="string">
            <text:p>01_ERR17431.aln.sort.dupmark.rg.11.bam.cram_rawstreams.DS_BS</text:p>
          </table:table-cell>
          <table:table-cell office:value-type="string" calcext:value-type="string">
            <text:p>DS_BS</text:p>
          </table:table-cell>
          <table:table-cell office:value-type="float" office:value="1" calcext:value-type="float">
            <text:p>1</text:p>
          </table:table-cell>
          <table:table-cell office:value-type="float" office:value="5.268763268" calcext:value-type="float">
            <text:p>5.268763268</text:p>
          </table:table-cell>
          <table:table-cell office:value-type="float" office:value="1.087961869" calcext:value-type="float">
            <text:p>1.08796186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94139522" calcext:value-type="float">
            <text:p>94139522</text:p>
          </table:table-cell>
          <table:table-cell office:value-type="float" office:value="15188726" calcext:value-type="float">
            <text:p>15188726</text:p>
          </table:table-cell>
          <table:table-cell table:formula="of:=[.C80]/[.B80]" office:value-type="float" office:value="0.16134271427467" calcext:value-type="float">
            <text:p>0.16134271427467</text:p>
          </table:table-cell>
          <table:table-cell office:value-type="float" office:value="311.13" calcext:value-type="float">
            <text:p>311.13</text:p>
          </table:table-cell>
          <table:table-cell office:value-type="float" office:value="1792" calcext:value-type="float">
            <text:p>1792</text:p>
          </table:table-cell>
          <table:table-cell office:value-type="float" office:value="1.83" calcext:value-type="float">
            <text:p>1.83</text:p>
          </table:table-cell>
          <table:table-cell office:value-type="float" office:value="1676" calcext:value-type="float">
            <text:p>1676</text:p>
          </table:table-cell>
          <table:table-cell office:value-type="string" calcext:value-type="string">
            <text:p>01_ERR17431.aln.sort.dupmark.rg.11.bam.cram_rawstreams.DS_CF</text:p>
          </table:table-cell>
          <table:table-cell office:value-type="string" calcext:value-type="string">
            <text:p>DS_CF</text:p>
          </table:table-cell>
          <table:table-cell office:value-type="float" office:value="1" calcext:value-type="float">
            <text:p>1</text:p>
          </table:table-cell>
          <table:table-cell office:value-type="float" office:value="0.288556051" calcext:value-type="float">
            <text:p>0.288556051</text:p>
          </table:table-cell>
          <table:table-cell office:value-type="float" office:value="7.915354036" calcext:value-type="float">
            <text:p>7.91535403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94139522" calcext:value-type="float">
            <text:p>94139522</text:p>
          </table:table-cell>
          <table:table-cell office:value-type="float" office:value="15570411" calcext:value-type="float">
            <text:p>15570411</text:p>
          </table:table-cell>
          <table:table-cell table:formula="of:=[.C81]/[.B81]" office:value-type="float" office:value="0.165397175056827" calcext:value-type="float">
            <text:p>0.165397175056827</text:p>
          </table:table-cell>
          <table:table-cell office:value-type="float" office:value="18.71" calcext:value-type="float">
            <text:p>18.71</text:p>
          </table:table-cell>
          <table:table-cell office:value-type="float" office:value="9884" calcext:value-type="float">
            <text:p>9884</text:p>
          </table:table-cell>
          <table:table-cell office:value-type="float" office:value="7.43" calcext:value-type="float">
            <text:p>7.43</text:p>
          </table:table-cell>
          <table:table-cell office:value-type="float" office:value="6940" calcext:value-type="float">
            <text:p>6940</text:p>
          </table:table-cell>
          <table:table-cell office:value-type="string" calcext:value-type="string">
            <text:p>01_ERR17431.aln.sort.dupmark.rg.11.bam.cram_rawstreams.DS_CF</text:p>
          </table:table-cell>
          <table:table-cell office:value-type="string" calcext:value-type="string">
            <text:p>DS_CF</text:p>
          </table:table-cell>
          <table:table-cell office:value-type="float" office:value="1" calcext:value-type="float">
            <text:p>1</text:p>
          </table:table-cell>
          <table:table-cell office:value-type="float" office:value="4.798420326" calcext:value-type="float">
            <text:p>4.798420326</text:p>
          </table:table-cell>
          <table:table-cell office:value-type="float" office:value="1.998533118" calcext:value-type="float">
            <text:p>1.99853311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94139522" calcext:value-type="float">
            <text:p>94139522</text:p>
          </table:table-cell>
          <table:table-cell office:value-type="float" office:value="13360592" calcext:value-type="float">
            <text:p>13360592</text:p>
          </table:table-cell>
          <table:table-cell table:formula="of:=[.C82]/[.B82]" office:value-type="float" office:value="0.141923304008278" calcext:value-type="float">
            <text:p>0.141923304008278</text:p>
          </table:table-cell>
          <table:table-cell office:value-type="float" office:value="173.32" calcext:value-type="float">
            <text:p>173.32</text:p>
          </table:table-cell>
          <table:table-cell office:value-type="float" office:value="685900" calcext:value-type="float">
            <text:p>685900</text:p>
          </table:table-cell>
          <table:table-cell office:value-type="float" office:value="2.19" calcext:value-type="float">
            <text:p>2.19</text:p>
          </table:table-cell>
          <table:table-cell office:value-type="float" office:value="67776" calcext:value-type="float">
            <text:p>67776</text:p>
          </table:table-cell>
          <table:table-cell office:value-type="string" calcext:value-type="string">
            <text:p>01_ERR17431.aln.sort.dupmark.rg.11.bam.cram_rawstreams.DS_CF</text:p>
          </table:table-cell>
          <table:table-cell office:value-type="string" calcext:value-type="string">
            <text:p>DS_CF</text:p>
          </table:table-cell>
          <table:table-cell office:value-type="float" office:value="1" calcext:value-type="float">
            <text:p>1</text:p>
          </table:table-cell>
          <table:table-cell office:value-type="float" office:value="0.517992409" calcext:value-type="float">
            <text:p>0.517992409</text:p>
          </table:table-cell>
          <table:table-cell office:value-type="float" office:value="5.818106595" calcext:value-type="float">
            <text:p>5.81810659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94139522" calcext:value-type="float">
            <text:p>94139522</text:p>
          </table:table-cell>
          <table:table-cell office:value-type="float" office:value="13453670" calcext:value-type="float">
            <text:p>13453670</text:p>
          </table:table-cell>
          <table:table-cell table:formula="of:=[.C83]/[.B83]" office:value-type="float" office:value="0.142912027957822" calcext:value-type="float">
            <text:p>0.142912027957822</text:p>
          </table:table-cell>
          <table:table-cell office:value-type="float" office:value="1.69" calcext:value-type="float">
            <text:p>1.69</text:p>
          </table:table-cell>
          <table:table-cell office:value-type="float" office:value="3968" calcext:value-type="float">
            <text:p>3968</text:p>
          </table:table-cell>
          <table:table-cell office:value-type="float" office:value="2.27" calcext:value-type="float">
            <text:p>2.27</text:p>
          </table:table-cell>
          <table:table-cell office:value-type="float" office:value="4340" calcext:value-type="float">
            <text:p>4340</text:p>
          </table:table-cell>
          <table:table-cell office:value-type="string" calcext:value-type="string">
            <text:p>01_ERR17431.aln.sort.dupmark.rg.11.bam.cram_rawstreams.DS_CF</text:p>
          </table:table-cell>
          <table:table-cell office:value-type="string" calcext:value-type="string">
            <text:p>DS_CF</text:p>
          </table:table-cell>
          <table:table-cell office:value-type="float" office:value="1" calcext:value-type="float">
            <text:p>1</text:p>
          </table:table-cell>
          <table:table-cell office:value-type="float" office:value="53.12333982" calcext:value-type="float">
            <text:p>53.12333982</text:p>
          </table:table-cell>
          <table:table-cell office:value-type="float" office:value="5.652167198" calcext:value-type="float">
            <text:p>5.65216719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94139522" calcext:value-type="float">
            <text:p>94139522</text:p>
          </table:table-cell>
          <table:table-cell office:value-type="float" office:value="12779985" calcext:value-type="float">
            <text:p>12779985</text:p>
          </table:table-cell>
          <table:table-cell table:formula="of:=[.C84]/[.B84]" office:value-type="float" office:value="0.135755788095036" calcext:value-type="float">
            <text:p>0.135755788095036</text:p>
          </table:table-cell>
          <table:table-cell office:value-type="float" office:value="1.88" calcext:value-type="float">
            <text:p>1.88</text:p>
          </table:table-cell>
          <table:table-cell office:value-type="float" office:value="3852" calcext:value-type="float">
            <text:p>3852</text:p>
          </table:table-cell>
          <table:table-cell office:value-type="float" office:value="2.09" calcext:value-type="float">
            <text:p>2.09</text:p>
          </table:table-cell>
          <table:table-cell office:value-type="float" office:value="5548" calcext:value-type="float">
            <text:p>5548</text:p>
          </table:table-cell>
          <table:table-cell office:value-type="string" calcext:value-type="string">
            <text:p>01_ERR17431.aln.sort.dupmark.rg.11.bam.cram_rawstreams.DS_CF</text:p>
          </table:table-cell>
          <table:table-cell office:value-type="string" calcext:value-type="string">
            <text:p>DS_CF</text:p>
          </table:table-cell>
          <table:table-cell office:value-type="float" office:value="1" calcext:value-type="float">
            <text:p>1</text:p>
          </table:table-cell>
          <table:table-cell office:value-type="float" office:value="47.75449164" calcext:value-type="float">
            <text:p>47.75449164</text:p>
          </table:table-cell>
          <table:table-cell office:value-type="float" office:value="5.831551894" calcext:value-type="float">
            <text:p>5.831551894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94139522" calcext:value-type="float">
            <text:p>94139522</text:p>
          </table:table-cell>
          <table:table-cell office:value-type="float" office:value="12467870" calcext:value-type="float">
            <text:p>12467870</text:p>
          </table:table-cell>
          <table:table-cell table:formula="of:=[.C85]/[.B85]" office:value-type="float" office:value="0.13244033680137" calcext:value-type="float">
            <text:p>0.13244033680137</text:p>
          </table:table-cell>
          <table:table-cell office:value-type="float" office:value="15.43" calcext:value-type="float">
            <text:p>15.43</text:p>
          </table:table-cell>
          <table:table-cell office:value-type="float" office:value="1791476" calcext:value-type="float">
            <text:p>1791476</text:p>
          </table:table-cell>
          <table:table-cell office:value-type="float" office:value="18.07" calcext:value-type="float">
            <text:p>18.07</text:p>
          </table:table-cell>
          <table:table-cell office:value-type="float" office:value="1802736" calcext:value-type="float">
            <text:p>1802736</text:p>
          </table:table-cell>
          <table:table-cell office:value-type="string" calcext:value-type="string">
            <text:p>01_ERR17431.aln.sort.dupmark.rg.11.bam.cram_rawstreams.DS_CF</text:p>
          </table:table-cell>
          <table:table-cell office:value-type="string" calcext:value-type="string">
            <text:p>DS_CF</text:p>
          </table:table-cell>
          <table:table-cell office:value-type="float" office:value="1" calcext:value-type="float">
            <text:p>1</text:p>
          </table:table-cell>
          <table:table-cell office:value-type="float" office:value="5.818434497" calcext:value-type="float">
            <text:p>5.818434497</text:p>
          </table:table-cell>
          <table:table-cell office:value-type="float" office:value="0.658012584" calcext:value-type="float">
            <text:p>0.6580125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90162026" calcext:value-type="float">
            <text:p>90162026</text:p>
          </table:table-cell>
          <table:table-cell office:value-type="float" office:value="19617031" calcext:value-type="float">
            <text:p>19617031</text:p>
          </table:table-cell>
          <table:table-cell table:formula="of:=[.C86]/[.B86]" office:value-type="float" office:value="0.217575312693173" calcext:value-type="float">
            <text:p>0.217575312693173</text:p>
          </table:table-cell>
          <table:table-cell office:value-type="float" office:value="49.67" calcext:value-type="float">
            <text:p>49.67</text:p>
          </table:table-cell>
          <table:table-cell office:value-type="float" office:value="1828" calcext:value-type="float">
            <text:p>1828</text:p>
          </table:table-cell>
          <table:table-cell office:value-type="float" office:value="1.43" calcext:value-type="float">
            <text:p>1.43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01_ERR17431.aln.sort.dupmark.rg.11.bam.cram_rawstreams.DS_SC</text:p>
          </table:table-cell>
          <table:table-cell office:value-type="string" calcext:value-type="string">
            <text:p>DS_SC</text:p>
          </table:table-cell>
          <table:table-cell office:value-type="float" office:value="1" calcext:value-type="float">
            <text:p>1</text:p>
          </table:table-cell>
          <table:table-cell office:value-type="float" office:value="1.731129626" calcext:value-type="float">
            <text:p>1.731129626</text:p>
          </table:table-cell>
          <table:table-cell office:value-type="float" office:value="13.08269834" calcext:value-type="float">
            <text:p>13.0826983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90162026" calcext:value-type="float">
            <text:p>90162026</text:p>
          </table:table-cell>
          <table:table-cell office:value-type="float" office:value="19310838" calcext:value-type="float">
            <text:p>19310838</text:p>
          </table:table-cell>
          <table:table-cell table:formula="of:=[.C87]/[.B87]" office:value-type="float" office:value="0.214179282084899" calcext:value-type="float">
            <text:p>0.214179282084899</text:p>
          </table:table-cell>
          <table:table-cell office:value-type="float" office:value="11.27" calcext:value-type="float">
            <text:p>11.27</text:p>
          </table:table-cell>
          <table:table-cell office:value-type="float" office:value="9892" calcext:value-type="float">
            <text:p>9892</text:p>
          </table:table-cell>
          <table:table-cell office:value-type="float" office:value="4.54" calcext:value-type="float">
            <text:p>4.54</text:p>
          </table:table-cell>
          <table:table-cell office:value-type="float" office:value="6992" calcext:value-type="float">
            <text:p>6992</text:p>
          </table:table-cell>
          <table:table-cell office:value-type="string" calcext:value-type="string">
            <text:p>01_ERR17431.aln.sort.dupmark.rg.11.bam.cram_rawstreams.DS_SC</text:p>
          </table:table-cell>
          <table:table-cell office:value-type="string" calcext:value-type="string">
            <text:p>DS_SC</text:p>
          </table:table-cell>
          <table:table-cell office:value-type="float" office:value="1" calcext:value-type="float">
            <text:p>1</text:p>
          </table:table-cell>
          <table:table-cell office:value-type="float" office:value="7.629565973" calcext:value-type="float">
            <text:p>7.629565973</text:p>
          </table:table-cell>
          <table:table-cell office:value-type="float" office:value="4.056442782" calcext:value-type="float">
            <text:p>4.05644278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90162026" calcext:value-type="float">
            <text:p>90162026</text:p>
          </table:table-cell>
          <table:table-cell office:value-type="float" office:value="17229808" calcext:value-type="float">
            <text:p>17229808</text:p>
          </table:table-cell>
          <table:table-cell table:formula="of:=[.C88]/[.B88]" office:value-type="float" office:value="0.191098279002737" calcext:value-type="float">
            <text:p>0.191098279002737</text:p>
          </table:table-cell>
          <table:table-cell office:value-type="float" office:value="110.91" calcext:value-type="float">
            <text:p>110.91</text:p>
          </table:table-cell>
          <table:table-cell office:value-type="float" office:value="680628" calcext:value-type="float">
            <text:p>680628</text:p>
          </table:table-cell>
          <table:table-cell office:value-type="float" office:value="2.19" calcext:value-type="float">
            <text:p>2.19</text:p>
          </table:table-cell>
          <table:table-cell office:value-type="float" office:value="67796" calcext:value-type="float">
            <text:p>67796</text:p>
          </table:table-cell>
          <table:table-cell office:value-type="string" calcext:value-type="string">
            <text:p>01_ERR17431.aln.sort.dupmark.rg.11.bam.cram_rawstreams.DS_SC</text:p>
          </table:table-cell>
          <table:table-cell office:value-type="string" calcext:value-type="string">
            <text:p>DS_SC</text:p>
          </table:table-cell>
          <table:table-cell office:value-type="float" office:value="1" calcext:value-type="float">
            <text:p>1</text:p>
          </table:table-cell>
          <table:table-cell office:value-type="float" office:value="0.775270116" calcext:value-type="float">
            <text:p>0.775270116</text:p>
          </table:table-cell>
          <table:table-cell office:value-type="float" office:value="7.503025281" calcext:value-type="float">
            <text:p>7.50302528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90162026" calcext:value-type="float">
            <text:p>90162026</text:p>
          </table:table-cell>
          <table:table-cell office:value-type="float" office:value="24783028" calcext:value-type="float">
            <text:p>24783028</text:p>
          </table:table-cell>
          <table:table-cell table:formula="of:=[.C89]/[.B89]" office:value-type="float" office:value="0.274872128538904" calcext:value-type="float">
            <text:p>0.274872128538904</text:p>
          </table:table-cell>
          <table:table-cell office:value-type="float" office:value="1.96" calcext:value-type="float">
            <text:p>1.96</text:p>
          </table:table-cell>
          <table:table-cell office:value-type="float" office:value="4148" calcext:value-type="float">
            <text:p>4148</text:p>
          </table:table-cell>
          <table:table-cell office:value-type="float" office:value="1.94" calcext:value-type="float">
            <text:p>1.94</text:p>
          </table:table-cell>
          <table:table-cell office:value-type="float" office:value="4340" calcext:value-type="float">
            <text:p>4340</text:p>
          </table:table-cell>
          <table:table-cell office:value-type="string" calcext:value-type="string">
            <text:p>01_ERR17431.aln.sort.dupmark.rg.11.bam.cram_rawstreams.DS_SC</text:p>
          </table:table-cell>
          <table:table-cell office:value-type="string" calcext:value-type="string">
            <text:p>DS_SC</text:p>
          </table:table-cell>
          <table:table-cell office:value-type="float" office:value="1" calcext:value-type="float">
            <text:p>1</text:p>
          </table:table-cell>
          <table:table-cell office:value-type="float" office:value="43.87000434" calcext:value-type="float">
            <text:p>43.87000434</text:p>
          </table:table-cell>
          <table:table-cell office:value-type="float" office:value="12.18295736" calcext:value-type="float">
            <text:p>12.182957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90162026" calcext:value-type="float">
            <text:p>90162026</text:p>
          </table:table-cell>
          <table:table-cell office:value-type="float" office:value="23077748" calcext:value-type="float">
            <text:p>23077748</text:p>
          </table:table-cell>
          <table:table-cell table:formula="of:=[.C90]/[.B90]" office:value-type="float" office:value="0.255958622757656" calcext:value-type="float">
            <text:p>0.255958622757656</text:p>
          </table:table-cell>
          <table:table-cell office:value-type="float" office:value="2" calcext:value-type="float">
            <text:p>2</text:p>
          </table:table-cell>
          <table:table-cell office:value-type="float" office:value="4036" calcext:value-type="float">
            <text:p>4036</text:p>
          </table:table-cell>
          <table:table-cell office:value-type="float" office:value="2.19" calcext:value-type="float">
            <text:p>2.19</text:p>
          </table:table-cell>
          <table:table-cell office:value-type="float" office:value="5676" calcext:value-type="float">
            <text:p>5676</text:p>
          </table:table-cell>
          <table:table-cell office:value-type="string" calcext:value-type="string">
            <text:p>01_ERR17431.aln.sort.dupmark.rg.11.bam.cram_rawstreams.DS_SC</text:p>
          </table:table-cell>
          <table:table-cell office:value-type="string" calcext:value-type="string">
            <text:p>DS_SC</text:p>
          </table:table-cell>
          <table:table-cell office:value-type="float" office:value="1" calcext:value-type="float">
            <text:p>1</text:p>
          </table:table-cell>
          <table:table-cell office:value-type="float" office:value="42.99260426" calcext:value-type="float">
            <text:p>42.99260426</text:p>
          </table:table-cell>
          <table:table-cell office:value-type="float" office:value="10.04961441" calcext:value-type="float">
            <text:p>10.0496144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90162026" calcext:value-type="float">
            <text:p>90162026</text:p>
          </table:table-cell>
          <table:table-cell office:value-type="float" office:value="20939759" calcext:value-type="float">
            <text:p>20939759</text:p>
          </table:table-cell>
          <table:table-cell table:formula="of:=[.C91]/[.B91]" office:value-type="float" office:value="0.232245879213051" calcext:value-type="float">
            <text:p>0.232245879213051</text:p>
          </table:table-cell>
          <table:table-cell office:value-type="float" office:value="253.86" calcext:value-type="float">
            <text:p>253.86</text:p>
          </table:table-cell>
          <table:table-cell office:value-type="float" office:value="908008" calcext:value-type="float">
            <text:p>908008</text:p>
          </table:table-cell>
          <table:table-cell office:value-type="float" office:value="14.9" calcext:value-type="float">
            <text:p>14.9</text:p>
          </table:table-cell>
          <table:table-cell office:value-type="float" office:value="1261484" calcext:value-type="float">
            <text:p>1261484</text:p>
          </table:table-cell>
          <table:table-cell office:value-type="string" calcext:value-type="string">
            <text:p>01_ERR17431.aln.sort.dupmark.rg.11.bam.cram_rawstreams.DS_SC</text:p>
          </table:table-cell>
          <table:table-cell office:value-type="string" calcext:value-type="string">
            <text:p>DS_SC</text:p>
          </table:table-cell>
          <table:table-cell office:value-type="float" office:value="1" calcext:value-type="float">
            <text:p>1</text:p>
          </table:table-cell>
          <table:table-cell office:value-type="float" office:value="0.338711134" calcext:value-type="float">
            <text:p>0.338711134</text:p>
          </table:table-cell>
          <table:table-cell office:value-type="float" office:value="1.340249017" calcext:value-type="float">
            <text:p>1.34024901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94689619" calcext:value-type="float">
            <text:p>94689619</text:p>
          </table:table-cell>
          <table:table-cell office:value-type="float" office:value="31575804" calcext:value-type="float">
            <text:p>31575804</text:p>
          </table:table-cell>
          <table:table-cell table:formula="of:=[.C92]/[.B92]" office:value-type="float" office:value="0.333466375020476" calcext:value-type="float">
            <text:p>0.333466375020476</text:p>
          </table:table-cell>
          <table:table-cell office:value-type="float" office:value="69.19" calcext:value-type="float">
            <text:p>69.19</text:p>
          </table:table-cell>
          <table:table-cell office:value-type="float" office:value="1872" calcext:value-type="float">
            <text:p>1872</text:p>
          </table:table-cell>
          <table:table-cell office:value-type="float" office:value="2.17" calcext:value-type="float">
            <text:p>2.17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01_ERR17431.aln.sort.dupmark.rg.11.bam.cram_rawstreams.DS_AP</text:p>
          </table:table-cell>
          <table:table-cell office:value-type="string" calcext:value-type="string">
            <text:p>DS_AP</text:p>
          </table:table-cell>
          <table:table-cell office:value-type="float" office:value="1" calcext:value-type="float">
            <text:p>1</text:p>
          </table:table-cell>
          <table:table-cell office:value-type="float" office:value="1.305146086" calcext:value-type="float">
            <text:p>1.305146086</text:p>
          </table:table-cell>
          <table:table-cell office:value-type="float" office:value="13.87697387" calcext:value-type="float">
            <text:p>13.8769738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94689619" calcext:value-type="float">
            <text:p>94689619</text:p>
          </table:table-cell>
          <table:table-cell office:value-type="float" office:value="31260586" calcext:value-type="float">
            <text:p>31260586</text:p>
          </table:table-cell>
          <table:table-cell table:formula="of:=[.C93]/[.B93]" office:value-type="float" office:value="0.330137414535378" calcext:value-type="float">
            <text:p>0.330137414535378</text:p>
          </table:table-cell>
          <table:table-cell office:value-type="float" office:value="11.44" calcext:value-type="float">
            <text:p>11.44</text:p>
          </table:table-cell>
          <table:table-cell office:value-type="float" office:value="10196" calcext:value-type="float">
            <text:p>10196</text:p>
          </table:table-cell>
          <table:table-cell office:value-type="float" office:value="6.32" calcext:value-type="float">
            <text:p>6.32</text:p>
          </table:table-cell>
          <table:table-cell office:value-type="float" office:value="6968" calcext:value-type="float">
            <text:p>6968</text:p>
          </table:table-cell>
          <table:table-cell office:value-type="string" calcext:value-type="string">
            <text:p>01_ERR17431.aln.sort.dupmark.rg.11.bam.cram_rawstreams.DS_AP</text:p>
          </table:table-cell>
          <table:table-cell office:value-type="string" calcext:value-type="string">
            <text:p>DS_AP</text:p>
          </table:table-cell>
          <table:table-cell office:value-type="float" office:value="1" calcext:value-type="float">
            <text:p>1</text:p>
          </table:table-cell>
          <table:table-cell office:value-type="float" office:value="7.893623922" calcext:value-type="float">
            <text:p>7.893623922</text:p>
          </table:table-cell>
          <table:table-cell office:value-type="float" office:value="4.717154744" calcext:value-type="float">
            <text:p>4.71715474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94689619" calcext:value-type="float">
            <text:p>94689619</text:p>
          </table:table-cell>
          <table:table-cell office:value-type="float" office:value="28899632" calcext:value-type="float">
            <text:p>28899632</text:p>
          </table:table-cell>
          <table:table-cell table:formula="of:=[.C94]/[.B94]" office:value-type="float" office:value="0.305203804864818" calcext:value-type="float">
            <text:p>0.305203804864818</text:p>
          </table:table-cell>
          <table:table-cell office:value-type="float" office:value="132.54" calcext:value-type="float">
            <text:p>132.54</text:p>
          </table:table-cell>
          <table:table-cell office:value-type="float" office:value="686124" calcext:value-type="float">
            <text:p>686124</text:p>
          </table:table-cell>
          <table:table-cell office:value-type="float" office:value="3.03" calcext:value-type="float">
            <text:p>3.03</text:p>
          </table:table-cell>
          <table:table-cell office:value-type="float" office:value="67844" calcext:value-type="float">
            <text:p>67844</text:p>
          </table:table-cell>
          <table:table-cell office:value-type="string" calcext:value-type="string">
            <text:p>01_ERR17431.aln.sort.dupmark.rg.11.bam.cram_rawstreams.DS_AP</text:p>
          </table:table-cell>
          <table:table-cell office:value-type="string" calcext:value-type="string">
            <text:p>DS_AP</text:p>
          </table:table-cell>
          <table:table-cell office:value-type="float" office:value="1" calcext:value-type="float">
            <text:p>1</text:p>
          </table:table-cell>
          <table:table-cell office:value-type="float" office:value="0.681326827" calcext:value-type="float">
            <text:p>0.681326827</text:p>
          </table:table-cell>
          <table:table-cell office:value-type="float" office:value="9.09598574" calcext:value-type="float">
            <text:p>9.0959857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94689619" calcext:value-type="float">
            <text:p>94689619</text:p>
          </table:table-cell>
          <table:table-cell office:value-type="float" office:value="26670585" calcext:value-type="float">
            <text:p>26670585</text:p>
          </table:table-cell>
          <table:table-cell table:formula="of:=[.C95]/[.B95]" office:value-type="float" office:value="0.281663241247174" calcext:value-type="float">
            <text:p>0.281663241247174</text:p>
          </table:table-cell>
          <table:table-cell office:value-type="float" office:value="2.09" calcext:value-type="float">
            <text:p>2.09</text:p>
          </table:table-cell>
          <table:table-cell office:value-type="float" office:value="4216" calcext:value-type="float">
            <text:p>4216</text:p>
          </table:table-cell>
          <table:table-cell office:value-type="float" office:value="2.2" calcext:value-type="float">
            <text:p>2.2</text:p>
          </table:table-cell>
          <table:table-cell office:value-type="float" office:value="4520" calcext:value-type="float">
            <text:p>4520</text:p>
          </table:table-cell>
          <table:table-cell office:value-type="string" calcext:value-type="string">
            <text:p>01_ERR17431.aln.sort.dupmark.rg.11.bam.cram_rawstreams.DS_AP</text:p>
          </table:table-cell>
          <table:table-cell office:value-type="string" calcext:value-type="string">
            <text:p>DS_AP</text:p>
          </table:table-cell>
          <table:table-cell office:value-type="float" office:value="1" calcext:value-type="float">
            <text:p>1</text:p>
          </table:table-cell>
          <table:table-cell office:value-type="float" office:value="43.20720463" calcext:value-type="float">
            <text:p>43.20720463</text:p>
          </table:table-cell>
          <table:table-cell office:value-type="float" office:value="11.56138724" calcext:value-type="float">
            <text:p>11.561387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94689619" calcext:value-type="float">
            <text:p>94689619</text:p>
          </table:table-cell>
          <table:table-cell office:value-type="float" office:value="26569364" calcext:value-type="float">
            <text:p>26569364</text:p>
          </table:table-cell>
          <table:table-cell table:formula="of:=[.C96]/[.B96]" office:value-type="float" office:value="0.280594264509608" calcext:value-type="float">
            <text:p>0.280594264509608</text:p>
          </table:table-cell>
          <table:table-cell office:value-type="float" office:value="2.32" calcext:value-type="float">
            <text:p>2.32</text:p>
          </table:table-cell>
          <table:table-cell office:value-type="float" office:value="4424" calcext:value-type="float">
            <text:p>4424</text:p>
          </table:table-cell>
          <table:table-cell office:value-type="float" office:value="2.34" calcext:value-type="float">
            <text:p>2.34</text:p>
          </table:table-cell>
          <table:table-cell office:value-type="float" office:value="5732" calcext:value-type="float">
            <text:p>5732</text:p>
          </table:table-cell>
          <table:table-cell office:value-type="string" calcext:value-type="string">
            <text:p>01_ERR17431.aln.sort.dupmark.rg.11.bam.cram_rawstreams.DS_AP</text:p>
          </table:table-cell>
          <table:table-cell office:value-type="string" calcext:value-type="string">
            <text:p>DS_AP</text:p>
          </table:table-cell>
          <table:table-cell office:value-type="float" office:value="1" calcext:value-type="float">
            <text:p>1</text:p>
          </table:table-cell>
          <table:table-cell office:value-type="float" office:value="38.92373175" calcext:value-type="float">
            <text:p>38.92373175</text:p>
          </table:table-cell>
          <table:table-cell office:value-type="float" office:value="10.82842737" calcext:value-type="float">
            <text:p>10.828427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94689619" calcext:value-type="float">
            <text:p>94689619</text:p>
          </table:table-cell>
          <table:table-cell office:value-type="float" office:value="26813430" calcext:value-type="float">
            <text:p>26813430</text:p>
          </table:table-cell>
          <table:table-cell table:formula="of:=[.C97]/[.B97]" office:value-type="float" office:value="0.283171801546693" calcext:value-type="float">
            <text:p>0.283171801546693</text:p>
          </table:table-cell>
          <table:table-cell office:value-type="float" office:value="5.63" calcext:value-type="float">
            <text:p>5.63</text:p>
          </table:table-cell>
          <table:table-cell office:value-type="float" office:value="1484752" calcext:value-type="float">
            <text:p>1484752</text:p>
          </table:table-cell>
          <table:table-cell office:value-type="float" office:value="7.71" calcext:value-type="float">
            <text:p>7.71</text:p>
          </table:table-cell>
          <table:table-cell office:value-type="float" office:value="1511276" calcext:value-type="float">
            <text:p>1511276</text:p>
          </table:table-cell>
          <table:table-cell office:value-type="string" calcext:value-type="string">
            <text:p>01_ERR17431.aln.sort.dupmark.rg.11.bam.cram_rawstreams.DS_AP</text:p>
          </table:table-cell>
          <table:table-cell office:value-type="string" calcext:value-type="string">
            <text:p>DS_AP</text:p>
          </table:table-cell>
          <table:table-cell office:value-type="float" office:value="1" calcext:value-type="float">
            <text:p>1</text:p>
          </table:table-cell>
          <table:table-cell office:value-type="float" office:value="16.03961948" calcext:value-type="float">
            <text:p>16.03961948</text:p>
          </table:table-cell>
          <table:table-cell office:value-type="float" office:value="3.316638071" calcext:value-type="float">
            <text:p>3.31663807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75662440" calcext:value-type="float">
            <text:p>75662440</text:p>
          </table:table-cell>
          <table:table-cell office:value-type="float" office:value="54573073" calcext:value-type="float">
            <text:p>54573073</text:p>
          </table:table-cell>
          <table:table-cell table:formula="of:=[.C98]/[.B98]" office:value-type="float" office:value="0.721270329109133" calcext:value-type="float">
            <text:p>0.721270329109133</text:p>
          </table:table-cell>
          <table:table-cell office:value-type="float" office:value="8.95" calcext:value-type="float">
            <text:p>8.95</text:p>
          </table:table-cell>
          <table:table-cell office:value-type="float" office:value="1748" calcext:value-type="float">
            <text:p>1748</text:p>
          </table:table-cell>
          <table:table-cell office:value-type="float" office:value="1.88" calcext:value-type="float">
            <text:p>1.88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01_ERR17431.aln.sort.dupmark.rg.11.bam.cram_rawstreams.DS_NF</text:p>
          </table:table-cell>
          <table:table-cell office:value-type="string" calcext:value-type="string">
            <text:p>DS_NF</text:p>
          </table:table-cell>
          <table:table-cell office:value-type="float" office:value="1" calcext:value-type="float">
            <text:p>1</text:p>
          </table:table-cell>
          <table:table-cell office:value-type="float" office:value="8.062271033" calcext:value-type="float">
            <text:p>8.062271033</text:p>
          </table:table-cell>
          <table:table-cell office:value-type="float" office:value="27.68347771" calcext:value-type="float">
            <text:p>27.6834777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75662440" calcext:value-type="float">
            <text:p>75662440</text:p>
          </table:table-cell>
          <table:table-cell office:value-type="float" office:value="45265803" calcext:value-type="float">
            <text:p>45265803</text:p>
          </table:table-cell>
          <table:table-cell table:formula="of:=[.C99]/[.B99]" office:value-type="float" office:value="0.598259889583259" calcext:value-type="float">
            <text:p>0.598259889583259</text:p>
          </table:table-cell>
          <table:table-cell office:value-type="float" office:value="10.19" calcext:value-type="float">
            <text:p>10.19</text:p>
          </table:table-cell>
          <table:table-cell office:value-type="float" office:value="9788" calcext:value-type="float">
            <text:p>9788</text:p>
          </table:table-cell>
          <table:table-cell office:value-type="float" office:value="6.05" calcext:value-type="float">
            <text:p>6.05</text:p>
          </table:table-cell>
          <table:table-cell office:value-type="float" office:value="6880" calcext:value-type="float">
            <text:p>6880</text:p>
          </table:table-cell>
          <table:table-cell office:value-type="string" calcext:value-type="string">
            <text:p>01_ERR17431.aln.sort.dupmark.rg.11.bam.cram_rawstreams.DS_NF</text:p>
          </table:table-cell>
          <table:table-cell office:value-type="string" calcext:value-type="string">
            <text:p>DS_NF</text:p>
          </table:table-cell>
          <table:table-cell office:value-type="float" office:value="1" calcext:value-type="float">
            <text:p>1</text:p>
          </table:table-cell>
          <table:table-cell office:value-type="float" office:value="7.081189965" calcext:value-type="float">
            <text:p>7.081189965</text:p>
          </table:table-cell>
          <table:table-cell office:value-type="float" office:value="7.135344419" calcext:value-type="float">
            <text:p>7.1353444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75662440" calcext:value-type="float">
            <text:p>75662440</text:p>
          </table:table-cell>
          <table:table-cell office:value-type="float" office:value="48755636" calcext:value-type="float">
            <text:p>48755636</text:p>
          </table:table-cell>
          <table:table-cell table:formula="of:=[.C100]/[.B100]" office:value-type="float" office:value="0.644383606978575" calcext:value-type="float">
            <text:p>0.644383606978575</text:p>
          </table:table-cell>
          <table:table-cell office:value-type="float" office:value="87.7" calcext:value-type="float">
            <text:p>87.7</text:p>
          </table:table-cell>
          <table:table-cell office:value-type="float" office:value="667220" calcext:value-type="float">
            <text:p>667220</text:p>
          </table:table-cell>
          <table:table-cell office:value-type="float" office:value="5.91" calcext:value-type="float">
            <text:p>5.91</text:p>
          </table:table-cell>
          <table:table-cell office:value-type="float" office:value="67768" calcext:value-type="float">
            <text:p>67768</text:p>
          </table:table-cell>
          <table:table-cell office:value-type="string" calcext:value-type="string">
            <text:p>01_ERR17431.aln.sort.dupmark.rg.11.bam.cram_rawstreams.DS_NF</text:p>
          </table:table-cell>
          <table:table-cell office:value-type="string" calcext:value-type="string">
            <text:p>DS_NF</text:p>
          </table:table-cell>
          <table:table-cell office:value-type="float" office:value="1" calcext:value-type="float">
            <text:p>1</text:p>
          </table:table-cell>
          <table:table-cell office:value-type="float" office:value="0.822774524" calcext:value-type="float">
            <text:p>0.822774524</text:p>
          </table:table-cell>
          <table:table-cell office:value-type="float" office:value="7.867512324" calcext:value-type="float">
            <text:p>7.86751232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75662440" calcext:value-type="float">
            <text:p>75662440</text:p>
          </table:table-cell>
          <table:table-cell office:value-type="float" office:value="52798866" calcext:value-type="float">
            <text:p>52798866</text:p>
          </table:table-cell>
          <table:table-cell table:formula="of:=[.C101]/[.B101]" office:value-type="float" office:value="0.697821349668343" calcext:value-type="float">
            <text:p>0.697821349668343</text:p>
          </table:table-cell>
          <table:table-cell office:value-type="float" office:value="2.71" calcext:value-type="float">
            <text:p>2.71</text:p>
          </table:table-cell>
          <table:table-cell office:value-type="float" office:value="4752" calcext:value-type="float">
            <text:p>4752</text:p>
          </table:table-cell>
          <table:table-cell office:value-type="float" office:value="1.95" calcext:value-type="float">
            <text:p>1.95</text:p>
          </table:table-cell>
          <table:table-cell office:value-type="float" office:value="4864" calcext:value-type="float">
            <text:p>4864</text:p>
          </table:table-cell>
          <table:table-cell office:value-type="string" calcext:value-type="string">
            <text:p>01_ERR17431.aln.sort.dupmark.rg.11.bam.cram_rawstreams.DS_NF</text:p>
          </table:table-cell>
          <table:table-cell office:value-type="string" calcext:value-type="string">
            <text:p>DS_NF</text:p>
          </table:table-cell>
          <table:table-cell office:value-type="float" office:value="1" calcext:value-type="float">
            <text:p>1</text:p>
          </table:table-cell>
          <table:table-cell office:value-type="float" office:value="26.62631946" calcext:value-type="float">
            <text:p>26.62631946</text:p>
          </table:table-cell>
          <table:table-cell office:value-type="float" office:value="25.82201151" calcext:value-type="float">
            <text:p>25.8220115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75662440" calcext:value-type="float">
            <text:p>75662440</text:p>
          </table:table-cell>
          <table:table-cell office:value-type="float" office:value="46189849" calcext:value-type="float">
            <text:p>46189849</text:p>
          </table:table-cell>
          <table:table-cell table:formula="of:=[.C102]/[.B102]" office:value-type="float" office:value="0.610472633449305" calcext:value-type="float">
            <text:p>0.610472633449305</text:p>
          </table:table-cell>
          <table:table-cell office:value-type="float" office:value="2.52" calcext:value-type="float">
            <text:p>2.52</text:p>
          </table:table-cell>
          <table:table-cell office:value-type="float" office:value="6008" calcext:value-type="float">
            <text:p>6008</text:p>
          </table:table-cell>
          <table:table-cell office:value-type="float" office:value="2.95" calcext:value-type="float">
            <text:p>2.95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01_ERR17431.aln.sort.dupmark.rg.11.bam.cram_rawstreams.DS_NF</text:p>
          </table:table-cell>
          <table:table-cell office:value-type="string" calcext:value-type="string">
            <text:p>DS_NF</text:p>
          </table:table-cell>
          <table:table-cell office:value-type="float" office:value="1" calcext:value-type="float">
            <text:p>1</text:p>
          </table:table-cell>
          <table:table-cell office:value-type="float" office:value="28.63385942" calcext:value-type="float">
            <text:p>28.63385942</text:p>
          </table:table-cell>
          <table:table-cell office:value-type="float" office:value="14.93222802" calcext:value-type="float">
            <text:p>14.932228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75662440" calcext:value-type="float">
            <text:p>75662440</text:p>
          </table:table-cell>
          <table:table-cell office:value-type="float" office:value="48214609" calcext:value-type="float">
            <text:p>48214609</text:p>
          </table:table-cell>
          <table:table-cell table:formula="of:=[.C103]/[.B103]" office:value-type="float" office:value="0.637233070992688" calcext:value-type="float">
            <text:p>0.637233070992688</text:p>
          </table:table-cell>
          <table:table-cell office:value-type="float" office:value="65.22" calcext:value-type="float">
            <text:p>65.22</text:p>
          </table:table-cell>
          <table:table-cell office:value-type="float" office:value="1645328" calcext:value-type="float">
            <text:p>1645328</text:p>
          </table:table-cell>
          <table:table-cell office:value-type="float" office:value="35.5" calcext:value-type="float">
            <text:p>35.5</text:p>
          </table:table-cell>
          <table:table-cell office:value-type="float" office:value="1692728" calcext:value-type="float">
            <text:p>1692728</text:p>
          </table:table-cell>
          <table:table-cell office:value-type="string" calcext:value-type="string">
            <text:p>01_ERR17431.aln.sort.dupmark.rg.11.bam.cram_rawstreams.DS_NF</text:p>
          </table:table-cell>
          <table:table-cell office:value-type="string" calcext:value-type="string">
            <text:p>DS_NF</text:p>
          </table:table-cell>
          <table:table-cell office:value-type="float" office:value="1" calcext:value-type="float">
            <text:p>1</text:p>
          </table:table-cell>
          <table:table-cell office:value-type="float" office:value="1.106368073" calcext:value-type="float">
            <text:p>1.106368073</text:p>
          </table:table-cell>
          <table:table-cell office:value-type="float" office:value="1.295240402" calcext:value-type="float">
            <text:p>1.29524040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94149670" calcext:value-type="float">
            <text:p>94149670</text:p>
          </table:table-cell>
          <table:table-cell office:value-type="float" office:value="4845611" calcext:value-type="float">
            <text:p>4845611</text:p>
          </table:table-cell>
          <table:table-cell table:formula="of:=[.C104]/[.B104]" office:value-type="float" office:value="0.0514671055140183" calcext:value-type="float">
            <text:p>0.051467105514018</text:p>
          </table:table-cell>
          <table:table-cell office:value-type="float" office:value="14.06" calcext:value-type="float">
            <text:p>14.06</text:p>
          </table:table-cell>
          <table:table-cell office:value-type="float" office:value="1676" calcext:value-type="float">
            <text:p>1676</text:p>
          </table:table-cell>
          <table:table-cell office:value-type="float" office:value="12.29" calcext:value-type="float">
            <text:p>12.29</text:p>
          </table:table-cell>
          <table:table-cell office:value-type="float" office:value="1604" calcext:value-type="float">
            <text:p>1604</text:p>
          </table:table-cell>
          <table:table-cell office:value-type="string" calcext:value-type="string">
            <text:p>01_ERR17431.aln.sort.dupmark.rg.11.bam.cram_rawstreams.DS_MQ</text:p>
          </table:table-cell>
          <table:table-cell office:value-type="string" calcext:value-type="string">
            <text:p>DS_MQ</text:p>
          </table:table-cell>
          <table:table-cell office:value-type="float" office:value="1" calcext:value-type="float">
            <text:p>1</text:p>
          </table:table-cell>
          <table:table-cell office:value-type="float" office:value="6.386068434" calcext:value-type="float">
            <text:p>6.386068434</text:p>
          </table:table-cell>
          <table:table-cell office:value-type="float" office:value="0.37600771" calcext:value-type="float">
            <text:p>0.3760077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94149670" calcext:value-type="float">
            <text:p>94149670</text:p>
          </table:table-cell>
          <table:table-cell office:value-type="float" office:value="4441131" calcext:value-type="float">
            <text:p>4441131</text:p>
          </table:table-cell>
          <table:table-cell table:formula="of:=[.C105]/[.B105]" office:value-type="float" office:value="0.0471709672482123" calcext:value-type="float">
            <text:p>0.047170967248212</text:p>
          </table:table-cell>
          <table:table-cell office:value-type="float" office:value="1.91" calcext:value-type="float">
            <text:p>1.91</text:p>
          </table:table-cell>
          <table:table-cell office:value-type="float" office:value="9864" calcext:value-type="float">
            <text:p>9864</text:p>
          </table:table-cell>
          <table:table-cell office:value-type="float" office:value="5.98" calcext:value-type="float">
            <text:p>5.98</text:p>
          </table:table-cell>
          <table:table-cell office:value-type="float" office:value="6884" calcext:value-type="float">
            <text:p>6884</text:p>
          </table:table-cell>
          <table:table-cell office:value-type="string" calcext:value-type="string">
            <text:p>01_ERR17431.aln.sort.dupmark.rg.11.bam.cram_rawstreams.DS_MQ</text:p>
          </table:table-cell>
          <table:table-cell office:value-type="string" calcext:value-type="string">
            <text:p>DS_MQ</text:p>
          </table:table-cell>
          <table:table-cell office:value-type="float" office:value="1" calcext:value-type="float">
            <text:p>1</text:p>
          </table:table-cell>
          <table:table-cell office:value-type="float" office:value="47.00948805" calcext:value-type="float">
            <text:p>47.00948805</text:p>
          </table:table-cell>
          <table:table-cell office:value-type="float" office:value="0.708259627" calcext:value-type="float">
            <text:p>0.7082596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94149670" calcext:value-type="float">
            <text:p>94149670</text:p>
          </table:table-cell>
          <table:table-cell office:value-type="float" office:value="4300356" calcext:value-type="float">
            <text:p>4300356</text:p>
          </table:table-cell>
          <table:table-cell table:formula="of:=[.C106]/[.B106]" office:value-type="float" office:value="0.0456757416143891" calcext:value-type="float">
            <text:p>0.045675741614389</text:p>
          </table:table-cell>
          <table:table-cell office:value-type="float" office:value="17.72" calcext:value-type="float">
            <text:p>17.72</text:p>
          </table:table-cell>
          <table:table-cell office:value-type="float" office:value="684552" calcext:value-type="float">
            <text:p>684552</text:p>
          </table:table-cell>
          <table:table-cell office:value-type="float" office:value="4.75" calcext:value-type="float">
            <text:p>4.75</text:p>
          </table:table-cell>
          <table:table-cell office:value-type="float" office:value="67840" calcext:value-type="float">
            <text:p>67840</text:p>
          </table:table-cell>
          <table:table-cell office:value-type="string" calcext:value-type="string">
            <text:p>01_ERR17431.aln.sort.dupmark.rg.11.bam.cram_rawstreams.DS_MQ</text:p>
          </table:table-cell>
          <table:table-cell office:value-type="string" calcext:value-type="string">
            <text:p>DS_MQ</text:p>
          </table:table-cell>
          <table:table-cell office:value-type="float" office:value="1" calcext:value-type="float">
            <text:p>1</text:p>
          </table:table-cell>
          <table:table-cell office:value-type="float" office:value="5.067049784" calcext:value-type="float">
            <text:p>5.067049784</text:p>
          </table:table-cell>
          <table:table-cell office:value-type="float" office:value="0.863397699" calcext:value-type="float">
            <text:p>0.86339769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94149670" calcext:value-type="float">
            <text:p>94149670</text:p>
          </table:table-cell>
          <table:table-cell office:value-type="float" office:value="7117711" calcext:value-type="float">
            <text:p>7117711</text:p>
          </table:table-cell>
          <table:table-cell table:formula="of:=[.C107]/[.B107]" office:value-type="float" office:value="0.0755999569621434" calcext:value-type="float">
            <text:p>0.075599956962143</text:p>
          </table:table-cell>
          <table:table-cell office:value-type="float" office:value="1.64" calcext:value-type="float">
            <text:p>1.64</text:p>
          </table:table-cell>
          <table:table-cell office:value-type="float" office:value="4616" calcext:value-type="float">
            <text:p>4616</text:p>
          </table:table-cell>
          <table:table-cell office:value-type="float" office:value="1.87" calcext:value-type="float">
            <text:p>1.87</text:p>
          </table:table-cell>
          <table:table-cell office:value-type="float" office:value="4792" calcext:value-type="float">
            <text:p>4792</text:p>
          </table:table-cell>
          <table:table-cell office:value-type="string" calcext:value-type="string">
            <text:p>01_ERR17431.aln.sort.dupmark.rg.11.bam.cram_rawstreams.DS_MQ</text:p>
          </table:table-cell>
          <table:table-cell office:value-type="string" calcext:value-type="string">
            <text:p>DS_MQ</text:p>
          </table:table-cell>
          <table:table-cell office:value-type="float" office:value="1" calcext:value-type="float">
            <text:p>1</text:p>
          </table:table-cell>
          <table:table-cell office:value-type="float" office:value="54.74885499" calcext:value-type="float">
            <text:p>54.74885499</text:p>
          </table:table-cell>
          <table:table-cell office:value-type="float" office:value="3.629934851" calcext:value-type="float">
            <text:p>3.62993485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94149670" calcext:value-type="float">
            <text:p>94149670</text:p>
          </table:table-cell>
          <table:table-cell office:value-type="float" office:value="4709116" calcext:value-type="float">
            <text:p>4709116</text:p>
          </table:table-cell>
          <table:table-cell table:formula="of:=[.C108]/[.B108]" office:value-type="float" office:value="0.0500173394128731" calcext:value-type="float">
            <text:p>0.050017339412873</text:p>
          </table:table-cell>
          <table:table-cell office:value-type="float" office:value="1.97" calcext:value-type="float">
            <text:p>1.97</text:p>
          </table:table-cell>
          <table:table-cell office:value-type="float" office:value="4648" calcext:value-type="float">
            <text:p>4648</text:p>
          </table:table-cell>
          <table:table-cell office:value-type="float" office:value="4.78" calcext:value-type="float">
            <text:p>4.78</text:p>
          </table:table-cell>
          <table:table-cell office:value-type="float" office:value="5456" calcext:value-type="float">
            <text:p>5456</text:p>
          </table:table-cell>
          <table:table-cell office:value-type="string" calcext:value-type="string">
            <text:p>01_ERR17431.aln.sort.dupmark.rg.11.bam.cram_rawstreams.DS_MQ</text:p>
          </table:table-cell>
          <table:table-cell office:value-type="string" calcext:value-type="string">
            <text:p>DS_MQ</text:p>
          </table:table-cell>
          <table:table-cell office:value-type="float" office:value="1" calcext:value-type="float">
            <text:p>1</text:p>
          </table:table-cell>
          <table:table-cell office:value-type="float" office:value="45.57772699" calcext:value-type="float">
            <text:p>45.57772699</text:p>
          </table:table-cell>
          <table:table-cell office:value-type="float" office:value="0.939532005" calcext:value-type="float">
            <text:p>0.93953200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94149670" calcext:value-type="float">
            <text:p>94149670</text:p>
          </table:table-cell>
          <table:table-cell office:value-type="float" office:value="4096684" calcext:value-type="float">
            <text:p>4096684</text:p>
          </table:table-cell>
          <table:table-cell table:formula="of:=[.C109]/[.B109]" office:value-type="float" office:value="0.043512462656534" calcext:value-type="float">
            <text:p>0.043512462656534</text:p>
          </table:table-cell>
          <table:table-cell office:value-type="float" office:value="12.04" calcext:value-type="float">
            <text:p>12.04</text:p>
          </table:table-cell>
          <table:table-cell office:value-type="float" office:value="1791236" calcext:value-type="float">
            <text:p>1791236</text:p>
          </table:table-cell>
          <table:table-cell office:value-type="float" office:value="12.01" calcext:value-type="float">
            <text:p>12.01</text:p>
          </table:table-cell>
          <table:table-cell office:value-type="float" office:value="1794116" calcext:value-type="float">
            <text:p>1794116</text:p>
          </table:table-cell>
          <table:table-cell office:value-type="string" calcext:value-type="string">
            <text:p>01_ERR17431.aln.sort.dupmark.rg.11.bam.cram_rawstreams.DS_MQ</text:p>
          </table:table-cell>
          <table:table-cell office:value-type="string" calcext:value-type="string">
            <text:p>DS_MQ</text:p>
          </table:table-cell>
          <table:table-cell office:value-type="float" office:value="1" calcext:value-type="float">
            <text:p>1</text:p>
          </table:table-cell>
          <table:table-cell office:value-type="float" office:value="7.457485231" calcext:value-type="float">
            <text:p>7.457485231</text:p>
          </table:table-cell>
          <table:table-cell office:value-type="float" office:value="0.325304106" calcext:value-type="float">
            <text:p>0.32530410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1209128" calcext:value-type="float">
            <text:p>1209128</text:p>
          </table:table-cell>
          <table:table-cell office:value-type="float" office:value="119157" calcext:value-type="float">
            <text:p>119157</text:p>
          </table:table-cell>
          <table:table-cell table:formula="of:=[.C110]/[.B110]" office:value-type="float" office:value="0.0985478791327304" calcext:value-type="float">
            <text:p>0.09854787913273</text:p>
          </table:table-cell>
          <table:table-cell office:value-type="float" office:value="0.55" calcext:value-type="float">
            <text:p>0.55</text:p>
          </table:table-cell>
          <table:table-cell office:value-type="float" office:value="1876" calcext:value-type="float">
            <text:p>1876</text:p>
          </table:table-cell>
          <table:table-cell office:value-type="float" office:value="0.02" calcext:value-type="float">
            <text:p>0.02</text:p>
          </table:table-cell>
          <table:table-cell office:value-type="float" office:value="1732" calcext:value-type="float">
            <text:p>1732</text:p>
          </table:table-cell>
          <table:table-cell office:value-type="string" calcext:value-type="string">
            <text:p>01_ERR17431.aln.sort.dupmark.rg.11.bam.cram_rawstreams.DS_DL</text:p>
          </table:table-cell>
          <table:table-cell office:value-type="string" calcext:value-type="string">
            <text:p>DS_DL</text:p>
          </table:table-cell>
          <table:table-cell office:value-type="float" office:value="1" calcext:value-type="float">
            <text:p>1</text:p>
          </table:table-cell>
          <table:table-cell office:value-type="float" office:value="2.096571489" calcext:value-type="float">
            <text:p>2.096571489</text:p>
          </table:table-cell>
          <table:table-cell office:value-type="float" office:value="5.681848526" calcext:value-type="float">
            <text:p>5.68184852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1209128" calcext:value-type="float">
            <text:p>1209128</text:p>
          </table:table-cell>
          <table:table-cell office:value-type="float" office:value="111307" calcext:value-type="float">
            <text:p>111307</text:p>
          </table:table-cell>
          <table:table-cell table:formula="of:=[.C111]/[.B111]" office:value-type="float" office:value="0.0920555970914577" calcext:value-type="float">
            <text:p>0.092055597091458</text:p>
          </table:table-cell>
          <table:table-cell office:value-type="float" office:value="0.06" calcext:value-type="float">
            <text:p>0.06</text:p>
          </table:table-cell>
          <table:table-cell office:value-type="float" office:value="8532" calcext:value-type="float">
            <text:p>8532</text:p>
          </table:table-cell>
          <table:table-cell office:value-type="float" office:value="0.05" calcext:value-type="float">
            <text:p>0.05</text:p>
          </table:table-cell>
          <table:table-cell office:value-type="float" office:value="3980" calcext:value-type="float">
            <text:p>3980</text:p>
          </table:table-cell>
          <table:table-cell office:value-type="string" calcext:value-type="string">
            <text:p>01_ERR17431.aln.sort.dupmark.rg.11.bam.cram_rawstreams.DS_DL</text:p>
          </table:table-cell>
          <table:table-cell office:value-type="string" calcext:value-type="string">
            <text:p>DS_DL</text:p>
          </table:table-cell>
          <table:table-cell office:value-type="float" office:value="1" calcext:value-type="float">
            <text:p>1</text:p>
          </table:table-cell>
          <table:table-cell office:value-type="float" office:value="19.21857198" calcext:value-type="float">
            <text:p>19.21857198</text:p>
          </table:table-cell>
          <table:table-cell office:value-type="float" office:value="2.123012543" calcext:value-type="float">
            <text:p>2.12301254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1209128" calcext:value-type="float">
            <text:p>1209128</text:p>
          </table:table-cell>
          <table:table-cell office:value-type="float" office:value="107212" calcext:value-type="float">
            <text:p>107212</text:p>
          </table:table-cell>
          <table:table-cell table:formula="of:=[.C112]/[.B112]" office:value-type="float" office:value="0.0886688588801186" calcext:value-type="float">
            <text:p>0.088668858880119</text:p>
          </table:table-cell>
          <table:table-cell office:value-type="float" office:value="0.68" calcext:value-type="float">
            <text:p>0.68</text:p>
          </table:table-cell>
          <table:table-cell office:value-type="float" office:value="82724" calcext:value-type="float">
            <text:p>82724</text:p>
          </table:table-cell>
          <table:table-cell office:value-type="float" office:value="0.07" calcext:value-type="float">
            <text:p>0.07</text:p>
          </table:table-cell>
          <table:table-cell office:value-type="float" office:value="4668" calcext:value-type="float">
            <text:p>4668</text:p>
          </table:table-cell>
          <table:table-cell office:value-type="string" calcext:value-type="string">
            <text:p>01_ERR17431.aln.sort.dupmark.rg.11.bam.cram_rawstreams.DS_DL</text:p>
          </table:table-cell>
          <table:table-cell office:value-type="string" calcext:value-type="string">
            <text:p>DS_DL</text:p>
          </table:table-cell>
          <table:table-cell office:value-type="float" office:value="1" calcext:value-type="float">
            <text:p>1</text:p>
          </table:table-cell>
          <table:table-cell office:value-type="float" office:value="1.695756351" calcext:value-type="float">
            <text:p>1.695756351</text:p>
          </table:table-cell>
          <table:table-cell office:value-type="float" office:value="1.460647583" calcext:value-type="float">
            <text:p>1.4606475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1209128" calcext:value-type="float">
            <text:p>1209128</text:p>
          </table:table-cell>
          <table:table-cell office:value-type="float" office:value="272058" calcext:value-type="float">
            <text:p>272058</text:p>
          </table:table-cell>
          <table:table-cell table:formula="of:=[.C113]/[.B113]" office:value-type="float" office:value="0.225003473577653" calcext:value-type="float">
            <text:p>0.225003473577653</text:p>
          </table:table-cell>
          <table:table-cell office:value-type="float" office:value="0.02" calcext:value-type="float">
            <text:p>0.02</text:p>
          </table:table-cell>
          <table:table-cell office:value-type="float" office:value="2892" calcext:value-type="float">
            <text:p>2892</text:p>
          </table:table-cell>
          <table:table-cell office:value-type="float" office:value="0.06" calcext:value-type="float">
            <text:p>0.06</text:p>
          </table:table-cell>
          <table:table-cell office:value-type="float" office:value="2748" calcext:value-type="float">
            <text:p>2748</text:p>
          </table:table-cell>
          <table:table-cell office:value-type="string" calcext:value-type="string">
            <text:p>01_ERR17431.aln.sort.dupmark.rg.11.bam.cram_rawstreams.DS_DL</text:p>
          </table:table-cell>
          <table:table-cell office:value-type="string" calcext:value-type="string">
            <text:p>DS_DL</text:p>
          </table:table-cell>
          <table:table-cell office:value-type="float" office:value="1" calcext:value-type="float">
            <text:p>1</text:p>
          </table:table-cell>
          <table:table-cell office:value-type="float" office:value="57.65571594" calcext:value-type="float">
            <text:p>57.65571594</text:p>
          </table:table-cell>
          <table:table-cell office:value-type="float" office:value="4.324245453" calcext:value-type="float">
            <text:p>4.3242454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1209128" calcext:value-type="float">
            <text:p>1209128</text:p>
          </table:table-cell>
          <table:table-cell office:value-type="float" office:value="117600" calcext:value-type="float">
            <text:p>117600</text:p>
          </table:table-cell>
          <table:table-cell table:formula="of:=[.C114]/[.B114]" office:value-type="float" office:value="0.0972601742743531" calcext:value-type="float">
            <text:p>0.097260174274353</text:p>
          </table:table-cell>
          <table:table-cell office:value-type="float" office:value="0.04" calcext:value-type="float">
            <text:p>0.04</text:p>
          </table:table-cell>
          <table:table-cell office:value-type="float" office:value="2876" calcext:value-type="float">
            <text:p>2876</text:p>
          </table:table-cell>
          <table:table-cell office:value-type="float" office:value="0.04" calcext:value-type="float">
            <text:p>0.04</text:p>
          </table:table-cell>
          <table:table-cell office:value-type="float" office:value="3612" calcext:value-type="float">
            <text:p>3612</text:p>
          </table:table-cell>
          <table:table-cell office:value-type="string" calcext:value-type="string">
            <text:p>01_ERR17431.aln.sort.dupmark.rg.11.bam.cram_rawstreams.DS_DL</text:p>
          </table:table-cell>
          <table:table-cell office:value-type="string" calcext:value-type="string">
            <text:p>DS_DL</text:p>
          </table:table-cell>
          <table:table-cell office:value-type="float" office:value="1" calcext:value-type="float">
            <text:p>1</text:p>
          </table:table-cell>
          <table:table-cell office:value-type="float" office:value="28.82785797" calcext:value-type="float">
            <text:p>28.82785797</text:p>
          </table:table-cell>
          <table:table-cell office:value-type="float" office:value="2.80380249" calcext:value-type="float">
            <text:p>2.8038024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1209128" calcext:value-type="float">
            <text:p>1209128</text:p>
          </table:table-cell>
          <table:table-cell office:value-type="float" office:value="113017" calcext:value-type="float">
            <text:p>113017</text:p>
          </table:table-cell>
          <table:table-cell table:formula="of:=[.C115]/[.B115]" office:value-type="float" office:value="0.0934698394214674" calcext:value-type="float">
            <text:p>0.093469839421467</text:p>
          </table:table-cell>
          <table:table-cell office:value-type="float" office:value="0.07" calcext:value-type="float">
            <text:p>0.07</text:p>
          </table:table-cell>
          <table:table-cell office:value-type="float" office:value="23876" calcext:value-type="float">
            <text:p>23876</text:p>
          </table:table-cell>
          <table:table-cell office:value-type="float" office:value="0.07" calcext:value-type="float">
            <text:p>0.07</text:p>
          </table:table-cell>
          <table:table-cell office:value-type="float" office:value="24272" calcext:value-type="float">
            <text:p>24272</text:p>
          </table:table-cell>
          <table:table-cell office:value-type="string" calcext:value-type="string">
            <text:p>01_ERR17431.aln.sort.dupmark.rg.11.bam.cram_rawstreams.DS_DL</text:p>
          </table:table-cell>
          <table:table-cell office:value-type="string" calcext:value-type="string">
            <text:p>DS_DL</text:p>
          </table:table-cell>
          <table:table-cell office:value-type="float" office:value="1" calcext:value-type="float">
            <text:p>1</text:p>
          </table:table-cell>
          <table:table-cell office:value-type="float" office:value="16.4730617" calcext:value-type="float">
            <text:p>16.4730617</text:p>
          </table:table-cell>
          <table:table-cell office:value-type="float" office:value="1.539734432" calcext:value-type="float">
            <text:p>1.53973443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94759522" calcext:value-type="float">
            <text:p>94759522</text:p>
          </table:table-cell>
          <table:table-cell office:value-type="float" office:value="24899936" calcext:value-type="float">
            <text:p>24899936</text:p>
          </table:table-cell>
          <table:table-cell table:formula="of:=[.C116]/[.B116]" office:value-type="float" office:value="0.262769750991357" calcext:value-type="float">
            <text:p>0.262769750991357</text:p>
          </table:table-cell>
          <table:table-cell office:value-type="float" office:value="98.09" calcext:value-type="float">
            <text:p>98.09</text:p>
          </table:table-cell>
          <table:table-cell office:value-type="float" office:value="1756" calcext:value-type="float">
            <text:p>1756</text:p>
          </table:table-cell>
          <table:table-cell office:value-type="float" office:value="1.67" calcext:value-type="float">
            <text:p>1.67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01_ERR17431.aln.sort.dupmark.rg.11.bam.cram_rawstreams.DS_ASC</text:p>
          </table:table-cell>
          <table:table-cell office:value-type="string" calcext:value-type="string">
            <text:p>DS_ASC</text:p>
          </table:table-cell>
          <table:table-cell office:value-type="float" office:value="1" calcext:value-type="float">
            <text:p>1</text:p>
          </table:table-cell>
          <table:table-cell office:value-type="float" office:value="0.921293938" calcext:value-type="float">
            <text:p>0.921293938</text:p>
          </table:table-cell>
          <table:table-cell office:value-type="float" office:value="14.21941883" calcext:value-type="float">
            <text:p>14.2194188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94759522" calcext:value-type="float">
            <text:p>94759522</text:p>
          </table:table-cell>
          <table:table-cell office:value-type="float" office:value="23988568" calcext:value-type="float">
            <text:p>23988568</text:p>
          </table:table-cell>
          <table:table-cell table:formula="of:=[.C117]/[.B117]" office:value-type="float" office:value="0.253152057900841" calcext:value-type="float">
            <text:p>0.253152057900841</text:p>
          </table:table-cell>
          <table:table-cell office:value-type="float" office:value="6.75" calcext:value-type="float">
            <text:p>6.75</text:p>
          </table:table-cell>
          <table:table-cell office:value-type="float" office:value="9780" calcext:value-type="float">
            <text:p>9780</text:p>
          </table:table-cell>
          <table:table-cell office:value-type="float" office:value="5.12" calcext:value-type="float">
            <text:p>5.12</text:p>
          </table:table-cell>
          <table:table-cell office:value-type="float" office:value="6992" calcext:value-type="float">
            <text:p>6992</text:p>
          </table:table-cell>
          <table:table-cell office:value-type="string" calcext:value-type="string">
            <text:p>01_ERR17431.aln.sort.dupmark.rg.11.bam.cram_rawstreams.DS_ASC</text:p>
          </table:table-cell>
          <table:table-cell office:value-type="string" calcext:value-type="string">
            <text:p>DS_ASC</text:p>
          </table:table-cell>
          <table:table-cell office:value-type="float" office:value="1" calcext:value-type="float">
            <text:p>1</text:p>
          </table:table-cell>
          <table:table-cell office:value-type="float" office:value="13.38810702" calcext:value-type="float">
            <text:p>13.38810702</text:p>
          </table:table-cell>
          <table:table-cell office:value-type="float" office:value="4.468218982" calcext:value-type="float">
            <text:p>4.46821898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94759522" calcext:value-type="float">
            <text:p>94759522</text:p>
          </table:table-cell>
          <table:table-cell office:value-type="float" office:value="21879992" calcext:value-type="float">
            <text:p>21879992</text:p>
          </table:table-cell>
          <table:table-cell table:formula="of:=[.C118]/[.B118]" office:value-type="float" office:value="0.230900193861256" calcext:value-type="float">
            <text:p>0.230900193861256</text:p>
          </table:table-cell>
          <table:table-cell office:value-type="float" office:value="127.95" calcext:value-type="float">
            <text:p>127.95</text:p>
          </table:table-cell>
          <table:table-cell office:value-type="float" office:value="686356" calcext:value-type="float">
            <text:p>686356</text:p>
          </table:table-cell>
          <table:table-cell office:value-type="float" office:value="4.33" calcext:value-type="float">
            <text:p>4.33</text:p>
          </table:table-cell>
          <table:table-cell office:value-type="float" office:value="67852" calcext:value-type="float">
            <text:p>67852</text:p>
          </table:table-cell>
          <table:table-cell office:value-type="string" calcext:value-type="string">
            <text:p>01_ERR17431.aln.sort.dupmark.rg.11.bam.cram_rawstreams.DS_ASC</text:p>
          </table:table-cell>
          <table:table-cell office:value-type="string" calcext:value-type="string">
            <text:p>DS_ASC</text:p>
          </table:table-cell>
          <table:table-cell office:value-type="float" office:value="1" calcext:value-type="float">
            <text:p>1</text:p>
          </table:table-cell>
          <table:table-cell office:value-type="float" office:value="0.70628935" calcext:value-type="float">
            <text:p>0.70628935</text:p>
          </table:table-cell>
          <table:table-cell office:value-type="float" office:value="4.819026885" calcext:value-type="float">
            <text:p>4.81902688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94759522" calcext:value-type="float">
            <text:p>94759522</text:p>
          </table:table-cell>
          <table:table-cell office:value-type="float" office:value="23778218" calcext:value-type="float">
            <text:p>23778218</text:p>
          </table:table-cell>
          <table:table-cell table:formula="of:=[.C119]/[.B119]" office:value-type="float" office:value="0.25093222821449" calcext:value-type="float">
            <text:p>0.25093222821449</text:p>
          </table:table-cell>
          <table:table-cell office:value-type="float" office:value="3.54" calcext:value-type="float">
            <text:p>3.54</text:p>
          </table:table-cell>
          <table:table-cell office:value-type="float" office:value="4748" calcext:value-type="float">
            <text:p>4748</text:p>
          </table:table-cell>
          <table:table-cell office:value-type="float" office:value="5.04" calcext:value-type="float">
            <text:p>5.04</text:p>
          </table:table-cell>
          <table:table-cell office:value-type="float" office:value="4980" calcext:value-type="float">
            <text:p>4980</text:p>
          </table:table-cell>
          <table:table-cell office:value-type="string" calcext:value-type="string">
            <text:p>01_ERR17431.aln.sort.dupmark.rg.11.bam.cram_rawstreams.DS_ASC</text:p>
          </table:table-cell>
          <table:table-cell office:value-type="string" calcext:value-type="string">
            <text:p>DS_ASC</text:p>
          </table:table-cell>
          <table:table-cell office:value-type="float" office:value="1" calcext:value-type="float">
            <text:p>1</text:p>
          </table:table-cell>
          <table:table-cell office:value-type="float" office:value="25.52817016" calcext:value-type="float">
            <text:p>25.52817016</text:p>
          </table:table-cell>
          <table:table-cell office:value-type="float" office:value="4.499340436" calcext:value-type="float">
            <text:p>4.49934043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94759522" calcext:value-type="float">
            <text:p>94759522</text:p>
          </table:table-cell>
          <table:table-cell office:value-type="float" office:value="21749687" calcext:value-type="float">
            <text:p>21749687</text:p>
          </table:table-cell>
          <table:table-cell table:formula="of:=[.C120]/[.B120]" office:value-type="float" office:value="0.229525081394986" calcext:value-type="float">
            <text:p>0.229525081394986</text:p>
          </table:table-cell>
          <table:table-cell office:value-type="float" office:value="2.3" calcext:value-type="float">
            <text:p>2.3</text:p>
          </table:table-cell>
          <table:table-cell office:value-type="float" office:value="4840" calcext:value-type="float">
            <text:p>4840</text:p>
          </table:table-cell>
          <table:table-cell office:value-type="float" office:value="5.92" calcext:value-type="float">
            <text:p>5.92</text:p>
          </table:table-cell>
          <table:table-cell office:value-type="float" office:value="5804" calcext:value-type="float">
            <text:p>5804</text:p>
          </table:table-cell>
          <table:table-cell office:value-type="string" calcext:value-type="string">
            <text:p>01_ERR17431.aln.sort.dupmark.rg.11.bam.cram_rawstreams.DS_ASC</text:p>
          </table:table-cell>
          <table:table-cell office:value-type="string" calcext:value-type="string">
            <text:p>DS_ASC</text:p>
          </table:table-cell>
          <table:table-cell office:value-type="float" office:value="1" calcext:value-type="float">
            <text:p>1</text:p>
          </table:table-cell>
          <table:table-cell office:value-type="float" office:value="39.29118364" calcext:value-type="float">
            <text:p>39.29118364</text:p>
          </table:table-cell>
          <table:table-cell office:value-type="float" office:value="3.503736129" calcext:value-type="float">
            <text:p>3.5037361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94759522" calcext:value-type="float">
            <text:p>94759522</text:p>
          </table:table-cell>
          <table:table-cell office:value-type="float" office:value="20843335" calcext:value-type="float">
            <text:p>20843335</text:p>
          </table:table-cell>
          <table:table-cell table:formula="of:=[.C121]/[.B121]" office:value-type="float" office:value="0.219960322298798" calcext:value-type="float">
            <text:p>0.219960322298798</text:p>
          </table:table-cell>
          <table:table-cell office:value-type="float" office:value="8.49" calcext:value-type="float">
            <text:p>8.49</text:p>
          </table:table-cell>
          <table:table-cell office:value-type="float" office:value="1794532" calcext:value-type="float">
            <text:p>1794532</text:p>
          </table:table-cell>
          <table:table-cell office:value-type="float" office:value="18.29" calcext:value-type="float">
            <text:p>18.29</text:p>
          </table:table-cell>
          <table:table-cell office:value-type="float" office:value="1849320" calcext:value-type="float">
            <text:p>1849320</text:p>
          </table:table-cell>
          <table:table-cell office:value-type="string" calcext:value-type="string">
            <text:p>01_ERR17431.aln.sort.dupmark.rg.11.bam.cram_rawstreams.DS_ASC</text:p>
          </table:table-cell>
          <table:table-cell office:value-type="string" calcext:value-type="string">
            <text:p>DS_ASC</text:p>
          </table:table-cell>
          <table:table-cell office:value-type="float" office:value="1" calcext:value-type="float">
            <text:p>1</text:p>
          </table:table-cell>
          <table:table-cell office:value-type="float" office:value="10.6442547" calcext:value-type="float">
            <text:p>10.6442547</text:p>
          </table:table-cell>
          <table:table-cell office:value-type="float" office:value="1.08680991" calcext:value-type="float">
            <text:p>1.0868099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209715200" calcext:value-type="float">
            <text:p>209715200</text:p>
          </table:table-cell>
          <table:table-cell office:value-type="float" office:value="89283917" calcext:value-type="float">
            <text:p>89283917</text:p>
          </table:table-cell>
          <table:table-cell table:formula="of:=[.C122]/[.B122]" office:value-type="float" office:value="0.425738892555237" calcext:value-type="float">
            <text:p>0.425738892555237</text:p>
          </table:table-cell>
          <table:table-cell office:value-type="float" office:value="63.42" calcext:value-type="float">
            <text:p>63.42</text:p>
          </table:table-cell>
          <table:table-cell office:value-type="float" office:value="1780" calcext:value-type="float">
            <text:p>1780</text:p>
          </table:table-cell>
          <table:table-cell office:value-type="float" office:value="3.92" calcext:value-type="float">
            <text:p>3.92</text:p>
          </table:table-cell>
          <table:table-cell office:value-type="float" office:value="1648" calcext:value-type="float">
            <text:p>1648</text:p>
          </table:table-cell>
          <table:table-cell office:value-type="string" calcext:value-type="string">
            <text:p>01_ERR17431.aln.sort.dupmark.rg.11.bam.cram_rawstreams.DS_QS.cropped</text:p>
          </table:table-cell>
          <table:table-cell office:value-type="string" calcext:value-type="string">
            <text:p>DS_QS</text:p>
          </table:table-cell>
          <table:table-cell office:value-type="float" office:value="1" calcext:value-type="float">
            <text:p>1</text:p>
          </table:table-cell>
          <table:table-cell office:value-type="float" office:value="3.153579313" calcext:value-type="float">
            <text:p>3.153579313</text:p>
          </table:table-cell>
          <table:table-cell office:value-type="float" office:value="21.72137207" calcext:value-type="float">
            <text:p>21.7213720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209715200" calcext:value-type="float">
            <text:p>209715200</text:p>
          </table:table-cell>
          <table:table-cell office:value-type="float" office:value="80363714" calcext:value-type="float">
            <text:p>80363714</text:p>
          </table:table-cell>
          <table:table-cell table:formula="of:=[.C123]/[.B123]" office:value-type="float" office:value="0.383204050064087" calcext:value-type="float">
            <text:p>0.383204050064087</text:p>
          </table:table-cell>
          <table:table-cell office:value-type="float" office:value="21.73" calcext:value-type="float">
            <text:p>21.73</text:p>
          </table:table-cell>
          <table:table-cell office:value-type="float" office:value="9996" calcext:value-type="float">
            <text:p>9996</text:p>
          </table:table-cell>
          <table:table-cell office:value-type="float" office:value="12.69" calcext:value-type="float">
            <text:p>12.69</text:p>
          </table:table-cell>
          <table:table-cell office:value-type="float" office:value="6992" calcext:value-type="float">
            <text:p>6992</text:p>
          </table:table-cell>
          <table:table-cell office:value-type="string" calcext:value-type="string">
            <text:p>01_ERR17431.aln.sort.dupmark.rg.11.bam.cram_rawstreams.DS_QS.cropped</text:p>
          </table:table-cell>
          <table:table-cell office:value-type="string" calcext:value-type="string">
            <text:p>DS_QS</text:p>
          </table:table-cell>
          <table:table-cell office:value-type="float" office:value="1" calcext:value-type="float">
            <text:p>1</text:p>
          </table:table-cell>
          <table:table-cell office:value-type="float" office:value="9.203865624" calcext:value-type="float">
            <text:p>9.203865624</text:p>
          </table:table-cell>
          <table:table-cell office:value-type="float" office:value="6.039464934" calcext:value-type="float">
            <text:p>6.03946493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209715200" calcext:value-type="float">
            <text:p>209715200</text:p>
          </table:table-cell>
          <table:table-cell office:value-type="float" office:value="78659184" calcext:value-type="float">
            <text:p>78659184</text:p>
          </table:table-cell>
          <table:table-cell table:formula="of:=[.C124]/[.B124]" office:value-type="float" office:value="0.375076217651367" calcext:value-type="float">
            <text:p>0.375076217651367</text:p>
          </table:table-cell>
          <table:table-cell office:value-type="float" office:value="281.41" calcext:value-type="float">
            <text:p>281.41</text:p>
          </table:table-cell>
          <table:table-cell office:value-type="float" office:value="691564" calcext:value-type="float">
            <text:p>691564</text:p>
          </table:table-cell>
          <table:table-cell office:value-type="float" office:value="8.06" calcext:value-type="float">
            <text:p>8.06</text:p>
          </table:table-cell>
          <table:table-cell office:value-type="float" office:value="67828" calcext:value-type="float">
            <text:p>67828</text:p>
          </table:table-cell>
          <table:table-cell office:value-type="string" calcext:value-type="string">
            <text:p>01_ERR17431.aln.sort.dupmark.rg.11.bam.cram_rawstreams.DS_QS.cropped</text:p>
          </table:table-cell>
          <table:table-cell office:value-type="string" calcext:value-type="string">
            <text:p>DS_QS</text:p>
          </table:table-cell>
          <table:table-cell office:value-type="float" office:value="1" calcext:value-type="float">
            <text:p>1</text:p>
          </table:table-cell>
          <table:table-cell office:value-type="float" office:value="0.710706798" calcext:value-type="float">
            <text:p>0.710706798</text:p>
          </table:table-cell>
          <table:table-cell office:value-type="float" office:value="9.307102175" calcext:value-type="float">
            <text:p>9.30710217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209715200" calcext:value-type="float">
            <text:p>209715200</text:p>
          </table:table-cell>
          <table:table-cell office:value-type="float" office:value="107020350" calcext:value-type="float">
            <text:p>107020350</text:p>
          </table:table-cell>
          <table:table-cell table:formula="of:=[.C125]/[.B125]" office:value-type="float" office:value="0.510312795639038" calcext:value-type="float">
            <text:p>0.510312795639038</text:p>
          </table:table-cell>
          <table:table-cell office:value-type="float" office:value="4.56" calcext:value-type="float">
            <text:p>4.56</text:p>
          </table:table-cell>
          <table:table-cell office:value-type="float" office:value="4632" calcext:value-type="float">
            <text:p>4632</text:p>
          </table:table-cell>
          <table:table-cell office:value-type="float" office:value="4.75" calcext:value-type="float">
            <text:p>4.75</text:p>
          </table:table-cell>
          <table:table-cell office:value-type="float" office:value="4928" calcext:value-type="float">
            <text:p>4928</text:p>
          </table:table-cell>
          <table:table-cell office:value-type="string" calcext:value-type="string">
            <text:p>01_ERR17431.aln.sort.dupmark.rg.11.bam.cram_rawstreams.DS_QS.cropped</text:p>
          </table:table-cell>
          <table:table-cell office:value-type="string" calcext:value-type="string">
            <text:p>DS_QS</text:p>
          </table:table-cell>
          <table:table-cell office:value-type="float" office:value="1" calcext:value-type="float">
            <text:p>1</text:p>
          </table:table-cell>
          <table:table-cell office:value-type="float" office:value="43.85964912" calcext:value-type="float">
            <text:p>43.85964912</text:p>
          </table:table-cell>
          <table:table-cell office:value-type="float" office:value="21.48685455" calcext:value-type="float">
            <text:p>21.4868545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209715200" calcext:value-type="float">
            <text:p>209715200</text:p>
          </table:table-cell>
          <table:table-cell office:value-type="float" office:value="75438395" calcext:value-type="float">
            <text:p>75438395</text:p>
          </table:table-cell>
          <table:table-cell table:formula="of:=[.C126]/[.B126]" office:value-type="float" office:value="0.359718298912048" calcext:value-type="float">
            <text:p>0.359718298912048</text:p>
          </table:table-cell>
          <table:table-cell office:value-type="float" office:value="5.39" calcext:value-type="float">
            <text:p>5.39</text:p>
          </table:table-cell>
          <table:table-cell office:value-type="float" office:value="4528" calcext:value-type="float">
            <text:p>4528</text:p>
          </table:table-cell>
          <table:table-cell office:value-type="float" office:value="5.78" calcext:value-type="float">
            <text:p>5.78</text:p>
          </table:table-cell>
          <table:table-cell office:value-type="float" office:value="5912" calcext:value-type="float">
            <text:p>5912</text:p>
          </table:table-cell>
          <table:table-cell office:value-type="string" calcext:value-type="string">
            <text:p>01_ERR17431.aln.sort.dupmark.rg.11.bam.cram_rawstreams.DS_QS.cropped</text:p>
          </table:table-cell>
          <table:table-cell office:value-type="string" calcext:value-type="string">
            <text:p>DS_QS</text:p>
          </table:table-cell>
          <table:table-cell office:value-type="float" office:value="1" calcext:value-type="float">
            <text:p>1</text:p>
          </table:table-cell>
          <table:table-cell office:value-type="float" office:value="37.10575139" calcext:value-type="float">
            <text:p>37.10575139</text:p>
          </table:table-cell>
          <table:table-cell office:value-type="float" office:value="12.44699996" calcext:value-type="float">
            <text:p>12.4469999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209715200" calcext:value-type="float">
            <text:p>209715200</text:p>
          </table:table-cell>
          <table:table-cell office:value-type="float" office:value="82236508" calcext:value-type="float">
            <text:p>82236508</text:p>
          </table:table-cell>
          <table:table-cell table:formula="of:=[.C127]/[.B127]" office:value-type="float" office:value="0.392134227752685" calcext:value-type="float">
            <text:p>0.392134227752685</text:p>
          </table:table-cell>
          <table:table-cell office:value-type="float" office:value="21.57" calcext:value-type="float">
            <text:p>21.57</text:p>
          </table:table-cell>
          <table:table-cell office:value-type="float" office:value="1007528" calcext:value-type="float">
            <text:p>1007528</text:p>
          </table:table-cell>
          <table:table-cell office:value-type="float" office:value="15.75" calcext:value-type="float">
            <text:p>15.75</text:p>
          </table:table-cell>
          <table:table-cell office:value-type="float" office:value="1025668" calcext:value-type="float">
            <text:p>1025668</text:p>
          </table:table-cell>
          <table:table-cell office:value-type="string" calcext:value-type="string">
            <text:p>01_ERR17431.aln.sort.dupmark.rg.11.bam.cram_rawstreams.DS_QS.cropped</text:p>
          </table:table-cell>
          <table:table-cell office:value-type="string" calcext:value-type="string">
            <text:p>DS_QS</text:p>
          </table:table-cell>
          <table:table-cell office:value-type="float" office:value="1" calcext:value-type="float">
            <text:p>1</text:p>
          </table:table-cell>
          <table:table-cell office:value-type="float" office:value="9.272137228" calcext:value-type="float">
            <text:p>9.272137228</text:p>
          </table:table-cell>
          <table:table-cell office:value-type="float" office:value="4.979482257" calcext:value-type="float">
            <text:p>4.97948225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94759522" calcext:value-type="float">
            <text:p>94759522</text:p>
          </table:table-cell>
          <table:table-cell office:value-type="float" office:value="1853629" calcext:value-type="float">
            <text:p>1853629</text:p>
          </table:table-cell>
          <table:table-cell table:formula="of:=[.C128]/[.B128]" office:value-type="float" office:value="0.0195614009112456" calcext:value-type="float">
            <text:p>0.019561400911246</text:p>
          </table:table-cell>
          <table:table-cell office:value-type="float" office:value="10.49" calcext:value-type="float">
            <text:p>10.49</text:p>
          </table:table-cell>
          <table:table-cell office:value-type="float" office:value="1800" calcext:value-type="float">
            <text:p>1800</text:p>
          </table:table-cell>
          <table:table-cell office:value-type="float" office:value="1.3" calcext:value-type="float">
            <text:p>1.3</text:p>
          </table:table-cell>
          <table:table-cell office:value-type="float" office:value="1688" calcext:value-type="float">
            <text:p>1688</text:p>
          </table:table-cell>
          <table:table-cell office:value-type="string" calcext:value-type="string">
            <text:p>01_ERR17431.aln.sort.dupmark.rg.11.bam.cram_rawstreams.DS_TL</text:p>
          </table:table-cell>
          <table:table-cell office:value-type="string" calcext:value-type="string">
            <text:p>DS_TL</text:p>
          </table:table-cell>
          <table:table-cell office:value-type="float" office:value="1" calcext:value-type="float">
            <text:p>1</text:p>
          </table:table-cell>
          <table:table-cell office:value-type="float" office:value="8.614844839" calcext:value-type="float">
            <text:p>8.614844839</text:p>
          </table:table-cell>
          <table:table-cell office:value-type="float" office:value="1.35981413" calcext:value-type="float">
            <text:p>1.3598141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94759522" calcext:value-type="float">
            <text:p>94759522</text:p>
          </table:table-cell>
          <table:table-cell office:value-type="float" office:value="1465279" calcext:value-type="float">
            <text:p>1465279</text:p>
          </table:table-cell>
          <table:table-cell table:formula="of:=[.C129]/[.B129]" office:value-type="float" office:value="0.0154631320322616" calcext:value-type="float">
            <text:p>0.015463132032262</text:p>
          </table:table-cell>
          <table:table-cell office:value-type="float" office:value="1.4" calcext:value-type="float">
            <text:p>1.4</text:p>
          </table:table-cell>
          <table:table-cell office:value-type="float" office:value="9856" calcext:value-type="float">
            <text:p>9856</text:p>
          </table:table-cell>
          <table:table-cell office:value-type="float" office:value="1.39" calcext:value-type="float">
            <text:p>1.39</text:p>
          </table:table-cell>
          <table:table-cell office:value-type="float" office:value="6728" calcext:value-type="float">
            <text:p>6728</text:p>
          </table:table-cell>
          <table:table-cell office:value-type="string" calcext:value-type="string">
            <text:p>01_ERR17431.aln.sort.dupmark.rg.11.bam.cram_rawstreams.DS_TL</text:p>
          </table:table-cell>
          <table:table-cell office:value-type="string" calcext:value-type="string">
            <text:p>DS_TL</text:p>
          </table:table-cell>
          <table:table-cell office:value-type="float" office:value="1" calcext:value-type="float">
            <text:p>1</text:p>
          </table:table-cell>
          <table:table-cell office:value-type="float" office:value="64.54980169" calcext:value-type="float">
            <text:p>64.54980169</text:p>
          </table:table-cell>
          <table:table-cell office:value-type="float" office:value="1.005322985" calcext:value-type="float">
            <text:p>1.00532298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94759522" calcext:value-type="float">
            <text:p>94759522</text:p>
          </table:table-cell>
          <table:table-cell office:value-type="float" office:value="1695596" calcext:value-type="float">
            <text:p>1695596</text:p>
          </table:table-cell>
          <table:table-cell table:formula="of:=[.C130]/[.B130]" office:value-type="float" office:value="0.0178936740520916" calcext:value-type="float">
            <text:p>0.017893674052092</text:p>
          </table:table-cell>
          <table:table-cell office:value-type="float" office:value="25.28" calcext:value-type="float">
            <text:p>25.28</text:p>
          </table:table-cell>
          <table:table-cell office:value-type="float" office:value="686836" calcext:value-type="float">
            <text:p>686836</text:p>
          </table:table-cell>
          <table:table-cell office:value-type="float" office:value="1.18" calcext:value-type="float">
            <text:p>1.18</text:p>
          </table:table-cell>
          <table:table-cell office:value-type="float" office:value="67820" calcext:value-type="float">
            <text:p>67820</text:p>
          </table:table-cell>
          <table:table-cell office:value-type="string" calcext:value-type="string">
            <text:p>01_ERR17431.aln.sort.dupmark.rg.11.bam.cram_rawstreams.DS_TL</text:p>
          </table:table-cell>
          <table:table-cell office:value-type="string" calcext:value-type="string">
            <text:p>DS_TL</text:p>
          </table:table-cell>
          <table:table-cell office:value-type="float" office:value="1" calcext:value-type="float">
            <text:p>1</text:p>
          </table:table-cell>
          <table:table-cell office:value-type="float" office:value="3.574751676" calcext:value-type="float">
            <text:p>3.574751676</text:p>
          </table:table-cell>
          <table:table-cell office:value-type="float" office:value="1.370378268" calcext:value-type="float">
            <text:p>1.37037826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94759522" calcext:value-type="float">
            <text:p>94759522</text:p>
          </table:table-cell>
          <table:table-cell office:value-type="float" office:value="4570683" calcext:value-type="float">
            <text:p>4570683</text:p>
          </table:table-cell>
          <table:table-cell table:formula="of:=[.C131]/[.B131]" office:value-type="float" office:value="0.0482345510354094" calcext:value-type="float">
            <text:p>0.048234551035409</text:p>
          </table:table-cell>
          <table:table-cell office:value-type="float" office:value="1.33" calcext:value-type="float">
            <text:p>1.33</text:p>
          </table:table-cell>
          <table:table-cell office:value-type="float" office:value="3780" calcext:value-type="float">
            <text:p>3780</text:p>
          </table:table-cell>
          <table:table-cell office:value-type="float" office:value="1.75" calcext:value-type="float">
            <text:p>1.75</text:p>
          </table:table-cell>
          <table:table-cell office:value-type="float" office:value="4556" calcext:value-type="float">
            <text:p>4556</text:p>
          </table:table-cell>
          <table:table-cell office:value-type="string" calcext:value-type="string">
            <text:p>01_ERR17431.aln.sort.dupmark.rg.11.bam.cram_rawstreams.DS_TL</text:p>
          </table:table-cell>
          <table:table-cell office:value-type="string" calcext:value-type="string">
            <text:p>DS_TL</text:p>
          </table:table-cell>
          <table:table-cell office:value-type="float" office:value="1" calcext:value-type="float">
            <text:p>1</text:p>
          </table:table-cell>
          <table:table-cell office:value-type="float" office:value="67.94715967" calcext:value-type="float">
            <text:p>67.94715967</text:p>
          </table:table-cell>
          <table:table-cell office:value-type="float" office:value="2.490824563" calcext:value-type="float">
            <text:p>2.49082456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94759522" calcext:value-type="float">
            <text:p>94759522</text:p>
          </table:table-cell>
          <table:table-cell office:value-type="float" office:value="1722543" calcext:value-type="float">
            <text:p>1722543</text:p>
          </table:table-cell>
          <table:table-cell table:formula="of:=[.C132]/[.B132]" office:value-type="float" office:value="0.0181780465291921" calcext:value-type="float">
            <text:p>0.018178046529192</text:p>
          </table:table-cell>
          <table:table-cell office:value-type="float" office:value="1.57" calcext:value-type="float">
            <text:p>1.57</text:p>
          </table:table-cell>
          <table:table-cell office:value-type="float" office:value="3616" calcext:value-type="float">
            <text:p>3616</text:p>
          </table:table-cell>
          <table:table-cell office:value-type="float" office:value="1.85" calcext:value-type="float">
            <text:p>1.85</text:p>
          </table:table-cell>
          <table:table-cell office:value-type="float" office:value="5436" calcext:value-type="float">
            <text:p>5436</text:p>
          </table:table-cell>
          <table:table-cell office:value-type="string" calcext:value-type="string">
            <text:p>01_ERR17431.aln.sort.dupmark.rg.11.bam.cram_rawstreams.DS_TL</text:p>
          </table:table-cell>
          <table:table-cell office:value-type="string" calcext:value-type="string">
            <text:p>DS_TL</text:p>
          </table:table-cell>
          <table:table-cell office:value-type="float" office:value="1" calcext:value-type="float">
            <text:p>1</text:p>
          </table:table-cell>
          <table:table-cell office:value-type="float" office:value="57.56033272" calcext:value-type="float">
            <text:p>57.56033272</text:p>
          </table:table-cell>
          <table:table-cell office:value-type="float" office:value="0.88797028" calcext:value-type="float">
            <text:p>0.8879702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94759522" calcext:value-type="float">
            <text:p>94759522</text:p>
          </table:table-cell>
          <table:table-cell office:value-type="float" office:value="1366436" calcext:value-type="float">
            <text:p>1366436</text:p>
          </table:table-cell>
          <table:table-cell table:formula="of:=[.C133]/[.B133]" office:value-type="float" office:value="0.014420038969804" calcext:value-type="float">
            <text:p>0.014420038969804</text:p>
          </table:table-cell>
          <table:table-cell office:value-type="float" office:value="2.41" calcext:value-type="float">
            <text:p>2.41</text:p>
          </table:table-cell>
          <table:table-cell office:value-type="float" office:value="1485812" calcext:value-type="float">
            <text:p>1485812</text:p>
          </table:table-cell>
          <table:table-cell office:value-type="float" office:value="14.34" calcext:value-type="float">
            <text:p>14.34</text:p>
          </table:table-cell>
          <table:table-cell office:value-type="float" office:value="1487100" calcext:value-type="float">
            <text:p>1487100</text:p>
          </table:table-cell>
          <table:table-cell office:value-type="string" calcext:value-type="string">
            <text:p>01_ERR17431.aln.sort.dupmark.rg.11.bam.cram_rawstreams.DS_TL</text:p>
          </table:table-cell>
          <table:table-cell office:value-type="string" calcext:value-type="string">
            <text:p>DS_TL</text:p>
          </table:table-cell>
          <table:table-cell office:value-type="float" office:value="1" calcext:value-type="float">
            <text:p>1</text:p>
          </table:table-cell>
          <table:table-cell office:value-type="float" office:value="37.49781011" calcext:value-type="float">
            <text:p>37.49781011</text:p>
          </table:table-cell>
          <table:table-cell office:value-type="float" office:value="0.090874123" calcext:value-type="float">
            <text:p>0.09087412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1603192" calcext:value-type="float">
            <text:p>1603192</text:p>
          </table:table-cell>
          <table:table-cell office:value-type="float" office:value="135199" calcext:value-type="float">
            <text:p>135199</text:p>
          </table:table-cell>
          <table:table-cell table:formula="of:=[.C134]/[.B134]" office:value-type="float" office:value="0.0843311343868981" calcext:value-type="float">
            <text:p>0.084331134386898</text:p>
          </table:table-cell>
          <table:table-cell office:value-type="float" office:value="0.34" calcext:value-type="float">
            <text:p>0.34</text:p>
          </table:table-cell>
          <table:table-cell office:value-type="float" office:value="1784" calcext:value-type="float">
            <text:p>1784</text:p>
          </table:table-cell>
          <table:table-cell office:value-type="float" office:value="0.07" calcext:value-type="float">
            <text:p>0.07</text:p>
          </table:table-cell>
          <table:table-cell office:value-type="float" office:value="1732" calcext:value-type="float">
            <text:p>1732</text:p>
          </table:table-cell>
          <table:table-cell office:value-type="string" calcext:value-type="string">
            <text:p>01_ERR17431.aln.sort.dupmark.rg.11.bam.cram_rawstreams.DS_IN</text:p>
          </table:table-cell>
          <table:table-cell office:value-type="string" calcext:value-type="string">
            <text:p>DS_IN</text:p>
          </table:table-cell>
          <table:table-cell office:value-type="float" office:value="1" calcext:value-type="float">
            <text:p>1</text:p>
          </table:table-cell>
          <table:table-cell office:value-type="float" office:value="4.496832455" calcext:value-type="float">
            <text:p>4.496832455</text:p>
          </table:table-cell>
          <table:table-cell office:value-type="float" office:value="1.841940199" calcext:value-type="float">
            <text:p>1.84194019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1603192" calcext:value-type="float">
            <text:p>1603192</text:p>
          </table:table-cell>
          <table:table-cell office:value-type="float" office:value="135669" calcext:value-type="float">
            <text:p>135669</text:p>
          </table:table-cell>
          <table:table-cell table:formula="of:=[.C135]/[.B135]" office:value-type="float" office:value="0.0846242995224527" calcext:value-type="float">
            <text:p>0.084624299522453</text:p>
          </table:table-cell>
          <table:table-cell office:value-type="float" office:value="0.56" calcext:value-type="float">
            <text:p>0.56</text:p>
          </table:table-cell>
          <table:table-cell office:value-type="float" office:value="8832" calcext:value-type="float">
            <text:p>8832</text:p>
          </table:table-cell>
          <table:table-cell office:value-type="float" office:value="0.05" calcext:value-type="float">
            <text:p>0.05</text:p>
          </table:table-cell>
          <table:table-cell office:value-type="float" office:value="5976" calcext:value-type="float">
            <text:p>5976</text:p>
          </table:table-cell>
          <table:table-cell office:value-type="string" calcext:value-type="string">
            <text:p>01_ERR17431.aln.sort.dupmark.rg.11.bam.cram_rawstreams.DS_IN</text:p>
          </table:table-cell>
          <table:table-cell office:value-type="string" calcext:value-type="string">
            <text:p>DS_IN</text:p>
          </table:table-cell>
          <table:table-cell office:value-type="float" office:value="1" calcext:value-type="float">
            <text:p>1</text:p>
          </table:table-cell>
          <table:table-cell office:value-type="float" office:value="2.730219705" calcext:value-type="float">
            <text:p>2.730219705</text:p>
          </table:table-cell>
          <table:table-cell office:value-type="float" office:value="2.587680817" calcext:value-type="float">
            <text:p>2.58768081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1603192" calcext:value-type="float">
            <text:p>1603192</text:p>
          </table:table-cell>
          <table:table-cell office:value-type="float" office:value="117352" calcext:value-type="float">
            <text:p>117352</text:p>
          </table:table-cell>
          <table:table-cell table:formula="of:=[.C136]/[.B136]" office:value-type="float" office:value="0.0731989680587228" calcext:value-type="float">
            <text:p>0.073198968058723</text:p>
          </table:table-cell>
          <table:table-cell office:value-type="float" office:value="0.71" calcext:value-type="float">
            <text:p>0.71</text:p>
          </table:table-cell>
          <table:table-cell office:value-type="float" office:value="83984" calcext:value-type="float">
            <text:p>83984</text:p>
          </table:table-cell>
          <table:table-cell office:value-type="float" office:value="0.03" calcext:value-type="float">
            <text:p>0.03</text:p>
          </table:table-cell>
          <table:table-cell office:value-type="float" office:value="5760" calcext:value-type="float">
            <text:p>5760</text:p>
          </table:table-cell>
          <table:table-cell office:value-type="string" calcext:value-type="string">
            <text:p>01_ERR17431.aln.sort.dupmark.rg.11.bam.cram_rawstreams.DS_IN</text:p>
          </table:table-cell>
          <table:table-cell office:value-type="string" calcext:value-type="string">
            <text:p>DS_IN</text:p>
          </table:table-cell>
          <table:table-cell office:value-type="float" office:value="1" calcext:value-type="float">
            <text:p>1</text:p>
          </table:table-cell>
          <table:table-cell office:value-type="float" office:value="2.153412725" calcext:value-type="float">
            <text:p>2.153412725</text:p>
          </table:table-cell>
          <table:table-cell office:value-type="float" office:value="3.730519613" calcext:value-type="float">
            <text:p>3.7305196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1603192" calcext:value-type="float">
            <text:p>1603192</text:p>
          </table:table-cell>
          <table:table-cell office:value-type="float" office:value="449083" calcext:value-type="float">
            <text:p>449083</text:p>
          </table:table-cell>
          <table:table-cell table:formula="of:=[.C137]/[.B137]" office:value-type="float" office:value="0.280118039511175" calcext:value-type="float">
            <text:p>0.280118039511175</text:p>
          </table:table-cell>
          <table:table-cell office:value-type="float" office:value="0.03" calcext:value-type="float">
            <text:p>0.03</text:p>
          </table:table-cell>
          <table:table-cell office:value-type="float" office:value="3156" calcext:value-type="float">
            <text:p>3156</text:p>
          </table:table-cell>
          <table:table-cell office:value-type="float" office:value="0.03" calcext:value-type="float">
            <text:p>0.03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01_ERR17431.aln.sort.dupmark.rg.11.bam.cram_rawstreams.DS_IN</text:p>
          </table:table-cell>
          <table:table-cell office:value-type="string" calcext:value-type="string">
            <text:p>DS_IN</text:p>
          </table:table-cell>
          <table:table-cell office:value-type="float" office:value="1" calcext:value-type="float">
            <text:p>1</text:p>
          </table:table-cell>
          <table:table-cell office:value-type="float" office:value="50.96410116" calcext:value-type="float">
            <text:p>50.96410116</text:p>
          </table:table-cell>
          <table:table-cell office:value-type="float" office:value="14.2759641" calcext:value-type="float">
            <text:p>14.275964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1603192" calcext:value-type="float">
            <text:p>1603192</text:p>
          </table:table-cell>
          <table:table-cell office:value-type="float" office:value="425173" calcext:value-type="float">
            <text:p>425173</text:p>
          </table:table-cell>
          <table:table-cell table:formula="of:=[.C138]/[.B138]" office:value-type="float" office:value="0.265204042934346" calcext:value-type="float">
            <text:p>0.265204042934346</text:p>
          </table:table-cell>
          <table:table-cell office:value-type="float" office:value="0.05" calcext:value-type="float">
            <text:p>0.05</text:p>
          </table:table-cell>
          <table:table-cell office:value-type="float" office:value="3288" calcext:value-type="float">
            <text:p>3288</text:p>
          </table:table-cell>
          <table:table-cell office:value-type="float" office:value="0.17" calcext:value-type="float">
            <text:p>0.17</text:p>
          </table:table-cell>
          <table:table-cell office:value-type="float" office:value="4072" calcext:value-type="float">
            <text:p>4072</text:p>
          </table:table-cell>
          <table:table-cell office:value-type="string" calcext:value-type="string">
            <text:p>01_ERR17431.aln.sort.dupmark.rg.11.bam.cram_rawstreams.DS_IN</text:p>
          </table:table-cell>
          <table:table-cell office:value-type="string" calcext:value-type="string">
            <text:p>DS_IN</text:p>
          </table:table-cell>
          <table:table-cell office:value-type="float" office:value="1" calcext:value-type="float">
            <text:p>1</text:p>
          </table:table-cell>
          <table:table-cell office:value-type="float" office:value="30.57846069" calcext:value-type="float">
            <text:p>30.57846069</text:p>
          </table:table-cell>
          <table:table-cell office:value-type="float" office:value="2.385156295" calcext:value-type="float">
            <text:p>2.38515629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1603192" calcext:value-type="float">
            <text:p>1603192</text:p>
          </table:table-cell>
          <table:table-cell office:value-type="float" office:value="134090" calcext:value-type="float">
            <text:p>134090</text:p>
          </table:table-cell>
          <table:table-cell table:formula="of:=[.C139]/[.B139]" office:value-type="float" office:value="0.0836393894181109" calcext:value-type="float">
            <text:p>0.083639389418111</text:p>
          </table:table-cell>
          <table:table-cell office:value-type="float" office:value="0.12" calcext:value-type="float">
            <text:p>0.12</text:p>
          </table:table-cell>
          <table:table-cell office:value-type="float" office:value="21368" calcext:value-type="float">
            <text:p>21368</text:p>
          </table:table-cell>
          <table:table-cell office:value-type="float" office:value="0.15" calcext:value-type="float">
            <text:p>0.15</text:p>
          </table:table-cell>
          <table:table-cell office:value-type="float" office:value="25956" calcext:value-type="float">
            <text:p>25956</text:p>
          </table:table-cell>
          <table:table-cell office:value-type="string" calcext:value-type="string">
            <text:p>01_ERR17431.aln.sort.dupmark.rg.11.bam.cram_rawstreams.DS_IN</text:p>
          </table:table-cell>
          <table:table-cell office:value-type="string" calcext:value-type="string">
            <text:p>DS_IN</text:p>
          </table:table-cell>
          <table:table-cell office:value-type="float" office:value="1" calcext:value-type="float">
            <text:p>1</text:p>
          </table:table-cell>
          <table:table-cell office:value-type="float" office:value="12.74102529" calcext:value-type="float">
            <text:p>12.74102529</text:p>
          </table:table-cell>
          <table:table-cell office:value-type="float" office:value="0.852521261" calcext:value-type="float">
            <text:p>0.85252126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5321916" calcext:value-type="float">
            <text:p>5321916</text:p>
          </table:table-cell>
          <table:table-cell office:value-type="float" office:value="633019" calcext:value-type="float">
            <text:p>633019</text:p>
          </table:table-cell>
          <table:table-cell table:formula="of:=[.C140]/[.B140]" office:value-type="float" office:value="0.118945695497637" calcext:value-type="float">
            <text:p>0.118945695497637</text:p>
          </table:table-cell>
          <table:table-cell office:value-type="float" office:value="1.8" calcext:value-type="float">
            <text:p>1.8</text:p>
          </table:table-cell>
          <table:table-cell office:value-type="float" office:value="1732" calcext:value-type="float">
            <text:p>1732</text:p>
          </table:table-cell>
          <table:table-cell office:value-type="float" office:value="0.08" calcext:value-type="float">
            <text:p>0.08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01_ERR17431.aln.sort.dupmark.rg.11.bam.cram_rawstreams.DS_NS</text:p>
          </table:table-cell>
          <table:table-cell office:value-type="string" calcext:value-type="string">
            <text:p>DS_NS</text:p>
          </table:table-cell>
          <table:table-cell office:value-type="float" office:value="1" calcext:value-type="float">
            <text:p>1</text:p>
          </table:table-cell>
          <table:table-cell office:value-type="float" office:value="2.819652557" calcext:value-type="float">
            <text:p>2.819652557</text:p>
          </table:table-cell>
          <table:table-cell office:value-type="float" office:value="7.546174526" calcext:value-type="float">
            <text:p>7.54617452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5321916" calcext:value-type="float">
            <text:p>5321916</text:p>
          </table:table-cell>
          <table:table-cell office:value-type="float" office:value="605632" calcext:value-type="float">
            <text:p>605632</text:p>
          </table:table-cell>
          <table:table-cell table:formula="of:=[.C141]/[.B141]" office:value-type="float" office:value="0.113799616529085" calcext:value-type="float">
            <text:p>0.113799616529085</text:p>
          </table:table-cell>
          <table:table-cell office:value-type="float" office:value="0.23" calcext:value-type="float">
            <text:p>0.23</text:p>
          </table:table-cell>
          <table:table-cell office:value-type="float" office:value="9456" calcext:value-type="float">
            <text:p>9456</text:p>
          </table:table-cell>
          <table:table-cell office:value-type="float" office:value="0.15" calcext:value-type="float">
            <text:p>0.15</text:p>
          </table:table-cell>
          <table:table-cell office:value-type="float" office:value="6504" calcext:value-type="float">
            <text:p>6504</text:p>
          </table:table-cell>
          <table:table-cell office:value-type="string" calcext:value-type="string">
            <text:p>01_ERR17431.aln.sort.dupmark.rg.11.bam.cram_rawstreams.DS_NS</text:p>
          </table:table-cell>
          <table:table-cell office:value-type="string" calcext:value-type="string">
            <text:p>DS_NS</text:p>
          </table:table-cell>
          <table:table-cell office:value-type="float" office:value="1" calcext:value-type="float">
            <text:p>1</text:p>
          </table:table-cell>
          <table:table-cell office:value-type="float" office:value="22.0668461" calcext:value-type="float">
            <text:p>22.0668461</text:p>
          </table:table-cell>
          <table:table-cell office:value-type="float" office:value="3.850504557" calcext:value-type="float">
            <text:p>3.85050455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5321916" calcext:value-type="float">
            <text:p>5321916</text:p>
          </table:table-cell>
          <table:table-cell office:value-type="float" office:value="566128" calcext:value-type="float">
            <text:p>566128</text:p>
          </table:table-cell>
          <table:table-cell table:formula="of:=[.C142]/[.B142]" office:value-type="float" office:value="0.106376725976133" calcext:value-type="float">
            <text:p>0.106376725976133</text:p>
          </table:table-cell>
          <table:table-cell office:value-type="float" office:value="1.96" calcext:value-type="float">
            <text:p>1.96</text:p>
          </table:table-cell>
          <table:table-cell office:value-type="float" office:value="117352" calcext:value-type="float">
            <text:p>117352</text:p>
          </table:table-cell>
          <table:table-cell office:value-type="float" office:value="0.16" calcext:value-type="float">
            <text:p>0.16</text:p>
          </table:table-cell>
          <table:table-cell office:value-type="float" office:value="8464" calcext:value-type="float">
            <text:p>8464</text:p>
          </table:table-cell>
          <table:table-cell office:value-type="string" calcext:value-type="string">
            <text:p>01_ERR17431.aln.sort.dupmark.rg.11.bam.cram_rawstreams.DS_NS</text:p>
          </table:table-cell>
          <table:table-cell office:value-type="string" calcext:value-type="string">
            <text:p>DS_NS</text:p>
          </table:table-cell>
          <table:table-cell office:value-type="float" office:value="1" calcext:value-type="float">
            <text:p>1</text:p>
          </table:table-cell>
          <table:table-cell office:value-type="float" office:value="2.589476838" calcext:value-type="float">
            <text:p>2.589476838</text:p>
          </table:table-cell>
          <table:table-cell office:value-type="float" office:value="3.374385834" calcext:value-type="float">
            <text:p>3.37438583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5321916" calcext:value-type="float">
            <text:p>5321916</text:p>
          </table:table-cell>
          <table:table-cell office:value-type="float" office:value="725739" calcext:value-type="float">
            <text:p>725739</text:p>
          </table:table-cell>
          <table:table-cell table:formula="of:=[.C143]/[.B143]" office:value-type="float" office:value="0.136367992279472" calcext:value-type="float">
            <text:p>0.136367992279472</text:p>
          </table:table-cell>
          <table:table-cell office:value-type="float" office:value="0.17" calcext:value-type="float">
            <text:p>0.17</text:p>
          </table:table-cell>
          <table:table-cell office:value-type="float" office:value="3504" calcext:value-type="float">
            <text:p>3504</text:p>
          </table:table-cell>
          <table:table-cell office:value-type="float" office:value="0.2" calcext:value-type="float">
            <text:p>0.2</text:p>
          </table:table-cell>
          <table:table-cell office:value-type="float" office:value="4012" calcext:value-type="float">
            <text:p>4012</text:p>
          </table:table-cell>
          <table:table-cell office:value-type="string" calcext:value-type="string">
            <text:p>01_ERR17431.aln.sort.dupmark.rg.11.bam.cram_rawstreams.DS_NS</text:p>
          </table:table-cell>
          <table:table-cell office:value-type="string" calcext:value-type="string">
            <text:p>DS_NS</text:p>
          </table:table-cell>
          <table:table-cell office:value-type="float" office:value="1" calcext:value-type="float">
            <text:p>1</text:p>
          </table:table-cell>
          <table:table-cell office:value-type="float" office:value="29.85514473" calcext:value-type="float">
            <text:p>29.85514473</text:p>
          </table:table-cell>
          <table:table-cell office:value-type="float" office:value="3.460593224" calcext:value-type="float">
            <text:p>3.46059322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5321916" calcext:value-type="float">
            <text:p>5321916</text:p>
          </table:table-cell>
          <table:table-cell office:value-type="float" office:value="594641" calcext:value-type="float">
            <text:p>594641</text:p>
          </table:table-cell>
          <table:table-cell table:formula="of:=[.C144]/[.B144]" office:value-type="float" office:value="0.111734382880151" calcext:value-type="float">
            <text:p>0.111734382880151</text:p>
          </table:table-cell>
          <table:table-cell office:value-type="float" office:value="0.16" calcext:value-type="float">
            <text:p>0.16</text:p>
          </table:table-cell>
          <table:table-cell office:value-type="float" office:value="3512" calcext:value-type="float">
            <text:p>3512</text:p>
          </table:table-cell>
          <table:table-cell office:value-type="float" office:value="0.26" calcext:value-type="float">
            <text:p>0.26</text:p>
          </table:table-cell>
          <table:table-cell office:value-type="float" office:value="5156" calcext:value-type="float">
            <text:p>5156</text:p>
          </table:table-cell>
          <table:table-cell office:value-type="string" calcext:value-type="string">
            <text:p>01_ERR17431.aln.sort.dupmark.rg.11.bam.cram_rawstreams.DS_NS</text:p>
          </table:table-cell>
          <table:table-cell office:value-type="string" calcext:value-type="string">
            <text:p>DS_NS</text:p>
          </table:table-cell>
          <table:table-cell office:value-type="float" office:value="1" calcext:value-type="float">
            <text:p>1</text:p>
          </table:table-cell>
          <table:table-cell office:value-type="float" office:value="31.72109127" calcext:value-type="float">
            <text:p>31.72109127</text:p>
          </table:table-cell>
          <table:table-cell office:value-type="float" office:value="2.181130189" calcext:value-type="float">
            <text:p>2.18113018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5321916" calcext:value-type="float">
            <text:p>5321916</text:p>
          </table:table-cell>
          <table:table-cell office:value-type="float" office:value="506688" calcext:value-type="float">
            <text:p>506688</text:p>
          </table:table-cell>
          <table:table-cell table:formula="of:=[.C145]/[.B145]" office:value-type="float" office:value="0.0952078161323854" calcext:value-type="float">
            <text:p>0.095207816132385</text:p>
          </table:table-cell>
          <table:table-cell office:value-type="float" office:value="0.41" calcext:value-type="float">
            <text:p>0.41</text:p>
          </table:table-cell>
          <table:table-cell office:value-type="float" office:value="120636" calcext:value-type="float">
            <text:p>120636</text:p>
          </table:table-cell>
          <table:table-cell office:value-type="float" office:value="0.8" calcext:value-type="float">
            <text:p>0.8</text:p>
          </table:table-cell>
          <table:table-cell office:value-type="float" office:value="114804" calcext:value-type="float">
            <text:p>114804</text:p>
          </table:table-cell>
          <table:table-cell office:value-type="string" calcext:value-type="string">
            <text:p>01_ERR17431.aln.sort.dupmark.rg.11.bam.cram_rawstreams.DS_NS</text:p>
          </table:table-cell>
          <table:table-cell office:value-type="string" calcext:value-type="string">
            <text:p>DS_NS</text:p>
          </table:table-cell>
          <table:table-cell office:value-type="float" office:value="1" calcext:value-type="float">
            <text:p>1</text:p>
          </table:table-cell>
          <table:table-cell office:value-type="float" office:value="12.37896245" calcext:value-type="float">
            <text:p>12.37896245</text:p>
          </table:table-cell>
          <table:table-cell office:value-type="float" office:value="0.604019165" calcext:value-type="float">
            <text:p>0.6040191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209715200" calcext:value-type="float">
            <text:p>209715200</text:p>
          </table:table-cell>
          <table:table-cell office:value-type="float" office:value="406871" calcext:value-type="float">
            <text:p>406871</text:p>
          </table:table-cell>
          <table:table-cell table:formula="of:=[.C146]/[.B146]" office:value-type="float" office:value="0.00194011211395264" calcext:value-type="float">
            <text:p>0.001940112113953</text:p>
          </table:table-cell>
          <table:table-cell office:value-type="float" office:value="2.14" calcext:value-type="float">
            <text:p>2.14</text:p>
          </table:table-cell>
          <table:table-cell office:value-type="float" office:value="1700" calcext:value-type="float">
            <text:p>1700</text:p>
          </table:table-cell>
          <table:table-cell office:value-type="float" office:value="2.93" calcext:value-type="float">
            <text:p>2.93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01_ERR17431.aln.sort.dupmark.rg.11.bam.cram_rawstreams.DS_PGZ.cropped</text:p>
          </table:table-cell>
          <table:table-cell office:value-type="string" calcext:value-type="string">
            <text:p>DS_PGZ</text:p>
          </table:table-cell>
          <table:table-cell office:value-type="float" office:value="1" calcext:value-type="float">
            <text:p>1</text:p>
          </table:table-cell>
          <table:table-cell office:value-type="float" office:value="93.45794393" calcext:value-type="float">
            <text:p>93.45794393</text:p>
          </table:table-cell>
          <table:table-cell office:value-type="float" office:value="0.132430861" calcext:value-type="float">
            <text:p>0.13243086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209715200" calcext:value-type="float">
            <text:p>209715200</text:p>
          </table:table-cell>
          <table:table-cell office:value-type="float" office:value="21540" calcext:value-type="float">
            <text:p>21540</text:p>
          </table:table-cell>
          <table:table-cell table:formula="of:=[.C147]/[.B147]" office:value-type="float" office:value="0.000102710723876953" calcext:value-type="float">
            <text:p>0.000102710723877</text:p>
          </table:table-cell>
          <table:table-cell office:value-type="float" office:value="67.36" calcext:value-type="float">
            <text:p>67.36</text:p>
          </table:table-cell>
          <table:table-cell office:value-type="float" office:value="9644" calcext:value-type="float">
            <text:p>9644</text:p>
          </table:table-cell>
          <table:table-cell office:value-type="float" office:value="3.33" calcext:value-type="float">
            <text:p>3.33</text:p>
          </table:table-cell>
          <table:table-cell office:value-type="float" office:value="5612" calcext:value-type="float">
            <text:p>5612</text:p>
          </table:table-cell>
          <table:table-cell office:value-type="string" calcext:value-type="string">
            <text:p>01_ERR17431.aln.sort.dupmark.rg.11.bam.cram_rawstreams.DS_PGZ.cropped</text:p>
          </table:table-cell>
          <table:table-cell office:value-type="string" calcext:value-type="string">
            <text:p>DS_PGZ</text:p>
          </table:table-cell>
          <table:table-cell office:value-type="float" office:value="1" calcext:value-type="float">
            <text:p>1</text:p>
          </table:table-cell>
          <table:table-cell office:value-type="float" office:value="2.96912114" calcext:value-type="float">
            <text:p>2.96912114</text:p>
          </table:table-cell>
          <table:table-cell office:value-type="float" office:value="0.006168812" calcext:value-type="float">
            <text:p>0.0061688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209715200" calcext:value-type="float">
            <text:p>209715200</text:p>
          </table:table-cell>
          <table:table-cell office:value-type="float" office:value="30660" calcext:value-type="float">
            <text:p>30660</text:p>
          </table:table-cell>
          <table:table-cell table:formula="of:=[.C148]/[.B148]" office:value-type="float" office:value="0.000146198272705078" calcext:value-type="float">
            <text:p>0.000146198272705</text:p>
          </table:table-cell>
          <table:table-cell office:value-type="float" office:value="14.99" calcext:value-type="float">
            <text:p>14.99</text:p>
          </table:table-cell>
          <table:table-cell office:value-type="float" office:value="691228" calcext:value-type="float">
            <text:p>691228</text:p>
          </table:table-cell>
          <table:table-cell office:value-type="float" office:value="2.47" calcext:value-type="float">
            <text:p>2.47</text:p>
          </table:table-cell>
          <table:table-cell office:value-type="float" office:value="67752" calcext:value-type="float">
            <text:p>67752</text:p>
          </table:table-cell>
          <table:table-cell office:value-type="string" calcext:value-type="string">
            <text:p>01_ERR17431.aln.sort.dupmark.rg.11.bam.cram_rawstreams.DS_PGZ.cropped</text:p>
          </table:table-cell>
          <table:table-cell office:value-type="string" calcext:value-type="string">
            <text:p>DS_PGZ</text:p>
          </table:table-cell>
          <table:table-cell office:value-type="float" office:value="1" calcext:value-type="float">
            <text:p>1</text:p>
          </table:table-cell>
          <table:table-cell office:value-type="float" office:value="13.34222815" calcext:value-type="float">
            <text:p>13.34222815</text:p>
          </table:table-cell>
          <table:table-cell office:value-type="float" office:value="0.011837917" calcext:value-type="float">
            <text:p>0.01183791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209715200" calcext:value-type="float">
            <text:p>209715200</text:p>
          </table:table-cell>
          <table:table-cell office:value-type="float" office:value="101604000" calcext:value-type="float">
            <text:p>101604000</text:p>
          </table:table-cell>
          <table:table-cell table:formula="of:=[.C149]/[.B149]" office:value-type="float" office:value="0.484485626220703" calcext:value-type="float">
            <text:p>0.484485626220703</text:p>
          </table:table-cell>
          <table:table-cell office:value-type="float" office:value="4.06" calcext:value-type="float">
            <text:p>4.06</text:p>
          </table:table-cell>
          <table:table-cell office:value-type="float" office:value="4524" calcext:value-type="float">
            <text:p>4524</text:p>
          </table:table-cell>
          <table:table-cell office:value-type="float" office:value="4.15" calcext:value-type="float">
            <text:p>4.15</text:p>
          </table:table-cell>
          <table:table-cell office:value-type="float" office:value="4812" calcext:value-type="float">
            <text:p>4812</text:p>
          </table:table-cell>
          <table:table-cell office:value-type="string" calcext:value-type="string">
            <text:p>01_ERR17431.aln.sort.dupmark.rg.11.bam.cram_rawstreams.DS_PGZ.cropped</text:p>
          </table:table-cell>
          <table:table-cell office:value-type="string" calcext:value-type="string">
            <text:p>DS_PGZ</text:p>
          </table:table-cell>
          <table:table-cell office:value-type="float" office:value="1" calcext:value-type="float">
            <text:p>1</text:p>
          </table:table-cell>
          <table:table-cell office:value-type="float" office:value="49.26108374" calcext:value-type="float">
            <text:p>49.26108374</text:p>
          </table:table-cell>
          <table:table-cell office:value-type="float" office:value="23.34870488" calcext:value-type="float">
            <text:p>23.3487048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209715200" calcext:value-type="float">
            <text:p>209715200</text:p>
          </table:table-cell>
          <table:table-cell office:value-type="float" office:value="3308400" calcext:value-type="float">
            <text:p>3308400</text:p>
          </table:table-cell>
          <table:table-cell table:formula="of:=[.C150]/[.B150]" office:value-type="float" office:value="0.0157756805419922" calcext:value-type="float">
            <text:p>0.015775680541992</text:p>
          </table:table-cell>
          <table:table-cell office:value-type="float" office:value="3.24" calcext:value-type="float">
            <text:p>3.24</text:p>
          </table:table-cell>
          <table:table-cell office:value-type="float" office:value="3788" calcext:value-type="float">
            <text:p>3788</text:p>
          </table:table-cell>
          <table:table-cell office:value-type="float" office:value="4.22" calcext:value-type="float">
            <text:p>4.22</text:p>
          </table:table-cell>
          <table:table-cell office:value-type="float" office:value="5396" calcext:value-type="float">
            <text:p>5396</text:p>
          </table:table-cell>
          <table:table-cell office:value-type="string" calcext:value-type="string">
            <text:p>01_ERR17431.aln.sort.dupmark.rg.11.bam.cram_rawstreams.DS_PGZ.cropped</text:p>
          </table:table-cell>
          <table:table-cell office:value-type="string" calcext:value-type="string">
            <text:p>DS_PGZ</text:p>
          </table:table-cell>
          <table:table-cell office:value-type="float" office:value="1" calcext:value-type="float">
            <text:p>1</text:p>
          </table:table-cell>
          <table:table-cell office:value-type="float" office:value="61.72839506" calcext:value-type="float">
            <text:p>61.72839506</text:p>
          </table:table-cell>
          <table:table-cell office:value-type="float" office:value="0.747662585" calcext:value-type="float">
            <text:p>0.74766258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209715200" calcext:value-type="float">
            <text:p>209715200</text:p>
          </table:table-cell>
          <table:table-cell office:value-type="float" office:value="49" calcext:value-type="float">
            <text:p>49</text:p>
          </table:table-cell>
          <table:table-cell table:formula="of:=[.C151]/[.B151]" office:value-type="float" office:value="0.000000233650207519531" calcext:value-type="float">
            <text:p>2.33650207519531E-07</text:p>
          </table:table-cell>
          <table:table-cell office:value-type="float" office:value="12.21" calcext:value-type="float">
            <text:p>12.21</text:p>
          </table:table-cell>
          <table:table-cell office:value-type="float" office:value="1848168" calcext:value-type="float">
            <text:p>1848168</text:p>
          </table:table-cell>
          <table:table-cell office:value-type="float" office:value="13.79" calcext:value-type="float">
            <text:p>13.79</text:p>
          </table:table-cell>
          <table:table-cell office:value-type="float" office:value="2102928" calcext:value-type="float">
            <text:p>2102928</text:p>
          </table:table-cell>
          <table:table-cell office:value-type="string" calcext:value-type="string">
            <text:p>01_ERR17431.aln.sort.dupmark.rg.11.bam.cram_rawstreams.DS_PGZ.cropped</text:p>
          </table:table-cell>
          <table:table-cell office:value-type="string" calcext:value-type="string">
            <text:p>DS_PGZ</text:p>
          </table:table-cell>
          <table:table-cell office:value-type="float" office:value="1" calcext:value-type="float">
            <text:p>1</text:p>
          </table:table-cell>
          <table:table-cell office:value-type="float" office:value="16.38001638" calcext:value-type="float">
            <text:p>16.38001638</text:p>
          </table:table-cell>
          <table:table-cell office:value-type="float" office:value="0.00000339" calcext:value-type="float">
            <text:p>3.39E-0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209715200" calcext:value-type="float">
            <text:p>209715200</text:p>
          </table:table-cell>
          <table:table-cell office:value-type="float" office:value="32498612" calcext:value-type="float">
            <text:p>32498612</text:p>
          </table:table-cell>
          <table:table-cell table:formula="of:=[.C152]/[.B152]" office:value-type="float" office:value="0.15496545791626" calcext:value-type="float">
            <text:p>0.15496545791626</text:p>
          </table:table-cell>
          <table:table-cell office:value-type="float" office:value="36.9" calcext:value-type="float">
            <text:p>36.9</text:p>
          </table:table-cell>
          <table:table-cell office:value-type="float" office:value="1796" calcext:value-type="float">
            <text:p>1796</text:p>
          </table:table-cell>
          <table:table-cell office:value-type="float" office:value="3.2" calcext:value-type="float">
            <text:p>3.2</text:p>
          </table:table-cell>
          <table:table-cell office:value-type="float" office:value="1624" calcext:value-type="float">
            <text:p>1624</text:p>
          </table:table-cell>
          <table:table-cell office:value-type="string" calcext:value-type="string">
            <text:p>01_ERR17431.aln.sort.dupmark.rg.11.bam.cram_rawstreams.DS_XAZ.cropped</text:p>
          </table:table-cell>
          <table:table-cell office:value-type="string" calcext:value-type="string">
            <text:p>DS_XAZ</text:p>
          </table:table-cell>
          <table:table-cell office:value-type="float" office:value="1" calcext:value-type="float">
            <text:p>1</text:p>
          </table:table-cell>
          <table:table-cell office:value-type="float" office:value="5.420054201" calcext:value-type="float">
            <text:p>5.420054201</text:p>
          </table:table-cell>
          <table:table-cell office:value-type="float" office:value="9.68534112" calcext:value-type="float">
            <text:p>9.685341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209715200" calcext:value-type="float">
            <text:p>209715200</text:p>
          </table:table-cell>
          <table:table-cell office:value-type="float" office:value="28938049" calcext:value-type="float">
            <text:p>28938049</text:p>
          </table:table-cell>
          <table:table-cell table:formula="of:=[.C153]/[.B153]" office:value-type="float" office:value="0.137987370491028" calcext:value-type="float">
            <text:p>0.137987370491028</text:p>
          </table:table-cell>
          <table:table-cell office:value-type="float" office:value="26.86" calcext:value-type="float">
            <text:p>26.86</text:p>
          </table:table-cell>
          <table:table-cell office:value-type="float" office:value="10288" calcext:value-type="float">
            <text:p>10288</text:p>
          </table:table-cell>
          <table:table-cell office:value-type="float" office:value="7.66" calcext:value-type="float">
            <text:p>7.66</text:p>
          </table:table-cell>
          <table:table-cell office:value-type="float" office:value="7044" calcext:value-type="float">
            <text:p>7044</text:p>
          </table:table-cell>
          <table:table-cell office:value-type="string" calcext:value-type="string">
            <text:p>01_ERR17431.aln.sort.dupmark.rg.11.bam.cram_rawstreams.DS_XAZ.cropped</text:p>
          </table:table-cell>
          <table:table-cell office:value-type="string" calcext:value-type="string">
            <text:p>DS_XAZ</text:p>
          </table:table-cell>
          <table:table-cell office:value-type="float" office:value="1" calcext:value-type="float">
            <text:p>1</text:p>
          </table:table-cell>
          <table:table-cell office:value-type="float" office:value="7.446016381" calcext:value-type="float">
            <text:p>7.446016381</text:p>
          </table:table-cell>
          <table:table-cell office:value-type="float" office:value="3.602803407" calcext:value-type="float">
            <text:p>3.60280340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209715200" calcext:value-type="float">
            <text:p>209715200</text:p>
          </table:table-cell>
          <table:table-cell office:value-type="float" office:value="23592532" calcext:value-type="float">
            <text:p>23592532</text:p>
          </table:table-cell>
          <table:table-cell table:formula="of:=[.C154]/[.B154]" office:value-type="float" office:value="0.112497959136963" calcext:value-type="float">
            <text:p>0.112497959136963</text:p>
          </table:table-cell>
          <table:table-cell office:value-type="float" office:value="140.65" calcext:value-type="float">
            <text:p>140.65</text:p>
          </table:table-cell>
          <table:table-cell office:value-type="float" office:value="691424" calcext:value-type="float">
            <text:p>691424</text:p>
          </table:table-cell>
          <table:table-cell office:value-type="float" office:value="4.52" calcext:value-type="float">
            <text:p>4.52</text:p>
          </table:table-cell>
          <table:table-cell office:value-type="float" office:value="67820" calcext:value-type="float">
            <text:p>67820</text:p>
          </table:table-cell>
          <table:table-cell office:value-type="string" calcext:value-type="string">
            <text:p>01_ERR17431.aln.sort.dupmark.rg.11.bam.cram_rawstreams.DS_XAZ.cropped</text:p>
          </table:table-cell>
          <table:table-cell office:value-type="string" calcext:value-type="string">
            <text:p>DS_XAZ</text:p>
          </table:table-cell>
          <table:table-cell office:value-type="float" office:value="1" calcext:value-type="float">
            <text:p>1</text:p>
          </table:table-cell>
          <table:table-cell office:value-type="float" office:value="1.421969428" calcext:value-type="float">
            <text:p>1.421969428</text:p>
          </table:table-cell>
          <table:table-cell office:value-type="float" office:value="4.977785803" calcext:value-type="float">
            <text:p>4.9777858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209715200" calcext:value-type="float">
            <text:p>209715200</text:p>
          </table:table-cell>
          <table:table-cell office:value-type="float" office:value="100059836" calcext:value-type="float">
            <text:p>100059836</text:p>
          </table:table-cell>
          <table:table-cell table:formula="of:=[.C155]/[.B155]" office:value-type="float" office:value="0.477122478485107" calcext:value-type="float">
            <text:p>0.477122478485107</text:p>
          </table:table-cell>
          <table:table-cell office:value-type="float" office:value="4.46" calcext:value-type="float">
            <text:p>4.46</text:p>
          </table:table-cell>
          <table:table-cell office:value-type="float" office:value="4480" calcext:value-type="float">
            <text:p>4480</text:p>
          </table:table-cell>
          <table:table-cell office:value-type="float" office:value="4.86" calcext:value-type="float">
            <text:p>4.86</text:p>
          </table:table-cell>
          <table:table-cell office:value-type="float" office:value="4796" calcext:value-type="float">
            <text:p>4796</text:p>
          </table:table-cell>
          <table:table-cell office:value-type="string" calcext:value-type="string">
            <text:p>01_ERR17431.aln.sort.dupmark.rg.11.bam.cram_rawstreams.DS_XAZ.cropped</text:p>
          </table:table-cell>
          <table:table-cell office:value-type="string" calcext:value-type="string">
            <text:p>DS_XAZ</text:p>
          </table:table-cell>
          <table:table-cell office:value-type="float" office:value="1" calcext:value-type="float">
            <text:p>1</text:p>
          </table:table-cell>
          <table:table-cell office:value-type="float" office:value="44.84304933" calcext:value-type="float">
            <text:p>44.84304933</text:p>
          </table:table-cell>
          <table:table-cell office:value-type="float" office:value="19.6346699" calcext:value-type="float">
            <text:p>19.634669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209715200" calcext:value-type="float">
            <text:p>209715200</text:p>
          </table:table-cell>
          <table:table-cell office:value-type="float" office:value="71973007" calcext:value-type="float">
            <text:p>71973007</text:p>
          </table:table-cell>
          <table:table-cell table:formula="of:=[.C156]/[.B156]" office:value-type="float" office:value="0.343194041252136" calcext:value-type="float">
            <text:p>0.343194041252136</text:p>
          </table:table-cell>
          <table:table-cell office:value-type="float" office:value="5.2" calcext:value-type="float">
            <text:p>5.2</text:p>
          </table:table-cell>
          <table:table-cell office:value-type="float" office:value="4484" calcext:value-type="float">
            <text:p>4484</text:p>
          </table:table-cell>
          <table:table-cell office:value-type="float" office:value="5.49" calcext:value-type="float">
            <text:p>5.49</text:p>
          </table:table-cell>
          <table:table-cell office:value-type="float" office:value="5868" calcext:value-type="float">
            <text:p>5868</text:p>
          </table:table-cell>
          <table:table-cell office:value-type="string" calcext:value-type="string">
            <text:p>01_ERR17431.aln.sort.dupmark.rg.11.bam.cram_rawstreams.DS_XAZ.cropped</text:p>
          </table:table-cell>
          <table:table-cell office:value-type="string" calcext:value-type="string">
            <text:p>DS_XAZ</text:p>
          </table:table-cell>
          <table:table-cell office:value-type="float" office:value="1" calcext:value-type="float">
            <text:p>1</text:p>
          </table:table-cell>
          <table:table-cell office:value-type="float" office:value="38.46153846" calcext:value-type="float">
            <text:p>38.46153846</text:p>
          </table:table-cell>
          <table:table-cell office:value-type="float" office:value="12.50251516" calcext:value-type="float">
            <text:p>12.502515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209715200" calcext:value-type="float">
            <text:p>209715200</text:p>
          </table:table-cell>
          <table:table-cell office:value-type="float" office:value="37209932" calcext:value-type="float">
            <text:p>37209932</text:p>
          </table:table-cell>
          <table:table-cell table:formula="of:=[.C157]/[.B157]" office:value-type="float" office:value="0.177430782318115" calcext:value-type="float">
            <text:p>0.177430782318115</text:p>
          </table:table-cell>
          <table:table-cell office:value-type="float" office:value="293.08" calcext:value-type="float">
            <text:p>293.08</text:p>
          </table:table-cell>
          <table:table-cell office:value-type="float" office:value="2055880" calcext:value-type="float">
            <text:p>2055880</text:p>
          </table:table-cell>
          <table:table-cell office:value-type="float" office:value="11.7" calcext:value-type="float">
            <text:p>11.7</text:p>
          </table:table-cell>
          <table:table-cell office:value-type="float" office:value="2469724" calcext:value-type="float">
            <text:p>2469724</text:p>
          </table:table-cell>
          <table:table-cell office:value-type="string" calcext:value-type="string">
            <text:p>01_ERR17431.aln.sort.dupmark.rg.11.bam.cram_rawstreams.DS_XAZ.cropped</text:p>
          </table:table-cell>
          <table:table-cell office:value-type="string" calcext:value-type="string">
            <text:p>DS_XAZ</text:p>
          </table:table-cell>
          <table:table-cell office:value-type="float" office:value="1" calcext:value-type="float">
            <text:p>1</text:p>
          </table:table-cell>
          <table:table-cell office:value-type="float" office:value="0.682407534" calcext:value-type="float">
            <text:p>0.682407534</text:p>
          </table:table-cell>
          <table:table-cell office:value-type="float" office:value="3.033004826" calcext:value-type="float">
            <text:p>3.03300482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1">00/00/0000</text:date>, <text:time style:data-style-name="N2" text:time-value="21:19:39.3242371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7.1$MacOSX_X86_64 LibreOffice_project/23edc44b61b830b7d749943e020e96f5a7df63bf</meta:generator>
    <dc:date>2019-11-01T21:19:57.450793244</dc:date>
    <meta:editing-duration>PT20M9S</meta:editing-duration>
    <meta:editing-cycles>5</meta:editing-cycles>
    <meta:document-statistic meta:table-count="1" meta:cell-count="2512" meta:object-count="0"/>
  </office:meta>
</office:document-meta>
</file>